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b0c6e"/>
    </style:style>
    <style:style style:name="P3" style:family="paragraph" style:parent-style-name="Text_20_body">
      <style:text-properties fo:font-size="10pt" fo:language="en" fo:country="US" style:font-size-asian="10pt" style:font-size-complex="10pt"/>
    </style:style>
    <style:style style:name="P4" style:family="paragraph" style:parent-style-name="Text_20_body">
      <style:paragraph-properties fo:line-height="100%" fo:text-align="justify" style:justify-single-word="false"/>
      <style:text-properties fo:font-size="10pt" fo:language="en" fo:country="US" style:font-size-asian="10pt" style:font-size-complex="10pt"/>
    </style:style>
    <style:style style:name="P5" style:family="paragraph" style:parent-style-name="Text_20_body">
      <style:paragraph-properties fo:line-height="100%" fo:text-align="justify" style:justify-single-word="false"/>
      <style:text-properties fo:color="#000000" style:font-name="Verdana" fo:font-size="13.5pt" fo:language="en" fo:country="US" fo:font-weight="bold" fo:background-color="#ffffff" style:font-size-asian="13.5pt" style:font-weight-asian="bold" style:font-size-complex="13.5pt" style:font-weight-complex="bold"/>
    </style:style>
    <style:style style:name="P6" style:family="paragraph" style:parent-style-name="Text_20_body">
      <style:paragraph-properties fo:line-height="100%" fo:text-align="justify" style:justify-single-word="false"/>
      <style:text-properties fo:font-size="12pt" style:font-size-asian="12pt" style:font-size-complex="12pt"/>
    </style:style>
    <style:style style:name="P7" style:family="paragraph" style:parent-style-name="Text_20_body">
      <style:paragraph-properties fo:text-align="justify" style:justify-single-word="false"/>
      <style:text-properties fo:font-size="12pt" fo:language="ru" fo:country="RU" officeooo:paragraph-rsid="00270f38" style:font-size-asian="12pt" style:font-size-complex="12pt"/>
    </style:style>
    <style:style style:name="P8" style:family="paragraph" style:parent-style-name="Preformatted_20_Text">
      <style:text-properties fo:language="en" fo:country="US"/>
    </style:style>
    <style:style style:name="P9" style:family="paragraph" style:parent-style-name="Preformatted_20_Text">
      <style:paragraph-properties fo:text-align="justify" style:justify-single-word="false"/>
    </style:style>
    <style:style style:name="P10" style:family="paragraph" style:parent-style-name="Preformatted_20_Text">
      <style:text-properties fo:color="#21409a" style:font-name="DejaVu Sans Mono" fo:language="en" fo:country="US" fo:font-weight="bold" style:font-weight-asian="bold" style:font-weight-complex="bold"/>
    </style:style>
    <style:style style:name="P11" style:family="paragraph" style:parent-style-name="Preformatted_20_Text">
      <style:paragraph-properties fo:line-height="100%"/>
      <style:text-properties fo:color="#21409a" style:font-name="DejaVu Sans Mono" fo:language="en" fo:country="US" fo:font-weight="bold" style:font-weight-asian="bold" style:font-weight-complex="bold"/>
    </style:style>
    <style:style style:name="P12" style:family="paragraph" style:parent-style-name="Preformatted_20_Text">
      <style:text-properties fo:color="#21409a" style:font-name="DejaVu Sans Mono" fo:font-weight="bold" style:font-weight-asian="bold" style:font-weight-complex="bold"/>
    </style:style>
    <style:style style:name="P13" style:family="paragraph" style:parent-style-name="Preformatted_20_Text">
      <style:text-properties fo:color="#21409a" style:font-name="DejaVu Sans Mono" fo:language="ru" fo:country="RU" fo:font-weight="bold" style:font-weight-asian="bold" style:font-weight-complex="bold"/>
    </style:style>
    <style:style style:name="P14" style:family="paragraph" style:parent-style-name="Preformatted_20_Text">
      <style:text-properties officeooo:paragraph-rsid="001b009c"/>
    </style:style>
    <style:style style:name="P15" style:family="paragraph" style:parent-style-name="Preformatted_20_Text">
      <style:paragraph-properties fo:margin-top="0in" fo:margin-bottom="0.1965in" loext:contextual-spacing="false"/>
      <style:text-properties fo:color="#21409a" style:font-name="DejaVu Sans Mono" fo:language="en" fo:country="US" fo:font-weight="bold" style:font-weight-asian="bold" style:font-weight-complex="bold"/>
    </style:style>
    <style:style style:name="P16" style:family="paragraph" style:parent-style-name="Preformatted_20_Text">
      <style:paragraph-properties fo:margin-top="0in" fo:margin-bottom="0.1965in" loext:contextual-spacing="false"/>
      <style:text-properties fo:color="#21409a" style:font-name="DejaVu Sans Mono" fo:font-weight="bold" style:font-weight-asian="bold" style:font-weight-complex="bold"/>
    </style:style>
    <style:style style:name="P17" style:family="paragraph" style:parent-style-name="Standard">
      <style:paragraph-properties fo:text-align="justify" style:justify-single-word="false"/>
    </style:style>
    <style:style style:name="P18" style:family="paragraph" style:parent-style-name="Text_20_body">
      <style:paragraph-properties fo:margin-top="0.0398in" fo:margin-bottom="0.1366in" loext:contextual-spacing="false" fo:text-align="justify" style:justify-single-word="false"/>
    </style:style>
    <style:style style:name="P19" style:family="paragraph" style:parent-style-name="Heading">
      <style:paragraph-properties fo:margin-top="0.1272in" fo:margin-bottom="0.0437in" loext:contextual-spacing="false"/>
    </style:style>
    <style:style style:name="P20" style:family="paragraph" style:parent-style-name="Preformatted_20_Text">
      <style:paragraph-properties fo:margin-top="0.0398in" fo:margin-bottom="0.0398in" loext:contextual-spacing="false" fo:text-align="justify" style:justify-single-word="false"/>
    </style:style>
    <style:style style:name="P21" style:family="paragraph" style:parent-style-name="Heading_20_1">
      <style:paragraph-properties fo:break-before="page"/>
    </style:style>
    <style:style style:name="P22" style:family="paragraph" style:parent-style-name="Contents_20_Heading" style:master-page-name="MP0">
      <style:paragraph-properties style:page-number="auto" fo:break-before="page"/>
    </style:style>
    <style:style style:name="P23" style:family="paragraph" style:parent-style-name="TOC_20_3">
      <style:paragraph-properties>
        <style:tab-stops>
          <style:tab-stop style:position="6.3598in" style:type="right" style:leader-style="dotted" style:leader-text="."/>
        </style:tab-stops>
      </style:paragraph-properties>
    </style:style>
    <style:style style:name="P24" style:family="paragraph" style:parent-style-name="Heading_20_3">
      <style:text-properties fo:language="en" fo:country="US"/>
    </style:style>
    <style:style style:name="P25" style:family="paragraph" style:parent-style-name="Preformatted_20_Text">
      <style:paragraph-properties fo:line-height="100%"/>
      <style:text-properties fo:color="#21409a" style:font-name="DejaVu Sans Mono" fo:font-weight="bold" officeooo:rsid="0023d19f" style:font-weight-asian="bold" style:font-weight-complex="bold"/>
    </style:style>
    <style:style style:name="P26" style:family="paragraph" style:parent-style-name="Preformatted_20_Text">
      <style:text-properties fo:language="en" fo:country="US"/>
    </style:style>
    <style:style style:name="P27" style:family="paragraph" style:parent-style-name="TOC_20_2">
      <style:paragraph-properties>
        <style:tab-stops>
          <style:tab-stop style:position="6.5264in" style:type="right" style:leader-style="dotted" style:leader-text="."/>
        </style:tab-stops>
      </style:paragraph-properties>
    </style:style>
    <style:style style:name="P28" style:family="paragraph" style:parent-style-name="Text_20_body" style:list-style-name="L1">
      <style:paragraph-properties fo:line-height="100%" fo:text-align="justify" style:justify-single-word="false"/>
    </style:style>
    <style:style style:name="P29" style:family="paragraph" style:parent-style-name="Text_20_body" style:list-style-name="L1">
      <style:paragraph-properties fo:line-height="100%" fo:text-align="justify" style:justify-single-word="false"/>
      <style:text-properties fo:font-size="10pt" style:font-size-asian="10pt" style:font-size-complex="10pt"/>
    </style:style>
    <style:style style:name="P30" style:family="paragraph" style:parent-style-name="Text_20_body" style:list-style-name="L1">
      <style:paragraph-properties fo:line-height="100%" fo:text-align="justify" style:justify-single-word="false"/>
      <style:text-properties fo:font-size="10pt" fo:language="en" fo:country="US" style:font-size-asian="10pt" style:font-size-complex="10pt"/>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officeooo:paragraph-rsid="002c8529"/>
    </style:style>
    <style:style style:name="P33" style:family="paragraph" style:parent-style-name="Text_20_body">
      <style:paragraph-properties fo:text-align="justify" style:justify-single-word="false"/>
      <style:text-properties officeooo:paragraph-rsid="002c879a"/>
    </style:style>
    <style:style style:name="P34" style:family="paragraph" style:parent-style-name="Text_20_body">
      <style:paragraph-properties fo:text-align="justify" style:justify-single-word="false"/>
      <style:text-properties officeooo:paragraph-rsid="0038d186"/>
    </style:style>
    <style:style style:name="P35" style:family="paragraph" style:parent-style-name="Text_20_body">
      <style:paragraph-properties fo:text-align="justify" style:justify-single-word="false"/>
      <style:text-properties officeooo:rsid="00323329" officeooo:paragraph-rsid="00323329"/>
    </style:style>
    <style:style style:name="P36" style:family="paragraph" style:parent-style-name="Text_20_body">
      <style:paragraph-properties fo:text-align="justify" style:justify-single-word="false"/>
      <style:text-properties officeooo:rsid="00323329" officeooo:paragraph-rsid="003716e3"/>
    </style:style>
    <style:style style:name="P37" style:family="paragraph" style:parent-style-name="TOC_20_1">
      <style:paragraph-properties>
        <style:tab-stops>
          <style:tab-stop style:position="6.6929in" style:type="right" style:leader-style="dotted" style:leader-text="."/>
        </style:tab-stops>
      </style:paragraph-properties>
    </style:style>
    <style:style style:name="T1" style:family="text">
      <style:text-properties fo:language="en" fo:country="US"/>
    </style:style>
    <style:style style:name="T2" style:family="text">
      <style:text-properties fo:color="#2a6099"/>
    </style:style>
    <style:style style:name="T3" style:family="text">
      <style:text-properties fo:font-weight="bold" style:font-weight-asian="bold" style:font-weight-complex="bold"/>
    </style:style>
    <style:style style:name="T4" style:family="text">
      <style:text-properties fo:background-color="#fff200" loext:char-shading-value="0"/>
    </style:style>
    <style:style style:name="T5" style:family="text">
      <style:text-properties style:font-name="Liberation Serif"/>
    </style:style>
    <style:style style:name="T6" style:family="text">
      <style:text-properties style:font-name="Liberation Serif" fo:font-style="italic" fo:background-color="#ffff00" loext:char-shading-value="0" style:font-style-asian="italic" style:font-style-complex="italic"/>
    </style:style>
    <style:style style:name="T7" style:family="text">
      <style:text-properties style:font-name="Liberation Serif" fo:font-style="italic" style:font-style-asian="italic"/>
    </style:style>
    <style:style style:name="T8" style:family="text">
      <style:text-properties style:font-name="Liberation Serif" fo:font-style="italic" style:font-style-asian="italic" style:font-style-complex="italic"/>
    </style:style>
    <style:style style:name="T9" style:family="text">
      <style:text-properties style:font-name="Liberation Serif" fo:font-style="italic" officeooo:rsid="001ce235" style:font-style-asian="italic" style:font-style-complex="italic"/>
    </style:style>
    <style:style style:name="T10" style:family="text">
      <style:text-properties style:font-name="Liberation Serif" fo:font-style="italic" fo:background-color="#fff200" loext:char-shading-value="0" style:font-style-asian="italic" style:font-style-complex="italic"/>
    </style:style>
    <style:style style:name="T11" style:family="text">
      <style:text-properties style:font-name="Liberation Serif" fo:background-color="#fff200" loext:char-shading-value="0"/>
    </style:style>
    <style:style style:name="T12" style:family="text">
      <style:text-properties style:font-name="Liberation Serif" fo:font-weight="bold" style:font-weight-asian="bold" style:font-weight-complex="bold"/>
    </style:style>
    <style:style style:name="T13" style:family="text">
      <style:text-properties style:font-name="Liberation Serif" fo:background-color="#ffff00" loext:char-shading-value="0"/>
    </style:style>
    <style:style style:name="T14" style:family="text">
      <style:text-properties style:font-name="Liberation Serif" fo:language="en" fo:country="US"/>
    </style:style>
    <style:style style:name="T15" style:family="text">
      <style:text-properties style:font-name="Liberation Serif" fo:language="en" fo:country="US" fo:font-weight="bold" style:font-weight-asian="bold" style:font-weight-complex="bold"/>
    </style:style>
    <style:style style:name="T16" style:family="text">
      <style:text-properties style:font-name="Liberation Serif" fo:language="en" fo:country="US" fo:font-style="italic" style:font-style-asian="italic"/>
    </style:style>
    <style:style style:name="T17" style:family="text">
      <style:text-properties style:font-name="Liberation Serif" fo:language="en" fo:country="US" fo:font-style="italic" style:font-style-asian="italic" style:font-style-complex="italic"/>
    </style:style>
    <style:style style:name="T18" style:family="text">
      <style:text-properties style:font-name="Liberation Serif" fo:language="be" fo:country="BY"/>
    </style:style>
    <style:style style:name="T19" style:family="text">
      <style:text-properties style:font-name="Liberation Serif" fo:language="be" fo:country="BY" fo:font-style="italic" style:font-style-asian="italic"/>
    </style:style>
    <style:style style:name="T20" style:family="text">
      <style:text-properties style:font-name="Liberation Serif" fo:language="be" fo:country="BY" fo:font-style="italic" style:font-style-asian="italic" style:font-style-complex="italic"/>
    </style:style>
    <style:style style:name="T21" style:family="text">
      <style:text-properties style:font-name="Liberation Serif" fo:font-size="12pt" style:font-size-asian="12pt" style:font-size-complex="12pt"/>
    </style:style>
    <style:style style:name="T22" style:family="text">
      <style:text-properties style:font-name="Liberation Serif" fo:font-size="12pt" fo:language="en" fo:country="US" style:font-size-asian="12pt" style:font-size-complex="12pt"/>
    </style:style>
    <style:style style:name="T23" style:family="text">
      <style:text-properties style:font-name="Liberation Serif" officeooo:rsid="001ce235"/>
    </style:style>
    <style:style style:name="T24" style:family="text">
      <style:text-properties style:font-name="Liberation Serif" officeooo:rsid="001ed395"/>
    </style:style>
    <style:style style:name="T25" style:family="text">
      <style:text-properties style:font-name="Liberation Serif" fo:background-color="transparent" loext:char-shading-value="0"/>
    </style:style>
    <style:style style:name="T26" style:family="text">
      <style:text-properties style:font-name="Liberation Serif" officeooo:rsid="002913e7"/>
    </style:style>
    <style:style style:name="T27" style:family="text">
      <style:text-properties style:font-name="Liberation Sans"/>
    </style:style>
    <style:style style:name="T28" style:family="text">
      <style:text-properties fo:font-style="italic" style:font-style-asian="italic" style:font-style-complex="italic"/>
    </style:style>
    <style:style style:name="T29" style:family="text">
      <style:text-properties fo:font-style="italic" officeooo:rsid="00270f38" style:font-style-asian="italic" style:font-style-complex="italic"/>
    </style:style>
    <style:style style:name="T30" style:family="text">
      <style:text-properties fo:font-style="italic" officeooo:rsid="0028ec20" style:font-style-asian="italic" style:font-style-complex="italic"/>
    </style:style>
    <style:style style:name="T31" style:family="text">
      <style:text-properties fo:font-style="italic" officeooo:rsid="002c879a" style:font-style-asian="italic" style:font-style-complex="italic"/>
    </style:style>
    <style:style style:name="T32" style:family="text">
      <style:text-properties fo:font-style="italic" fo:background-color="#ffff00" loext:char-shading-value="0"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background-color="#ffff00" loext:char-shading-value="0"/>
    </style:style>
    <style:style style:name="T35" style:family="text">
      <style:text-properties fo:color="#21409a" style:font-name="DejaVu Sans Mono"/>
    </style:style>
    <style:style style:name="T36" style:family="text">
      <style:text-properties fo:color="#21409a" style:font-name="DejaVu Sans Mono" fo:font-weight="bold" style:font-weight-asian="bold" style:font-weight-complex="bold"/>
    </style:style>
    <style:style style:name="T37" style:family="text">
      <style:text-properties fo:color="#21409a" style:font-name="DejaVu Sans Mono" fo:language="en" fo:country="US" fo:font-weight="bold" style:font-weight-asian="bold" style:font-weight-complex="bold"/>
    </style:style>
    <style:style style:name="T38" style:family="text">
      <style:text-properties fo:color="#21409a" style:font-name="DejaVu Sans Mono" fo:font-size="10pt" fo:language="en" fo:country="US" fo:font-weight="bold" style:font-name-asian="Courier New" style:font-size-asian="10pt" style:font-weight-asian="bold" style:font-name-complex="Liberation Mono" style:font-size-complex="10pt" style:font-weight-complex="bold"/>
    </style:style>
    <style:style style:name="T39" style:family="text">
      <style:text-properties fo:color="#21409a" style:font-name="DejaVu Sans Mono" fo:font-size="10pt" fo:font-weight="bold" style:font-name-asian="Courier New" style:font-size-asian="10pt" style:font-weight-asian="bold" style:font-name-complex="Liberation Mono" style:font-size-complex="10pt" style:font-weight-complex="bold"/>
    </style:style>
    <style:style style:name="T40" style:family="text">
      <style:text-properties fo:color="#21409a" style:font-name="DejaVu Sans Mono" fo:font-size="10pt" fo:language="ru" fo:country="RU" fo:font-weight="bold" style:font-name-asian="Courier New" style:font-size-asian="10pt" style:font-weight-asian="bold" style:font-name-complex="Liberation Mono" style:font-size-complex="10pt" style:font-weight-complex="bold"/>
    </style:style>
    <style:style style:name="T41" style:family="text">
      <style:text-properties fo:color="#e8a202" style:font-name="DejaVu Sans Mono" fo:language="en" fo:country="US" fo:font-weight="bold" style:font-weight-asian="bold" style:font-weight-complex="bold"/>
    </style:style>
    <style:style style:name="T42" style:family="text">
      <style:text-properties fo:color="#ffa6a6" style:font-name="DejaVu Sans Mono" fo:language="en" fo:country="US" fo:font-weight="bold" style:font-weight-asian="bold" style:font-weight-complex="bold"/>
    </style:style>
    <style:style style:name="T43" style:family="text">
      <style:text-properties fo:color="#222222" style:font-name="Liberation Serif"/>
    </style:style>
    <style:style style:name="T44" style:family="text">
      <style:text-properties fo:color="#222222" style:font-name="Liberation Serif" fo:font-style="italic" style:font-style-asian="italic" style:font-style-complex="italic"/>
    </style:style>
    <style:style style:name="T45" style:family="text">
      <style:text-properties fo:color="#000000" style:font-name="Liberation Serif" fo:font-style="italic" fo:background-color="#ffff00" loext:char-shading-value="0" style:font-style-asian="italic" style:font-style-complex="italic"/>
    </style:style>
    <style:style style:name="T46" style:family="text">
      <style:text-properties fo:font-size="10pt" fo:language="en" fo:country="US" style:font-size-asian="10pt" style:font-size-complex="10pt"/>
    </style:style>
    <style:style style:name="T47" style:family="text">
      <style:text-properties fo:font-size="10pt" fo:language="en" fo:country="US" fo:font-style="italic" style:font-size-asian="10pt" style:font-style-asian="italic" style:font-size-complex="10pt"/>
    </style:style>
    <style:style style:name="T48" style:family="text">
      <style:text-properties fo:font-size="10pt" fo:language="en" fo:country="US" fo:font-style="italic" style:font-size-asian="10pt" style:font-style-asian="italic" style:font-size-complex="10pt" style:font-style-complex="italic"/>
    </style:style>
    <style:style style:name="T49" style:family="text">
      <style:text-properties fo:font-size="10pt" style:font-size-asian="10pt" style:font-size-complex="10pt"/>
    </style:style>
    <style:style style:name="T50" style:family="text">
      <style:text-properties fo:font-size="10pt" officeooo:rsid="0021a5ea" style:font-size-asian="10pt" style:font-size-complex="10pt"/>
    </style:style>
    <style:style style:name="T51" style:family="text">
      <style:text-properties fo:font-size="10pt" fo:font-style="italic" style:font-size-asian="10pt" style:font-style-asian="italic" style:font-size-complex="10pt"/>
    </style:style>
    <style:style style:name="T52" style:family="text">
      <style:text-properties officeooo:rsid="001b0c6e"/>
    </style:style>
    <style:style style:name="T53" style:family="text">
      <style:text-properties officeooo:rsid="001c8f11"/>
    </style:style>
    <style:style style:name="T54" style:family="text">
      <style:text-properties officeooo:rsid="0021a5ea"/>
    </style:style>
    <style:style style:name="T55" style:family="text">
      <style:text-properties officeooo:rsid="0023d19f"/>
    </style:style>
    <style:style style:name="T56" style:family="text">
      <style:text-properties fo:font-size="12pt" style:font-size-asian="12pt" style:font-size-complex="12pt"/>
    </style:style>
    <style:style style:name="T57" style:family="text">
      <style:text-properties fo:font-size="12pt" officeooo:rsid="00268097" style:font-size-asian="12pt" style:font-size-complex="12pt"/>
    </style:style>
    <style:style style:name="T58" style:family="text">
      <style:text-properties fo:font-size="12pt" fo:language="en" fo:country="US" fo:font-style="italic" style:font-size-asian="12pt" style:font-style-asian="italic" style:font-size-complex="12pt"/>
    </style:style>
    <style:style style:name="T59" style:family="text">
      <style:text-properties fo:font-size="12pt" fo:language="en" fo:country="US" fo:font-style="italic" style:font-size-asian="12pt" style:font-style-asian="italic" style:font-size-complex="12pt" style:font-style-complex="italic"/>
    </style:style>
    <style:style style:name="T60" style:family="text">
      <style:text-properties fo:font-size="12pt" fo:font-style="italic" style:font-size-asian="12pt" style:font-style-asian="italic" style:font-size-complex="12pt"/>
    </style:style>
    <style:style style:name="T61" style:family="text">
      <style:text-properties fo:font-size="12pt" fo:font-style="italic" style:font-size-asian="12pt" style:font-style-asian="italic" style:font-size-complex="12pt" style:font-style-complex="italic"/>
    </style:style>
    <style:style style:name="T62" style:family="text">
      <style:text-properties fo:font-size="14pt" fo:language="en" fo:country="US" fo:font-weight="bold" style:font-size-asian="14pt" style:font-weight-asian="bold" style:font-size-complex="14pt" style:font-weight-complex="bold"/>
    </style:style>
    <style:style style:name="T63" style:family="text">
      <style:text-properties fo:font-size="14pt" fo:font-weight="bold" style:font-size-asian="14pt" style:font-weight-asian="bold" style:font-size-complex="14pt" style:font-weight-complex="bold"/>
    </style:style>
    <style:style style:name="T64" style:family="text">
      <style:text-properties officeooo:rsid="00270f38"/>
    </style:style>
    <style:style style:name="T65" style:family="text">
      <style:text-properties fo:font-style="normal" officeooo:rsid="00270f38" style:font-style-asian="normal" style:font-style-complex="normal"/>
    </style:style>
    <style:style style:name="T66" style:family="text">
      <style:text-properties fo:font-style="normal" officeooo:rsid="0028ec20" style:font-style-asian="normal" style:font-style-complex="normal"/>
    </style:style>
    <style:style style:name="T67" style:family="text">
      <style:text-properties fo:font-style="normal" officeooo:rsid="002af4d6" style:font-style-asian="normal" style:font-style-complex="normal"/>
    </style:style>
    <style:style style:name="T68" style:family="text">
      <style:text-properties fo:font-style="normal" officeooo:rsid="002c879a" style:font-style-asian="normal" style:font-style-complex="normal"/>
    </style:style>
    <style:style style:name="T69" style:family="text">
      <style:text-properties officeooo:rsid="0028ec20"/>
    </style:style>
    <style:style style:name="T70" style:family="text">
      <style:text-properties officeooo:rsid="002a928f"/>
    </style:style>
    <style:style style:name="T71" style:family="text">
      <style:text-properties officeooo:rsid="002c8529"/>
    </style:style>
    <style:style style:name="T72" style:family="text">
      <style:text-properties officeooo:rsid="002c879a"/>
    </style:style>
    <style:style style:name="T73" style:family="text">
      <style:text-properties fo:color="#b47804" style:font-name="DejaVu Sans Mono" fo:font-size="10pt" fo:language="en" fo:country="US" fo:font-weight="bold" style:font-name-asian="Courier New" style:font-size-asian="10pt" style:font-weight-asian="bold" style:font-name-complex="Liberation Mono" style:font-size-complex="10pt" style:font-weight-complex="bold"/>
    </style:style>
    <style:style style:name="T74" style:family="text">
      <style:text-properties fo:color="#b47804" style:font-name="DejaVu Sans Mono" fo:font-size="10pt" fo:language="en" fo:country="US" fo:font-weight="bold" officeooo:rsid="001b009c" style:font-name-asian="Courier New" style:font-size-asian="10pt" style:font-weight-asian="bold" style:font-name-complex="Liberation Mono" style:font-size-complex="10pt" style:font-weight-complex="bold"/>
    </style:style>
    <style:style style:name="T75" style:family="text">
      <style:text-properties fo:color="#b47804" style:font-name="DejaVu Sans Mono" fo:font-size="10pt" fo:language="en" fo:country="US" fo:font-weight="bold" fo:background-color="transparent" loext:char-shading-value="0" style:font-name-asian="Courier New" style:font-size-asian="10pt" style:font-weight-asian="bold" style:font-name-complex="Liberation Mono" style:font-size-complex="10pt" style:font-weight-complex="bold"/>
    </style:style>
    <style:style style:name="T76" style:family="text">
      <style:text-properties fo:color="#b47804" style:font-name="DejaVu Sans Mono" fo:font-size="10pt" fo:language="en" fo:country="US" fo:font-weight="bold" officeooo:rsid="001b009c" fo:background-color="transparent" loext:char-shading-value="0" style:font-name-asian="Courier New" style:font-size-asian="10pt" style:font-weight-asian="bold" style:font-name-complex="Liberation Mono" style:font-size-complex="10pt" style:font-weight-complex="bold"/>
    </style:style>
    <style:style style:name="T77" style:family="text">
      <style:text-properties fo:color="#b47804" style:font-name="DejaVu Sans Mono" fo:font-size="10pt" fo:language="ru" fo:country="RU" fo:font-weight="bold" style:font-name-asian="Courier New" style:font-size-asian="10pt" style:font-weight-asian="bold" style:font-name-complex="Liberation Mono" style:font-size-complex="10pt" style:font-weight-complex="bold"/>
    </style:style>
    <style:style style:name="T78" style:family="text">
      <style:text-properties fo:color="#b47804" style:font-name="DejaVu Sans Mono" fo:font-size="10pt" fo:language="ru" fo:country="RU" fo:font-weight="bold" officeooo:rsid="001b009c" style:font-name-asian="Courier New" style:font-size-asian="10pt" style:font-weight-asian="bold" style:font-name-complex="Liberation Mono" style:font-size-complex="10pt" style:font-weight-complex="bold"/>
    </style:style>
    <style:style style:name="T79" style:family="text">
      <style:text-properties fo:color="#b47804" style:font-name="DejaVu Sans Mono" fo:font-size="10pt" fo:language="ru" fo:country="RU" fo:font-weight="bold" fo:background-color="transparent" loext:char-shading-value="0" style:font-name-asian="Courier New" style:font-size-asian="10pt" style:font-weight-asian="bold" style:font-name-complex="Liberation Mono" style:font-size-complex="10pt" style:font-weight-complex="bold"/>
    </style:style>
    <style:style style:name="T80" style:family="text">
      <style:text-properties fo:color="#b47804" style:font-name="DejaVu Sans Mono" fo:font-size="10pt" fo:language="ru" fo:country="RU" fo:font-weight="bold" officeooo:rsid="001b009c" fo:background-color="transparent" loext:char-shading-value="0" style:font-name-asian="Courier New" style:font-size-asian="10pt" style:font-weight-asian="bold" style:font-name-complex="Liberation Mono" style:font-size-complex="10pt" style:font-weight-complex="bold"/>
    </style:style>
    <style:style style:name="T81" style:family="text">
      <style:text-properties officeooo:rsid="00323329"/>
    </style:style>
    <style:style style:name="T82" style:family="text">
      <style:text-properties officeooo:rsid="00340368"/>
    </style:style>
    <style:style style:name="T83" style:family="text">
      <style:text-properties officeooo:rsid="0035fd09"/>
    </style:style>
    <style:style style:name="T84" style:family="text">
      <style:text-properties officeooo:rsid="0036f669"/>
    </style:style>
    <style:style style:name="T85" style:family="text">
      <style:text-properties officeooo:rsid="003716e3"/>
    </style:style>
    <style:style style:name="T86" style:family="text">
      <style:text-properties officeooo:rsid="0038149e"/>
    </style:style>
    <style:style style:name="T87" style:family="text">
      <style:text-properties officeooo:rsid="0038d186"/>
    </style:style>
    <style:style style:name="T88" style:family="text">
      <style:text-properties officeooo:rsid="003b4725"/>
    </style:style>
    <style:style style:name="T89" style:family="text">
      <style:text-properties officeooo:rsid="003b60b6"/>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writing-mode="lr-tb" fo:margin-left="0in" fo:margin-right="0in" style:editable="false">
        <style:columns fo:column-count="1" fo:column-gap="0in"/>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_TOC0">
        <text:table-of-content-source text:outline-level="9">
          <text:index-title-template text:style-name="Contents_20_Heading">Оглавление</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_TOC0_Head">
            <text:p text:style-name="P22">Оглавление</text:p>
          </text:index-title>
          <text:p text:style-name="P37"><text:a xlink:type="simple" xlink:href="#__RefHeading___Toc114_1213527551">Заглавие<text:tab/>3</text:a></text:p>
          <text:p text:style-name="P37"><text:a xlink:type="simple" xlink:href="#__RefHeading___Toc116_1213527551">Синтаксис<text:tab/>3</text:a></text:p>
          <text:p text:style-name="P27"><text:a xlink:type="simple" xlink:href="#__RefHeading___Toc118_1213527551">Пример программы<text:tab/>3</text:a></text:p>
          <text:p text:style-name="P37"><text:a xlink:type="simple" xlink:href="#__RefHeading___Toc133_1213527551">О этом документе<text:tab/>4</text:a></text:p>
          <text:p text:style-name="P37"><text:a xlink:type="simple" xlink:href="#__RefHeading___Toc138_1213527551">Что прочесть для быстрого ознакомления<text:tab/>4</text:a></text:p>
          <text:p text:style-name="P37"><text:a xlink:type="simple" xlink:href="#__RefHeading___Toc140_1213527551">О libev<text:tab/>4</text:a></text:p>
          <text:p text:style-name="P27"><text:a xlink:type="simple" xlink:href="#__RefHeading___Toc144_1213527551">Функциональность<text:tab/>4</text:a></text:p>
          <text:p text:style-name="P27"><text:a xlink:type="simple" xlink:href="#__RefHeading___Toc148_1213527551">Соглашения<text:tab/>5</text:a></text:p>
          <text:p text:style-name="P27"><text:a xlink:type="simple" xlink:href="#__RefHeading___Toc150_1213527551">Представление времени<text:tab/>5</text:a></text:p>
          <text:p text:style-name="P37"><text:a xlink:type="simple" xlink:href="#__RefHeading___Toc152_1213527551">Обработка ошибок<text:tab/>5</text:a></text:p>
          <text:p text:style-name="P37"><text:a xlink:type="simple" xlink:href="#__RefHeading___Toc154_1213527551">Глобальные функции<text:tab/>5</text:a></text:p>
          <text:p text:style-name="P23"><text:a xlink:type="simple" xlink:href="#__RefHeading___Toc156_1213527551">ev_tstamp ev_time ()<text:tab/>5</text:a></text:p>
          <text:p text:style-name="P23"><text:a xlink:type="simple" xlink:href="#__RefHeading___Toc158_1213527551">ev_sleep(ev_tstamp interval)<text:tab/>6</text:a></text:p>
          <text:p text:style-name="P23"><text:a xlink:type="simple" xlink:href="#__RefHeading___Toc160_1213527551">int ev_version_major ()<text:tab/>6</text:a></text:p>
          <text:p text:style-name="P23"><text:a xlink:type="simple" xlink:href="#__RefHeading___Toc162_1213527551">int ev_version_minor ()<text:tab/>6</text:a></text:p>
          <text:p text:style-name="P23"><text:a xlink:type="simple" xlink:href="#__RefHeading___Toc215_1213527551">unsigned int ev_supported_backends ()<text:tab/>6</text:a></text:p>
          <text:p text:style-name="P23"><text:a xlink:type="simple" xlink:href="#__RefHeading___Toc217_1213527551">unsigned int ev_recommended_backends ()<text:tab/>6</text:a></text:p>
          <text:p text:style-name="P23"><text:a xlink:type="simple" xlink:href="#__RefHeading___Toc221_1213527551">unsigned int ev_embeddable_backends ()<text:tab/>7</text:a></text:p>
          <text:p text:style-name="P23"><text:a xlink:type="simple" xlink:href="#__RefHeading___Toc223_1213527551">ev_set_allocator (void *(*cb)(void *ptr, long size) throw ())<text:tab/>7</text:a></text:p>
          <text:p text:style-name="P23"><text:a xlink:type="simple" xlink:href="#__RefHeading___Toc225_1213527551">ev_set_syserr_cb (void (*cb)(const char *msg) throw ())<text:tab/>8</text:a></text:p>
          <text:p text:style-name="P23"><text:a xlink:type="simple" xlink:href="#__RefHeading___Toc228_1213527551">ev_feed_signal (int signum)<text:tab/>8</text:a></text:p>
          <text:p text:style-name="P37"><text:a xlink:type="simple" xlink:href="#__RefHeading___Toc230_1213527551">Функции контролирующие цикл обработки событий<text:tab/>8</text:a></text:p>
          <text:p text:style-name="P23"><text:a xlink:type="simple" xlink:href="#__RefHeading___Toc233_1213527551">struct ev_loop *ev_default_loop (unsigned int flags)<text:tab/>9</text:a></text:p>
          <text:p text:style-name="P23"><text:a xlink:type="simple" xlink:href="#__RefHeading___Toc235_1213527551">struct ev_loop *ev_loop_new (unsigned int flags)<text:tab/>9</text:a></text:p>
          <text:p text:style-name="P23"><text:a xlink:type="simple" xlink:href="#__RefHeading___Toc399_1213527551">ev_loop_destroy (loop)<text:tab/>15</text:a></text:p>
          <text:p text:style-name="P23"><text:a xlink:type="simple" xlink:href="#__RefHeading___Toc401_1213527551">ev_loop_fork (loop)<text:tab/>16</text:a></text:p>
          <text:p text:style-name="P23"><text:a xlink:type="simple" xlink:href="#__RefHeading___Toc403_1213527551">int ev_is_default_loop (loop)<text:tab/>17</text:a></text:p>
          <text:p text:style-name="P23"><text:a xlink:type="simple" xlink:href="#__RefHeading___Toc405_1213527551">unsigned int ev_iteration (loop)<text:tab/>17</text:a></text:p>
          <text:p text:style-name="P23"><text:a xlink:type="simple" xlink:href="#__RefHeading___Toc407_1213527551">unsigned int ev_depth (loop)<text:tab/>17</text:a></text:p>
          <text:p text:style-name="P23"><text:a xlink:type="simple" xlink:href="#__RefHeading___Toc409_1213527551">unsigned int ev_backend (loop)<text:tab/>17</text:a></text:p>
          <text:p text:style-name="P23"><text:a xlink:type="simple" xlink:href="#__RefHeading___Toc411_1213527551">ev_tstamp ev_now (loop)<text:tab/>17</text:a></text:p>
          <text:p text:style-name="P23"><text:a xlink:type="simple" xlink:href="#__RefHeading___Toc413_1213527551">ev_now_update (loop)<text:tab/>17</text:a></text:p>
          <text:p text:style-name="P23"><text:a xlink:type="simple" xlink:href="#__RefHeading___Toc415_1213527551">ev_suspend (loop)<text:tab/>17</text:a></text:p>
          <text:p text:style-name="P23"><text:a xlink:type="simple" xlink:href="#__RefHeading___Toc417_1213527551">ev_resume (loop)<text:tab/>17</text:a></text:p>
          <text:p text:style-name="P23"><text:a xlink:type="simple" xlink:href="#__RefHeading___Toc3698_778546294">bool ev_run (loop, int flags)<text:tab/>18</text:a></text:p>
          <text:p text:style-name="P23"><text:a xlink:type="simple" xlink:href="#__RefHeading___Toc4779_97013820">ev_break (loop, how)<text:tab/>20</text:a></text:p>
          <text:p text:style-name="P23"><text:a xlink:type="simple" xlink:href="#__RefHeading___Toc4781_97013820">ev_ref (loop)<text:tab/>20</text:a></text:p>
          <text:p text:style-name="P23"><text:soft-page-break/><text:a xlink:type="simple" xlink:href="#__RefHeading___Toc4783_97013820">ev_unref (loop)<text:tab/>20</text:a></text:p>
          <text:p text:style-name="P23"><text:a xlink:type="simple" xlink:href="#__RefHeading___Toc9869_97013820">ev_set_io_collect_interval (loop, ev_tstamp interval)<text:tab/>20</text:a></text:p>
          <text:p text:style-name="P23"><text:a xlink:type="simple" xlink:href="#__RefHeading___Toc9871_97013820">ev_set_timeout_collect_interval (loop, ev_tstamp interval)<text:tab/>20</text:a></text:p>
          <text:p text:style-name="P23"><text:a xlink:type="simple" xlink:href="#__RefHeading___Toc10291_97013820">ev_invoke_pending (loop)<text:tab/>21</text:a></text:p>
          <text:p text:style-name="P23"><text:a xlink:type="simple" xlink:href="#__RefHeading___Toc10293_97013820">ev_set_invoke_pending_cb (loop, void (*invoke_pending_cb)(EV_P))<text:tab/>22</text:a></text:p>
          <text:p text:style-name="P23"><text:a xlink:type="simple" xlink:href="#__RefHeading___Toc10295_97013820">ev_set_loop_release_cb (loop, void (*release)(EV_P) throw (), void (*acquire)(EV_P) throw ())<text:tab/>22</text:a></text:p>
          <text:p text:style-name="P23"><text:a xlink:type="simple" xlink:href="#__RefHeading___Toc10297_97013820">ev_set_userdata (loop, void *data)<text:tab/>22</text:a></text:p>
          <text:p text:style-name="P23"><text:a xlink:type="simple" xlink:href="#__RefHeading___Toc10299_97013820">void *ev_userdata (loop)<text:tab/>22</text:a></text:p>
          <text:p text:style-name="P23"><text:a xlink:type="simple" xlink:href="#__RefHeading___Toc10301_97013820">ev_verify (loop)<text:tab/>22</text:a></text:p>
          <text:p text:style-name="P37"><text:a xlink:type="simple" xlink:href="#__RefHeading___Toc10303_97013820">ANATOMY OF A WATCHER<text:tab/>22</text:a></text:p>
        </text:index-body>
      </text:table-of-content>
      <text:h text:style-name="Heading_20_1" text:outline-level="1"/>
      <text:h text:style-name="P21" text:outline-level="1"><text:bookmark-start text:name="__RefHeading___Toc114_1213527551"/><text:bookmark-start text:name="_Toc13485041"/><text:bookmark-start text:name="_Toc13504403"/>Заглавие<text:bookmark-end text:name="__RefHeading___Toc114_1213527551"/><text:bookmark-end text:name="_Toc13485041"/><text:bookmark-end text:name="_Toc13504403"/></text:h>
      <text:p text:style-name="P1">libev – высокопроизводительный полнофункциональный цикл обработки событий, написанный на языке C.</text:p>
      <text:h text:style-name="Heading_20_1" text:outline-level="1"><text:bookmark-start text:name="__RefHeading___Toc116_1213527551"/><text:bookmark-start text:name="_Toc13485042"/><text:bookmark-start text:name="_Toc13504404"/>Синтаксис<text:bookmark-end text:name="__RefHeading___Toc116_1213527551"/><text:bookmark-end text:name="_Toc13485042"/><text:bookmark-end text:name="_Toc13504404"/></text:h>
      <text:p text:style-name="Preformatted_20_Text"><text:span text:style-name="Default_20_Paragraph_20_Font"><text:span text:style-name="T38">#include &lt;ev.h&gt;</text:span></text:span></text:p>
      <text:h text:style-name="Heading_20_2" text:outline-level="2"><text:bookmark-start text:name="__RefHeading___Toc118_1213527551"/><text:bookmark-start text:name="_Toc13485043"/><text:bookmark-start text:name="_Toc13504405"/>Пример программы<text:bookmark-end text:name="__RefHeading___Toc118_1213527551"/><text:bookmark-end text:name="_Toc13485043"/><text:bookmark-end text:name="_Toc13504405"/></text:h>
      <text:section text:style-name="Sect2" text:name="Sect1">
        <text:p text:style-name="Preformatted_20_Text"><text:span text:style-name="Default_20_Paragraph_20_Font"><text:span text:style-name="T40"><text:s text:c="3"/></text:span></text:span><text:span text:style-name="Default_20_Paragraph_20_Font"><text:span text:style-name="T77">// требуется включение одного заголовочного файла</text:span></text:span></text:p>
        <text:p text:style-name="Preformatted_20_Text"><text:span text:style-name="Default_20_Paragraph_20_Font"><text:span text:style-name="T38"><text:s text:c="3"/>#include &lt;ev.h&gt;</text:span></text:span></text:p>
        <text:p text:style-name="Preformatted_20_Text"><text:span text:style-name="Default_20_Paragraph_20_Font"><text:span text:style-name="T38"><text:s text:c="3"/>#include &lt;stdio.h&gt; // для вывода</text:span></text:span></text:p>
        <text:p text:style-name="Preformatted_20_Text"><text:span text:style-name="Default_20_Paragraph_20_Font"><text:span text:style-name="T38"/></text:span></text:p>
        <text:p text:style-name="Preformatted_20_Text"><text:span text:style-name="Default_20_Paragraph_20_Font"><text:span text:style-name="T77"><text:s text:c="3"/>// каждый тип </text:span></text:span><text:span text:style-name="Default_20_Paragraph_20_Font"><text:span text:style-name="T78">стража</text:span></text:span><text:span text:style-name="Default_20_Paragraph_20_Font"><text:span text:style-name="T77"> описывается сво</text:span></text:span><text:span text:style-name="Default_20_Paragraph_20_Font"><text:span text:style-name="T78">ей</text:span></text:span><text:span text:style-name="Default_20_Paragraph_20_Font"><text:span text:style-name="T77"> typedef struct</text:span></text:span></text:p>
        <text:p text:style-name="Preformatted_20_Text"><text:span text:style-name="Default_20_Paragraph_20_Font"><text:span text:style-name="T77"><text:s text:c="3"/>// с именем ev_TYPE (где TYPE – тип </text:span></text:span><text:span text:style-name="Default_20_Paragraph_20_Font"><text:span text:style-name="T78">стража</text:span></text:span><text:span text:style-name="Default_20_Paragraph_20_Font"><text:span text:style-name="T77">)</text:span></text:span></text:p>
        <text:p text:style-name="Preformatted_20_Text"><text:span text:style-name="Default_20_Paragraph_20_Font"><text:span text:style-name="T38"><text:s text:c="3"/>ev_io stdin_watcher;</text:span></text:span></text:p>
        <text:p text:style-name="P8"><text:span text:style-name="Default_20_Paragraph_20_Font"><text:span text:style-name="T39"><text:s text:c="3"/>ev_timer timeout_watcher;</text:span></text:span></text:p>
        <text:p text:style-name="P8"><text:span text:style-name="Default_20_Paragraph_20_Font"><text:span text:style-name="T38"/></text:span></text:p>
        <text:p text:style-name="Preformatted_20_Text"><text:span text:style-name="Default_20_Paragraph_20_Font"><text:span text:style-name="T75"><text:s text:c="3"/>// все </text:span></text:span><text:span text:style-name="Default_20_Paragraph_20_Font"><text:span text:style-name="T76">ОВ</text:span></text:span><text:span text:style-name="Default_20_Paragraph_20_Font"><text:span text:style-name="T75"> (обратные вызовы) </text:span></text:span><text:span text:style-name="Default_20_Paragraph_20_Font"><text:span text:style-name="T76">стражей</text:span></text:span><text:span text:style-name="Default_20_Paragraph_20_Font"><text:span text:style-name="T75"> описаны одним прототипом</text:span></text:span></text:p>
        <text:p text:style-name="Preformatted_20_Text"><text:span text:style-name="Default_20_Paragraph_20_Font"><text:span text:style-name="T79"><text:s text:c="3"/>// этот </text:span></text:span><text:span text:style-name="Default_20_Paragraph_20_Font"><text:span text:style-name="T80">ОВ</text:span></text:span><text:span text:style-name="Default_20_Paragraph_20_Font"><text:span text:style-name="T79"> будет вызван, когда данные поступят на stdin</text:span></text:span></text:p>
        <text:p text:style-name="Preformatted_20_Text"><text:span text:style-name="Default_20_Paragraph_20_Font"><text:span text:style-name="T38"><text:s text:c="3"/>static void</text:span></text:span></text:p>
        <text:p text:style-name="P8"><text:span text:style-name="Default_20_Paragraph_20_Font"><text:span text:style-name="T39"><text:s text:c="3"/>stdin_cb (EV_P_ ev_io *w, int revents)</text:span></text:span></text:p>
        <text:p text:style-name="Preformatted_20_Text"><text:span text:style-name="Default_20_Paragraph_20_Font"><text:span text:style-name="T38"><text:s text:c="3"/>{</text:span></text:span></text:p>
        <text:p text:style-name="Preformatted_20_Text"><text:span text:style-name="Default_20_Paragraph_20_Font"><text:span text:style-name="T38"><text:s text:c="5"/>puts ("stdin ready");</text:span></text:span></text:p>
        <text:p text:style-name="Preformatted_20_Text"><text:span text:style-name="Default_20_Paragraph_20_Font"><text:span text:style-name="T77"><text:s text:c="5"/>// для однократного события, </text:span></text:span><text:span text:style-name="Default_20_Paragraph_20_Font"><text:span text:style-name="T78">страж</text:span></text:span><text:span text:style-name="Default_20_Paragraph_20_Font"><text:span text:style-name="T77"> должен быть остановлен вручную</text:span></text:span></text:p>
        <text:p text:style-name="Preformatted_20_Text"><text:span text:style-name="Default_20_Paragraph_20_Font"><text:span text:style-name="T77"><text:s text:c="5"/>// с помощью соответствующей функции остановки.</text:span></text:span></text:p>
        <text:p text:style-name="Preformatted_20_Text"><text:span text:style-name="Default_20_Paragraph_20_Font"><text:span text:style-name="T38"><text:s text:c="5"/>ev_io_stop (EV_A_ w);</text:span></text:span></text:p>
        <text:p text:style-name="P8"><text:span text:style-name="Default_20_Paragraph_20_Font"><text:span text:style-name="T38"/></text:span></text:p>
        <text:p text:style-name="Preformatted_20_Text"><text:span text:style-name="Default_20_Paragraph_20_Font"><text:span text:style-name="T77"><text:s text:c="5"/>// это приведёт все вложенные ev_run к приращению итераций</text:span></text:span></text:p>
        <text:p text:style-name="Preformatted_20_Text"><text:span text:style-name="Default_20_Paragraph_20_Font"><text:span text:style-name="T38"><text:s text:c="5"/>ev_break (EV_A_ EVBREAK_ALL);</text:span></text:span></text:p>
        <text:p text:style-name="Preformatted_20_Text"><text:span text:style-name="Default_20_Paragraph_20_Font"><text:span text:style-name="T38"><text:s text:c="3"/>}</text:span></text:span></text:p>
        <text:p text:style-name="Preformatted_20_Text"><text:span text:style-name="Default_20_Paragraph_20_Font"><text:span text:style-name="T38"/></text:span></text:p>
        <text:p text:style-name="Preformatted_20_Text"><text:span text:style-name="Default_20_Paragraph_20_Font"><text:span text:style-name="T77"><text:s text:c="3"/>// другой </text:span></text:span><text:span text:style-name="Default_20_Paragraph_20_Font"><text:span text:style-name="T78">ОВ</text:span></text:span><text:span text:style-name="Default_20_Paragraph_20_Font"><text:span text:style-name="T77">, на этот раз для time-out</text:span></text:span></text:p>
        <text:p text:style-name="Preformatted_20_Text"><text:span text:style-name="Default_20_Paragraph_20_Font"><text:span text:style-name="T38"><text:s text:c="3"/>static void</text:span></text:span></text:p>
        <text:p text:style-name="P8"><text:span text:style-name="Default_20_Paragraph_20_Font"><text:span text:style-name="T39"><text:s text:c="3"/>timeout_cb (EV_P_ ev_timer *w, int revents)</text:span></text:span></text:p>
        <text:p text:style-name="Preformatted_20_Text"><text:span text:style-name="Default_20_Paragraph_20_Font"><text:span text:style-name="T38"><text:s text:c="3"/>{</text:span></text:span></text:p>
        <text:p text:style-name="Preformatted_20_Text"><text:span text:style-name="Default_20_Paragraph_20_Font"><text:span text:style-name="T38"><text:s text:c="5"/>puts ("timeout");</text:span></text:span></text:p>
        <text:p text:style-name="Preformatted_20_Text"><text:span text:style-name="Default_20_Paragraph_20_Font"><text:span text:style-name="T77"><text:s text:c="5"/>// это приведёт наиболее вложенный ev_run к приращению итераций</text:span></text:span></text:p>
        <text:p text:style-name="Preformatted_20_Text"><text:span text:style-name="Default_20_Paragraph_20_Font"><text:span text:style-name="T38"><text:tab/>ev_break (EV_A_ EVBREAK_ONE);</text:span></text:span></text:p>
        <text:p text:style-name="Preformatted_20_Text"><text:span text:style-name="Default_20_Paragraph_20_Font"><text:span text:style-name="T38"><text:s text:c="3"/>}</text:span></text:span></text:p>
        <text:p text:style-name="Preformatted_20_Text"><text:span text:style-name="Default_20_Paragraph_20_Font"><text:span text:style-name="T38"/></text:span></text:p>
        <text:p text:style-name="Preformatted_20_Text"><text:span text:style-name="Default_20_Paragraph_20_Font"><text:span text:style-name="T38"><text:s text:c="3"/>int</text:span></text:span></text:p>
        <text:p text:style-name="Preformatted_20_Text"><text:span text:style-name="Default_20_Paragraph_20_Font"><text:span text:style-name="T38"><text:s text:c="3"/>main (void)</text:span></text:span></text:p>
        <text:p text:style-name="Preformatted_20_Text"><text:span text:style-name="Default_20_Paragraph_20_Font"><text:span text:style-name="T38"><text:s text:c="3"/>{</text:span></text:span></text:p>
        <text:p text:style-name="Preformatted_20_Text"><text:span text:style-name="Default_20_Paragraph_20_Font"><text:span text:style-name="T77"><text:tab/>// используется цикл обработки событий по умолчанию</text:span></text:span></text:p>
        <text:p text:style-name="Preformatted_20_Text"><text:span text:style-name="Default_20_Paragraph_20_Font"><text:span text:style-name="T77"><text:tab/>// пока вами не будет установлен нужный явным образом</text:span></text:span></text:p>
        <text:p text:style-name="Preformatted_20_Text"><text:span text:style-name="Default_20_Paragraph_20_Font"><text:span text:style-name="T38"><text:s text:c="5"/>struct ev_loop *loop = EV_DEFAULT;</text:span></text:span></text:p>
        <text:p text:style-name="P8"><text:span text:style-name="Default_20_Paragraph_20_Font"><text:span text:style-name="T38"/></text:span></text:p>
        <text:p text:style-name="P14"><text:span text:style-name="Default_20_Paragraph_20_Font"><text:span text:style-name="T77"><text:s text:c="5"/>// инициализация </text:span></text:span><text:span text:style-name="Default_20_Paragraph_20_Font"><text:span text:style-name="T78">стража</text:span></text:span><text:span text:style-name="Default_20_Paragraph_20_Font"><text:span text:style-name="T77"> io (ввода/вывода), и затем его запуск</text:span></text:span></text:p>
        <text:p text:style-name="Preformatted_20_Text"><text:span text:style-name="Default_20_Paragraph_20_Font"><text:span text:style-name="T73"><text:s text:c="5"/>// </text:span></text:span><text:span text:style-name="Default_20_Paragraph_20_Font"><text:span text:style-name="T74">он </text:span></text:span><text:span text:style-name="Default_20_Paragraph_20_Font"><text:span text:style-name="T73">будет </text:span></text:span><text:span text:style-name="Default_20_Paragraph_20_Font"><text:span text:style-name="T74">следить </text:span></text:span><text:span text:style-name="Default_20_Paragraph_20_Font"><text:span text:style-name="T73">за тем когда stdin станет </text:span></text:span><text:span text:style-name="Default_20_Paragraph_20_Font"><text:span text:style-name="T74">готов для </text:span></text:span><text:span text:style-name="Default_20_Paragraph_20_Font"><text:span text:style-name="T73">ч</text:span></text:span><text:span text:style-name="Default_20_Paragraph_20_Font"><text:span text:style-name="T74">тения</text:span></text:span></text:p>
        <text:p text:style-name="Preformatted_20_Text"><text:span text:style-name="Default_20_Paragraph_20_Font"><text:span text:style-name="T38"><text:s text:c="5"/>ev_io_init (&amp;stdin_watcher, stdin_cb, /*STDIN_FILENO*/ 0, EV_READ);</text:span></text:span></text:p>
        <text:p text:style-name="P8"><text:span text:style-name="Default_20_Paragraph_20_Font"><text:span text:style-name="T39"><text:s text:c="5"/>ev_io_start (loop, &amp;stdin_watcher);</text:span></text:span></text:p>
        <text:p text:style-name="P8"><text:span text:style-name="Default_20_Paragraph_20_Font"><text:span text:style-name="T38"/></text:span></text:p>
        <text:p text:style-name="P14"><text:span text:style-name="Default_20_Paragraph_20_Font"><text:span text:style-name="T77"><text:s text:c="5"/>// инициализация </text:span></text:span><text:span text:style-name="Default_20_Paragraph_20_Font"><text:span text:style-name="T78">стража</text:span></text:span><text:span text:style-name="Default_20_Paragraph_20_Font"><text:span text:style-name="T77"> для </text:span></text:span><text:span text:style-name="Default_20_Paragraph_20_Font"><text:span text:style-name="T78">таймера</text:span></text:span><text:span text:style-name="Default_20_Paragraph_20_Font"><text:span text:style-name="T77">, и затем его запуск</text:span></text:span></text:p>
        <text:p text:style-name="Preformatted_20_Text"><text:span text:style-name="Default_20_Paragraph_20_Font"><text:span text:style-name="T77"><text:s text:c="5"/>// простой не повторяющийся 5.5 секундный </text:span></text:span><text:span text:style-name="Default_20_Paragraph_20_Font"><text:span text:style-name="T78">таймер</text:span></text:span></text:p>
        <text:p text:style-name="P8"><text:span text:style-name="Default_20_Paragraph_20_Font"><text:span text:style-name="T39"><text:s text:c="5"/>ev_timer_init (&amp;timeout_watcher, timeout_cb, 5.5, 0.);</text:span></text:span></text:p>
        <text:p text:style-name="P8"><text:span text:style-name="Default_20_Paragraph_20_Font"><text:span text:style-name="T39"><text:s text:c="5"/>ev_timer_start (loop, &amp;timeout_watcher);</text:span></text:span></text:p>
        <text:p text:style-name="P8"><text:span text:style-name="Default_20_Paragraph_20_Font"><text:span text:style-name="T38"/></text:span></text:p>
        <text:p text:style-name="Preformatted_20_Text"><text:soft-page-break/><text:span text:style-name="Default_20_Paragraph_20_Font"><text:span text:style-name="T77"><text:s text:c="5"/>// теперь ждём когда события наступят</text:span></text:span></text:p>
        <text:p text:style-name="Preformatted_20_Text"><text:span text:style-name="Default_20_Paragraph_20_Font"><text:span text:style-name="T38"><text:s text:c="5"/>ev_run (loop, 0);</text:span></text:span></text:p>
        <text:p text:style-name="Preformatted_20_Text"><text:span text:style-name="Default_20_Paragraph_20_Font"><text:span text:style-name="T38"/></text:span></text:p>
        <text:p text:style-name="Preformatted_20_Text"><text:span text:style-name="Default_20_Paragraph_20_Font"><text:span text:style-name="T77"><text:s text:c="5"/>// прерывание было вызвано, выходим</text:span></text:span></text:p>
        <text:p text:style-name="Preformatted_20_Text"><text:span text:style-name="Default_20_Paragraph_20_Font"><text:span text:style-name="T38"><text:s text:c="5"/>return 0;</text:span></text:span></text:p>
        <text:p text:style-name="Preformatted_20_Text"><text:span text:style-name="Default_20_Paragraph_20_Font"><text:span text:style-name="T38"><text:s text:c="3"/>}</text:span></text:span></text:p>
      </text:section>
      <text:section text:style-name="Sect2" text:name="Sect2">
        <text:h text:style-name="Heading_20_1" text:outline-level="1"><text:bookmark-start text:name="__RefHeading___Toc133_1213527551"/><text:bookmark-start text:name="_Toc13485044"/><text:bookmark-start text:name="_Toc13504406"/>О этом документе<text:bookmark-end text:name="__RefHeading___Toc133_1213527551"/><text:bookmark-end text:name="_Toc13485044"/><text:bookmark-end text:name="_Toc13504406"/></text:h>
        <text:p text:style-name="P2">Этот документ содержит описание библиотеки libev.</text:p>
        <text:p text:style-name="P2"><text:span text:style-name="T52">Последняя </text:span>версия этого документа в виде web страницы, <text:span text:style-name="T52">которая </text:span>вероятно более прост<text:span text:style-name="T52">а </text:span>для навигации при беглом чтении: <text:a xlink:type="simple" xlink:href="http://pod.tst.eu/http:/cvs.schmorp.de/libev/ev.pod" office:target-frame-name="_top" xlink:show="replace" text:style-name="Internet_20_link" text:visited-style-name="Visited_20_Internet_20_Link">http://pod.tst.eu/http://cvs.schmorp.de/libev/ev.pod</text:a><text:span text:style-name="Default_20_Paragraph_20_Font"><text:span text:style-name="T2">.</text:span></text:span></text:p>
        <text:p text:style-name="P1"><text:bookmark text:name="result_box"/>Несмотря на то, что данное руководство ставит задачу быть максимально полным пособием по библиотеке libev, её использованию и внутреннему устройству, это не учебник по событийно-ориентированному программированию (далее <text:span text:style-name="Default_20_Paragraph_20_Font"><text:span text:style-name="T3">СОП</text:span></text:span>), и не введение в СОП на libev.</text:p>
        <text:p text:style-name="P1">Это руководство также предполагает знакомство читателя с СОП в целом.</text:p>
        <text:h text:style-name="Heading_20_1" text:outline-level="1"><text:bookmark-start text:name="__RefHeading___Toc138_1213527551"/><text:bookmark-start text:name="_Toc13485045"/><text:bookmark-start text:name="_Toc13504407"/>Что прочесть <text:bookmark-end text:name="_Toc13485045"/><text:bookmark-end text:name="_Toc13504407"/><text:span text:style-name="T53">для быстрого ознакомления</text:span><text:bookmark-end text:name="__RefHeading___Toc138_1213527551"/></text:h>
        <text:p text:style-name="P1">Это очень подробное руководство, но к сожалению, из-за этого оно очень длинное. Если вам нужно только базовое представление о libev, я советую прочесть <text:span text:style-name="Default_20_Paragraph_20_Font"><text:span text:style-name="T4">анатомия стража</text:span></text:span>, затем <text:a xlink:type="simple" xlink:href="#3.1.Пример программы|outline" office:target-frame-name="_top" xlink:show="replace" text:style-name="Internet_20_link" text:visited-style-name="Visited_20_Internet_20_Link">Пример программы</text:a>, что выше, и просмотреть функции в <text:a xlink:type="simple" xlink:href="#8.Глобальные функции|outline" office:target-frame-name="_top" xlink:show="replace" text:style-name="Internet_20_link" text:visited-style-name="Visited_20_Internet_20_Link">Г</text:a><text:a xlink:type="simple" xlink:href="#8.Глобальные функции|outline" office:target-frame-name="_top" xlink:show="replace" text:style-name="Internet_20_link" text:visited-style-name="Visited_20_Internet_20_Link">лобальные функции</text:a> также параграфы о <text:span text:style-name="Source_20_Text"><text:span text:style-name="T6">ev_io</text:span></text:span> и <text:span text:style-name="Source_20_Text"><text:span text:style-name="T6">ev_timer</text:span></text:span><text:span text:style-name="Source_20_Text"><text:span text:style-name="T5"> в </text:span></text:span><text:span text:style-name="Source_20_Text"><text:span text:style-name="T11">типы стражей</text:span></text:span><text:span text:style-name="Source_20_Text"><text:span text:style-name="T27">.</text:span></text:span></text:p>
        <text:h text:style-name="Heading_20_1" text:outline-level="1"><text:bookmark-start text:name="__RefHeading___Toc140_1213527551"/><text:bookmark-start text:name="_Toc13485046"/><text:bookmark-start text:name="_Toc13504408"/><text:span text:style-name="Source_20_Text"><text:span text:style-name="T27">О libev</text:span></text:span><text:bookmark-end text:name="__RefHeading___Toc140_1213527551"/><text:bookmark-end text:name="_Toc13485046"/><text:bookmark-end text:name="_Toc13504408"/></text:h>
        <text:p text:style-name="P1"><text:span text:style-name="Source_20_Text"><text:span text:style-name="T5">libev – цикл обработки событий: вы регистрируете интерес к определённым событиям (таким как файловый дескриптор стал готов для чтения или сработал таймер), и libev будет следить за этими событиями, передавая их вашей программе.</text:span></text:span></text:p>
        <text:p text:style-name="P1"><text:span text:style-name="Source_20_Text"><text:span text:style-name="T5">Для этого, libev должна более или мене полностью контролировать ваш процесс (или поток) выполняя обработку </text:span></text:span><text:span text:style-name="Source_20_Text"><text:span text:style-name="T8">цикла событий </text:span></text:span><text:span text:style-name="Source_20_Text"><text:span text:style-name="T5">(</text:span></text:span><text:span text:style-name="Source_20_Text"><text:span text:style-name="T23">или </text:span></text:span><text:span text:style-name="Source_20_Text"><text:span text:style-name="T9">цикла обработки событий, </text:span></text:span><text:span text:style-name="Source_20_Text"><text:span text:style-name="T5">далее </text:span></text:span><text:span text:style-name="Source_20_Text"><text:span text:style-name="T12">ЦС</text:span></text:span><text:span text:style-name="Source_20_Text"><text:span text:style-name="T5">), передавая события через механизм обратных вызовов (далее </text:span></text:span><text:span text:style-name="Source_20_Text"><text:span text:style-name="T12">ОВ</text:span></text:span><text:span text:style-name="Source_20_Text"><text:span text:style-name="T5">).</text:span></text:span></text:p>
        <text:p text:style-name="P1"><text:span text:style-name="Source_20_Text"><text:span text:style-name="T5">Вы регистрируете интерес к конкретным событиям назначая так называемые </text:span></text:span><text:span text:style-name="Source_20_Text"><text:span text:style-name="T8">событийные стражи</text:span></text:span><text:span text:style-name="Source_20_Text"><text:span text:style-name="T5">, представляющие из себя относительно небольшие Си-структуры содержащие описание интересующего события, и переданные в libev </text:span></text:span><text:span text:style-name="Source_20_Text"><text:span text:style-name="T8">запуском</text:span></text:span><text:span text:style-name="Source_20_Text"><text:span text:style-name="T5"> стража.</text:span></text:span></text:p>
        <text:h text:style-name="Heading_20_2" text:outline-level="2"><text:bookmark-start text:name="__RefHeading___Toc144_1213527551"/><text:bookmark-start text:name="_Toc13485047"/><text:bookmark-start text:name="_Toc13504409"/><text:span text:style-name="Source_20_Text"><text:span text:style-name="T27">Функциональность</text:span></text:span><text:bookmark-end text:name="__RefHeading___Toc144_1213527551"/><text:bookmark-end text:name="_Toc13485047"/><text:bookmark-end text:name="_Toc13504409"/></text:h>
        <text:p text:style-name="P1"><text:span text:style-name="Source_20_Text"><text:span text:style-name="T5">libev поддерживает </text:span></text:span><text:span text:style-name="Source_20_Text"><text:span text:style-name="T8">select</text:span></text:span><text:span text:style-name="Source_20_Text"><text:span text:style-name="T5">, </text:span></text:span><text:span text:style-name="Source_20_Text"><text:span text:style-name="T8">poll</text:span></text:span><text:span text:style-name="Source_20_Text"><text:span text:style-name="T5">, Linux </text:span></text:span><text:span text:style-name="Source_20_Text"><text:span text:style-name="T8">epoll</text:span></text:span><text:span text:style-name="Source_20_Text"><text:span text:style-name="T5">, BSD </text:span></text:span><text:span text:style-name="Source_20_Text"><text:span text:style-name="T8">kqueue</text:span></text:span><text:span text:style-name="Source_20_Text"><text:span text:style-name="T5"> и Solaris </text:span></text:span><text:span text:style-name="Source_20_Text"><text:span text:style-name="T8">event port</text:span></text:span><text:span text:style-name="Source_20_Text"><text:span text:style-name="T5"> для событий файловых дескрипторов (</text:span></text:span><text:span text:style-name="Source_20_Text"><text:span text:style-name="T8">ev_io</text:span></text:span><text:span text:style-name="Source_20_Text"><text:span text:style-name="T5">), Linux </text:span></text:span><text:span text:style-name="Source_20_Text"><text:span text:style-name="T8">inotify</text:span></text:span><text:span text:style-name="Source_20_Text"><text:span text:style-name="T5"> интерфейс (для </text:span></text:span><text:span text:style-name="Source_20_Text"><text:span text:style-name="T8">ev_stat</text:span></text:span><text:span text:style-name="Source_20_Text"><text:span text:style-name="T5">), Linux </text:span></text:span><text:span text:style-name="Source_20_Text"><text:span text:style-name="T8">eventfd/signalfd </text:span></text:span><text:span text:style-name="Source_20_Text"><text:span text:style-name="T5">(для быстрого и понятного межпоточного </text:span></text:span><text:span text:style-name="Source_20_Text"><text:span text:style-name="T23">взаимодействия</text:span></text:span><text:span text:style-name="Source_20_Text"><text:span text:style-name="T5"> (</text:span></text:span><text:span text:style-name="Source_20_Text"><text:span text:style-name="T8">ev_async</text:span></text:span><text:span text:style-name="Source_20_Text"><text:span text:style-name="T5">) / обработка сигналов (</text:span></text:span><text:span text:style-name="Source_20_Text"><text:span text:style-name="T8">ev_signal</text:span></text:span><text:span text:style-name="Source_20_Text"><text:span text:style-name="T5">)) относительные таймеры (</text:span></text:span><text:span text:style-name="Source_20_Text"><text:span text:style-name="T8">ev_timer</text:span></text:span><text:span text:style-name="Source_20_Text"><text:span text:style-name="T5">), абсолютные таймеры с изменяемым </text:span></text:span><text:span text:style-name="Source_20_Text"><text:span text:style-name="T24">интервалом</text:span></text:span><text:span text:style-name="Source_20_Text"><text:span text:style-name="T5"> (</text:span></text:span><text:span text:style-name="Source_20_Text"><text:span text:style-name="T8">ev_periodic</text:span></text:span><text:span text:style-name="Source_20_Text"><text:span text:style-name="T5">), синхронные сигналы (</text:span></text:span><text:span text:style-name="Source_20_Text"><text:span text:style-name="T8">ev_signal</text:span></text:span><text:span text:style-name="Source_20_Text"><text:span text:style-name="T5">), события изменения статуса процесса (</text:span></text:span><text:span text:style-name="Source_20_Text"><text:span text:style-name="T8">ev_child</text:span></text:span><text:span text:style-name="Source_20_Text"><text:span text:style-name="T5">), и стражи взаимодействующие с самим ЦС (</text:span></text:span><text:span text:style-name="Source_20_Text"><text:span text:style-name="T8">ev_idle</text:span></text:span><text:span text:style-name="Source_20_Text"><text:span text:style-name="T5">, </text:span></text:span><text:span text:style-name="Source_20_Text"><text:span text:style-name="T8">ev_embed</text:span></text:span><text:span text:style-name="Source_20_Text"><text:span text:style-name="T5">, </text:span></text:span><text:span text:style-name="Source_20_Text"><text:span text:style-name="T8">ev_prepare</text:span></text:span><text:span text:style-name="Source_20_Text"><text:span text:style-name="T5"> и </text:span></text:span><text:span text:style-name="Source_20_Text"><text:span text:style-name="T8">ev_check</text:span></text:span><text:span text:style-name="Source_20_Text"><text:span text:style-name="T5">), а также файловые стражи (</text:span></text:span><text:span text:style-name="Source_20_Text"><text:span text:style-name="T8">ev_stat</text:span></text:span><text:span text:style-name="Source_20_Text"><text:span text:style-name="T5">) и даже ограничено </text:span></text:span><text:span text:style-name="Source_20_Text"><text:span text:style-name="T8">fork</text:span></text:span><text:span text:style-name="Source_20_Text"><text:span text:style-name="T5"> события (</text:span></text:span><text:span text:style-name="Source_20_Text"><text:span text:style-name="T8">ev_fork</text:span></text:span><text:span text:style-name="Source_20_Text"><text:span text:style-name="T5">).</text:span></text:span></text:p>
        <text:p text:style-name="P1"><text:soft-page-break/><text:span text:style-name="Source_20_Text"><text:span text:style-name="T5">libev очень быстра (см. </text:span></text:span><text:span text:style-name="Source_20_Text"><text:span text:style-name="T25">этот </text:span></text:span><text:a xlink:type="simple" xlink:href="http://libev.schmorp.de/bench.html" office:target-frame-name="_top" xlink:show="replace" text:style-name="Internet_20_link" text:visited-style-name="Visited_20_Internet_20_Link"><text:span text:style-name="Source_20_Text"><text:span text:style-name="T13">бенч</text:span></text:span></text:a><text:span text:style-name="Source_20_Text"><text:span text:style-name="T5"> сравнивающий libev c libevent).</text:span></text:span></text:p>
        <text:h text:style-name="Heading_20_2" text:outline-level="2"><text:bookmark-start text:name="__RefHeading___Toc148_1213527551"/><text:bookmark-start text:name="_Toc13485048"/><text:bookmark-start text:name="_Toc13504410"/><text:span text:style-name="Source_20_Text"><text:span text:style-name="T27">Соглашения</text:span></text:span><text:bookmark-end text:name="__RefHeading___Toc148_1213527551"/><text:bookmark-end text:name="_Toc13485048"/><text:bookmark-end text:name="_Toc13504410"/></text:h>
        <text:p text:style-name="P1">libev очень гибко настраиваемая. В этой инструкции описывается (наиболее общая) конфигурация по умолчанию, поддерживающая множественные ЦС. Подробнее о различных конфигурационных опциях см. раздел <text:span text:style-name="Default_20_Paragraph_20_Font"><text:span text:style-name="T4">EMBED</text:span></text:span> в этом руководстве. Если libev была сконфигурирована без поддержки множественных ЦС, то все функции принимающие первым аргументом имя <text:span text:style-name="Default_20_Paragraph_20_Font"><text:span text:style-name="T28">цикла </text:span></text:span>(тип которого всегда <text:span text:style-name="Default_20_Paragraph_20_Font"><text:span text:style-name="T28">struct ev_loop *</text:span></text:span>) лишаются этого аргумента.</text:p>
        <text:h text:style-name="Heading_20_2" text:outline-level="2"><text:bookmark-start text:name="__RefHeading___Toc150_1213527551"/><text:bookmark-start text:name="_Toc13485049"/><text:bookmark-start text:name="_Toc13504411"/>Представление времени<text:bookmark-end text:name="__RefHeading___Toc150_1213527551"/><text:bookmark-end text:name="_Toc13485049"/><text:bookmark-end text:name="_Toc13504411"/></text:h>
        <text:p text:style-name="P1">libev представляет время как число с плавающей точкой, представляющее собой дробное число секунд с начала эпохи POSIX (на практике это где-то около начала 1970, подробности сложны, не спрашивайте). Это тип называемый <text:span text:style-name="Default_20_Paragraph_20_Font"><text:span text:style-name="T28">ev_tstamp</text:span></text:span>, который вы должны использовать. Он обычно представлен typedef double в С. Когда вам понадобится произвести любое вычисление над ним, вы должны представлять его как некое число с плавающей точкой.</text:p>
        <text:p text:style-name="P1">Не соответствуя своему названию, компонент <text:span text:style-name="Default_20_Paragraph_20_Font"><text:span text:style-name="T28">stamp</text:span></text:span> может использоваться для вычисления разницы во времени (например задержек) в libev.</text:p>
        <text:h text:style-name="Heading_20_1" text:outline-level="1"><text:bookmark-start text:name="__RefHeading___Toc152_1213527551"/><text:bookmark-start text:name="_Toc13485050"/><text:bookmark-start text:name="_Toc13504412"/>Обработка ошибок<text:bookmark-end text:name="__RefHeading___Toc152_1213527551"/><text:bookmark-end text:name="_Toc13485050"/><text:bookmark-end text:name="_Toc13504412"/></text:h>
        <text:p text:style-name="P1">libev генерирует три класса ошибок: ошибки операционной системы, ошибки использования и внутренние ошибки (баги).</text:p>
        <text:p text:style-name="P1">Когда libev отлавливает ошибки операционной системы которые она не может обработать (например системный вызов приводит libev в состояние с которым она не может справиться), вызывается callback установленный при помощи <text:span text:style-name="Default_20_Paragraph_20_Font"><text:span text:style-name="T28">ev_set_syserr_cb,</text:span></text:span> который как предполагается решит проблему или завершит выполнение. По умолчанию выводится диагностическое сообщение и вызывается <text:span text:style-name="Default_20_Paragraph_20_Font"><text:span text:style-name="T28">abort()</text:span></text:span>.</text:p>
        <text:p text:style-name="P1">Когда libev определяет ошибочное использование как например отрицательное значение интервала таймера, то будет выведено диагностическое сообщение и вызван <text:span text:style-name="Default_20_Paragraph_20_Font"><text:span text:style-name="T28">abort() </text:span></text:span>(средствами <text:span text:style-name="Default_20_Paragraph_20_Font"><text:span text:style-name="T28">assert, </text:span></text:span>так что NDEBUG отключит эту проверку): это программная ошибка при вызове функций libev и она должна быть исправлена.</text:p>
        <text:p text:style-name="P1">В libev также имеется несколько внутренних <text:span text:style-name="Default_20_Paragraph_20_Font"><text:span text:style-name="T28">assert</text:span></text:span> проверок на ошибки, и расширенный код проверки согласованности. Эти проверки не делаются при нормальном состоянии т. к. они указывает на проблеммы в самой libev, либо хуже того.</text:p>
        <text:h text:style-name="Heading_20_1" text:outline-level="1"><text:bookmark-start text:name="__RefHeading___Toc154_1213527551"/><text:bookmark-start text:name="_Toc13485051"/><text:bookmark-start text:name="_Toc13504413"/>Глобальные функции<text:bookmark-end text:name="__RefHeading___Toc154_1213527551"/><text:bookmark-end text:name="_Toc13485051"/><text:bookmark-end text:name="_Toc13504413"/></text:h>
        <text:p text:style-name="P1">Эти функции могут быть вызваны в любой момент, даже до инициализации библиотеки.</text:p>
        <text:h text:style-name="Heading_20_3" text:outline-level="3"><text:bookmark-start text:name="__RefHeading___Toc156_1213527551"/><text:bookmark-start text:name="_Toc13485052"/><text:bookmark-start text:name="_Toc13504414"/>ev_tstamp ev_time ()<text:bookmark-end text:name="__RefHeading___Toc156_1213527551"/><text:bookmark-end text:name="_Toc13485052"/><text:bookmark-end text:name="_Toc13504414"/></text:h>
        <text:p text:style-name="P1">Возвращает текущее время, которое используется в libev. Пожалуйста, имейте в виду, что <text:span text:style-name="Default_20_Paragraph_20_Font"><text:span text:style-name="T34">функция </text:span></text:span><text:span text:style-name="Default_20_Paragraph_20_Font"><text:span text:style-name="T32">ev_now</text:span></text:span> обычно быстрее и возвращает именно нужное вам время. Также интересна <text:soft-page-break/>комбинация <text:span text:style-name="Default_20_Paragraph_20_Font"><text:span text:style-name="T32">ev_now_update</text:span></text:span> и <text:span text:style-name="Default_20_Paragraph_20_Font"><text:span text:style-name="T32">ev_now</text:span></text:span>.</text:p>
        <text:h text:style-name="Heading_20_3" text:outline-level="3"><text:bookmark-start text:name="__RefHeading___Toc158_1213527551"/><text:bookmark-start text:name="_Toc13485053"/><text:bookmark-start text:name="_Toc13504415"/>ev_sleep(ev_tstamp interval)<text:bookmark-end text:name="__RefHeading___Toc158_1213527551"/><text:bookmark-end text:name="_Toc13485053"/><text:bookmark-end text:name="_Toc13504415"/></text:h>
        <text:p text:style-name="P1">Засыпает на заданный интервал: текущий поток будет блокирован пока не произойдёт прерывание или не истечёт заданный интервал (приблизительно: может разблокировать немного раньше, даже если не возникнет прерывания). Вернёт управление мгновенно если <text:span text:style-name="Default_20_Paragraph_20_Font"><text:span text:style-name="T28">interval &lt;= 0</text:span></text:span>.</text:p>
        <text:p text:style-name="Text_20_body">По сути это аналог <text:span text:style-name="Default_20_Paragraph_20_Font"><text:span text:style-name="T28">sleep()</text:span></text:span>.</text:p>
        <text:p text:style-name="P1">Диапазон <text:span text:style-name="Default_20_Paragraph_20_Font"><text:span text:style-name="T28">interval</text:span></text:span> ограничен – libev гарантированно работает c интервалами до одних суток (<text:span text:style-name="Default_20_Paragraph_20_Font"><text:span text:style-name="T28">interval &lt;= 86400</text:span></text:span>).</text:p>
        <text:h text:style-name="P24" text:outline-level="3"><text:bookmark-start text:name="__RefHeading___Toc160_1213527551"/><text:bookmark-start text:name="_Toc13485054"/><text:bookmark-start text:name="_Toc13504416"/>int ev_version_major ()<text:bookmark-end text:name="__RefHeading___Toc160_1213527551"/><text:bookmark-end text:name="_Toc13485054"/><text:bookmark-end text:name="_Toc13504416"/></text:h>
        <text:h text:style-name="P24" text:outline-level="3"><text:bookmark-start text:name="__RefHeading___Toc162_1213527551"/><text:bookmark-start text:name="_Toc13485055"/><text:bookmark-start text:name="_Toc13504417"/>int ev_version_minor ()<text:bookmark-end text:name="__RefHeading___Toc162_1213527551"/><text:bookmark-end text:name="_Toc13485055"/><text:bookmark-end text:name="_Toc13504417"/></text:h>
        <text:p text:style-name="P1">Вы можете узнать основной и младший номера версии библиотеки, с помощью вызова функций <text:span text:style-name="Default_20_Paragraph_20_Font"><text:span text:style-name="T28">ev_version_major </text:span></text:span>и <text:span text:style-name="Default_20_Paragraph_20_Font"><text:span text:style-name="T28">ev_version_minor</text:span></text:span>. Если вы хотите, вы можете сопоставить их с глобальными значениями <text:span text:style-name="Default_20_Paragraph_20_Font"><text:span text:style-name="T28">EV_VERSION_MAJOR</text:span></text:span> и <text:span text:style-name="Default_20_Paragraph_20_Font"><text:span text:style-name="T28">EV_VERSION_MINOR</text:span></text:span>, которые определяют версию библиотеки с которой была скомпилирована ваша программа.</text:p>
        <text:p text:style-name="P1">Эти номера версий ссылаются на ABI версии библиотеки, а не на релиз.</text:p>
        <text:p text:style-name="P1">Обычно, хорошая идея прекратить выполнение, если основная версия не совпадает, т. к. это указывает на несовместимые изменения. Большее значение младшей версии не является проблемой.</text:p>
        <text:p text:style-name="P1">Пример: убедиться, что мы случайно не слинкованы с неверной версией <text:bookmark text:name="result_box2"/>(обратите внимание, однако, что это не обнаружит других несоответствий ABI, таких как LFS или повторное размещение).</text:p>
        <text:p text:style-name="P9"><text:span text:style-name="Default_20_Paragraph_20_Font"><text:span text:style-name="T36"><text:s text:c="3"/></text:span></text:span><text:span text:style-name="Default_20_Paragraph_20_Font"><text:span text:style-name="T37">assert (("libev version mismatch",</text:span></text:span></text:p>
        <text:p text:style-name="P10"><text:s text:c="12"/>ev_version_major () == EV_VERSION_MAJOR</text:p>
        <text:p text:style-name="P15"><text:s text:c="12"/>&amp;&amp; ev_version_minor () &gt;= EV_VERSION_MINOR));</text:p>
        <text:h text:style-name="P24" text:outline-level="3"><text:bookmark-start text:name="__RefHeading___Toc215_1213527551"/><text:bookmark-start text:name="_Toc13485056"/><text:bookmark-start text:name="_Toc13504418"/>unsigned int ev_supported_backends ()<text:bookmark-end text:name="__RefHeading___Toc215_1213527551"/><text:bookmark-end text:name="_Toc13485056"/><text:bookmark-end text:name="_Toc13504418"/></text:h>
        <text:p text:style-name="P1">Возвращает набор всех бэкэндов (т.е. им соответствующее <text:span text:style-name="Default_20_Paragraph_20_Font"><text:span text:style-name="T28">EV_BACKEND_*</text:span></text:span> значения) скомпилированное в этот бинарник libev (независимо от их поддержки системой на которой вы запущены). См. <text:span text:style-name="Default_20_Paragraph_20_Font"><text:span text:style-name="T32">ev_default_loop</text:span></text:span> для описания набора значений.</text:p>
        <text:p text:style-name="P1">Пример: убедимся, что нам доступен метод epoll, потому что это здорово и должно у нас быть и дайте нам на него торрент, пожалуйста!!!11</text:p>
        <text:p text:style-name="Preformatted_20_Text"><text:span text:style-name="Default_20_Paragraph_20_Font"><text:span text:style-name="T35"><text:s text:c="2"/></text:span></text:span><text:span text:style-name="Default_20_Paragraph_20_Font"><text:span text:style-name="T36"><text:s/></text:span></text:span><text:span text:style-name="Default_20_Paragraph_20_Font"><text:span text:style-name="T37">assert (("sorry, no epoll, no sex",</text:span></text:span></text:p>
        <text:p text:style-name="P15"><text:s text:c="12"/>ev_supported_backends () &amp; EVBACKEND_EPOLL));</text:p>
        <text:h text:style-name="P24" text:outline-level="3"><text:bookmark-start text:name="__RefHeading___Toc217_1213527551"/><text:bookmark-start text:name="_Toc13485057"/><text:bookmark-start text:name="_Toc13504419"/>unsigned int ev_recommended_backends ()<text:bookmark-end text:name="__RefHeading___Toc217_1213527551"/><text:bookmark-end text:name="_Toc13485057"/><text:bookmark-end text:name="_Toc13504419"/></text:h>
        <text:p text:style-name="P1">Возвращает набор всех бэкэндов скомпилированных в этот бинарник libev и также рекомендованных для этой платформы, что значит, она будет работать для большинства файловых дескрипторов. Этот набор часто меньше того который возвращается <text:soft-page-break/><text:span text:style-name="Default_20_Paragraph_20_Font"><text:span text:style-name="T28">ev_supported_backends()</text:span></text:span>, например kqueue будет пропущен на большинстве BSD и не будет авто определён до тех пор пока вы явно не запросите его (предполагается вы знаете что делаете). <text:bookmark text:name="result_box3"/>Это набор бэкэндов, будет рассматриваться libev, если вы не укажите бэкенды явно.</text:p>
        <text:h text:style-name="P24" text:outline-level="3"><text:bookmark-start text:name="__RefHeading___Toc221_1213527551"/><text:bookmark-start text:name="_Toc13485058"/><text:bookmark-start text:name="_Toc13504420"/>unsigned int ev_embeddable_backends ()<text:bookmark-end text:name="__RefHeading___Toc221_1213527551"/><text:bookmark-end text:name="_Toc13485058"/><text:bookmark-end text:name="_Toc13504420"/></text:h>
        <text:p text:style-name="P1">Возвращает набор бэкэндов, встраиваемых в другие циклы обработки событий. Это значение <text:s/>платформозависимо но может включать бэкэнды недоступные на данной системе. Чтобы найти какие встраиваемые бэкэнды поддерживаются на текущей системе, вам следует взглянуть на (ev_embeddable_backends() &amp; ev_supported_backends()), <text:bookmark text:name="result_box4"/>аналогично рекомендуемым.</text:p>
        <text:p text:style-name="P1">Взгляните на <text:span text:style-name="Default_20_Paragraph_20_Font"><text:span text:style-name="T32">ev_embed</text:span></text:span> стражи для большей информации.</text:p>
        <text:h text:style-name="P24" text:outline-level="3"><text:bookmark-start text:name="__RefHeading___Toc223_1213527551"/><text:bookmark-start text:name="_Toc13485059"/><text:bookmark-start text:name="_Toc13504421"/>ev_set_allocator (void *(*cb)(void *ptr, long size) throw ())<text:bookmark-end text:name="__RefHeading___Toc223_1213527551"/><text:bookmark-end text:name="_Toc13485059"/><text:bookmark-end text:name="_Toc13504421"/></text:h>
        <text:p text:style-name="P1">Устанавливает используемую функцию выделения памяти (прототип аналогичен — семантически идентичен функции <text:span text:style-name="Default_20_Paragraph_20_Font"><text:span text:style-name="T28">realloc</text:span></text:span> c89/SuS/POSIX). Она используется для выделения и освобождения памяти (ничего удивительного). Если она возвращает нулевое значение когда память запрошена (<text:span text:style-name="Default_20_Paragraph_20_Font"><text:span text:style-name="T28">size != 0</text:span></text:span>), библиотека может выполнить <text:span text:style-name="Default_20_Paragraph_20_Font"><text:span text:style-name="T28">abort()</text:span></text:span> или предпринять другие деструктивные действия.</text:p>
        <text:p text:style-name="P1">С тех пор как некоторые системы (как минимум OpenBSD и Darwin) не реализуют корректно работающий <text:span text:style-name="Default_20_Paragraph_20_Font"><text:span text:style-name="T28">realloc</text:span></text:span>, libev использует обёртку для <text:span text:style-name="Default_20_Paragraph_20_Font"><text:span text:style-name="T28">realloc</text:span></text:span> и <text:span text:style-name="Default_20_Paragraph_20_Font"><text:span text:style-name="T28">free</text:span></text:span> функций по умолчанию.</text:p>
        <text:p text:style-name="P1">Вы можете переопределить эту функцию в приложениях с высокой доступностью, скажем для освобождения небольшого количества памяти если не удаётся выполнить выделение памяти, для использования специального аллокатора, или даже заснуть на время и пробовать пока немного памяти не освободится.</text:p>
        <text:p text:style-name="P1">Пример: код <text:span text:style-name="Default_20_Paragraph_20_Font"><text:span text:style-name="T28">realloc</text:span></text:span> в libev по умолчанию, что может быть полезным в качестве основы вашей собственной реализации.</text:p>
        <text:p text:style-name="P9"><text:span text:style-name="Default_20_Paragraph_20_Font"><text:span text:style-name="T36"><text:s text:c="3"/></text:span></text:span><text:span text:style-name="Default_20_Paragraph_20_Font"><text:span text:style-name="T37">static void *</text:span></text:span></text:p>
        <text:p text:style-name="P10"><text:s text:c="3"/>ev_realloc_emul (void *ptr, long size) EV_NOEXCEPT</text:p>
        <text:p text:style-name="P10"><text:s text:c="3"/>{</text:p>
        <text:p text:style-name="P10"><text:s text:c="5"/>if (size)</text:p>
        <text:p text:style-name="P10"><text:s text:c="7"/>return realloc (ptr, size);</text:p>
        <text:p text:style-name="P10"/>
        <text:p text:style-name="Preformatted_20_Text"><text:span text:style-name="Default_20_Paragraph_20_Font"><text:span text:style-name="T37"><text:s text:c="5"/></text:span></text:span><text:span text:style-name="Default_20_Paragraph_20_Font"><text:span text:style-name="T36">free (ptr);</text:span></text:span></text:p>
        <text:p text:style-name="P12"><text:s text:c="5"/>return 0;</text:p>
        <text:p text:style-name="P16"><text:s text:c="3"/>}</text:p>
        <text:p text:style-name="P1">Пример: замена libev аллокатора тем, который подождёт немного и потом попробует повторить попытку (пример требует realloc со стандартным поведением).</text:p>
        <text:p text:style-name="P9"><text:span text:style-name="Default_20_Paragraph_20_Font"><text:span text:style-name="T36"><text:s text:c="3"/></text:span></text:span><text:span text:style-name="Default_20_Paragraph_20_Font"><text:span text:style-name="T37">static void *</text:span></text:span></text:p>
        <text:p text:style-name="Preformatted_20_Text"><text:span text:style-name="Default_20_Paragraph_20_Font"><text:span text:style-name="T37"><text:s text:c="3"/>persistent_realloc (void </text:span></text:span><text:span text:style-name="Default_20_Paragraph_20_Font"><text:span text:style-name="T41">*ptr</text:span></text:span><text:span text:style-name="Default_20_Paragraph_20_Font"><text:span text:style-name="T37">, size_t size) EV_NOEXCEPT</text:span></text:span></text:p>
        <text:p text:style-name="P10"><text:s text:c="3"/>{</text:p>
        <text:p text:style-name="P10"><text:s text:c="5"/>if(!size) {</text:p>
        <text:p text:style-name="P10"><text:s text:c="7"/>free (ptr);</text:p>
        <text:p text:style-name="P10"><text:s text:c="7"/>return 0;</text:p>
        <text:p text:style-name="P10"><text:s text:c="5"/>}</text:p>
        <text:p text:style-name="P10"/>
        <text:p text:style-name="P10"><text:s text:c="5"/>for (;;) {</text:p>
        <text:p text:style-name="Preformatted_20_Text"><text:soft-page-break/><text:span text:style-name="Default_20_Paragraph_20_Font"><text:span text:style-name="T37"><text:s text:c="9"/>void </text:span></text:span><text:span text:style-name="Default_20_Paragraph_20_Font"><text:span text:style-name="T41">*newptr</text:span></text:span><text:span text:style-name="Default_20_Paragraph_20_Font"><text:span text:style-name="T37"> = realloc (ptr, size);</text:span></text:span></text:p>
        <text:p text:style-name="P10"><text:s text:c="9"/>if (newptr)</text:p>
        <text:p text:style-name="P10"><text:s text:c="11"/>return newptr;</text:p>
        <text:p text:style-name="P10"/>
        <text:p text:style-name="Preformatted_20_Text"><text:span text:style-name="Default_20_Paragraph_20_Font"><text:span text:style-name="T37"><text:s text:c="9"/></text:span></text:span><text:span text:style-name="Default_20_Paragraph_20_Font"><text:span text:style-name="T42">sleep</text:span></text:span><text:span text:style-name="Default_20_Paragraph_20_Font"><text:span text:style-name="T37"> (60);</text:span></text:span></text:p>
        <text:p text:style-name="P10"><text:s text:c="7"/>}</text:p>
        <text:p text:style-name="P10"><text:s text:c="3"/>}</text:p>
        <text:p text:style-name="P10"/>
        <text:p text:style-name="P10"><text:s text:c="3"/>...</text:p>
        <text:p text:style-name="P15"><text:s text:c="3"/>ev_set_allocator (persistent_realloc);</text:p>
        <text:h text:style-name="P24" text:outline-level="3"><text:bookmark-start text:name="__RefHeading___Toc225_1213527551"/><text:bookmark-start text:name="_Toc13485060"/><text:bookmark-start text:name="_Toc13504422"/>ev_set_syserr_cb (void (*cb)(const char *msg) throw ())<text:bookmark-end text:name="__RefHeading___Toc225_1213527551"/><text:bookmark-end text:name="_Toc13485060"/><text:bookmark-end text:name="_Toc13504422"/></text:h>
        <text:p text:style-name="P1">Устанавливает ОВ для случая возникновении ошибок в повторных системных вызовах (таких как неудачный вызов <text:span text:style-name="Default_20_Paragraph_20_Font"><text:span text:style-name="T28">select</text:span></text:span>, <text:span text:style-name="Default_20_Paragraph_20_Font"><text:span text:style-name="T28">poll</text:span></text:span>, <text:span text:style-name="Default_20_Paragraph_20_Font"><text:span text:style-name="T28">epoll_wait</text:span></text:span>). <text:bookmark text:name="result_box5"/>Сообщение представляет собой печатную строку, указывающую системный вызов или подсистему, вызвавшую проблему. Если этот ОВ установлен, то libev ожидает, что он исправит ситуацию, независимо от того, что к ней привело. То есть, libev, как правило, повторяет запрошенную операцию, и если ситуация не изменится, выполнит плохие вещи (например, <text:span text:style-name="Default_20_Paragraph_20_Font"><text:span text:style-name="T28">abort()</text:span></text:span>).</text:p>
        <text:p text:style-name="P1">Пример. Это в целом то же самое, что делает libev.</text:p>
        <text:p text:style-name="P9"><text:span text:style-name="Default_20_Paragraph_20_Font"><text:span text:style-name="T36"><text:s text:c="3"/></text:span></text:span><text:span text:style-name="Default_20_Paragraph_20_Font"><text:span text:style-name="T37">static void</text:span></text:span></text:p>
        <text:p text:style-name="Preformatted_20_Text"><text:span text:style-name="Default_20_Paragraph_20_Font"><text:span text:style-name="T37"><text:s text:c="3"/>fatal_error (const char </text:span></text:span><text:span text:style-name="Default_20_Paragraph_20_Font"><text:span text:style-name="T41">*msg</text:span></text:span><text:span text:style-name="Default_20_Paragraph_20_Font"><text:span text:style-name="T37">) EV_NOEXCEPT</text:span></text:span></text:p>
        <text:p text:style-name="P10"><text:s text:c="3"/>{</text:p>
        <text:p text:style-name="P10"><text:s text:c="5"/>perror (msg);</text:p>
        <text:p text:style-name="P10"><text:s text:c="5"/>abort ();</text:p>
        <text:p text:style-name="P10"><text:s text:c="3"/>}</text:p>
        <text:p text:style-name="P10"/>
        <text:p text:style-name="P10"><text:s text:c="3"/>...</text:p>
        <text:p text:style-name="P15"><text:s text:c="3"/>ev_set_syserr_cb (fatal_error);</text:p>
        <text:h text:style-name="P24" text:outline-level="3"><text:bookmark-start text:name="__RefHeading___Toc228_1213527551"/><text:bookmark-start text:name="_Toc13485061"/><text:bookmark-start text:name="_Toc13504423"/>ev_feed_signal (int signum)<text:bookmark-end text:name="__RefHeading___Toc228_1213527551"/><text:bookmark-end text:name="_Toc13485061"/><text:bookmark-end text:name="_Toc13504423"/></text:h>
        <text:p text:style-name="P1">Функция может быть использована для «симуляции» получения сигнала. Абсолютно безопасно вызвать эту функцию в любой момент из любого контекста, включая обработчики сигналов и произвольные потоки.</text:p>
        <text:p text:style-name="P1">Её основное назначение — управление обработчиками сигналов в вашем процессе, особенно в условиях многопоточности. Например вы можете блокировать сигналы по умолчанию во всех потоках (и указать <text:span text:style-name="Default_20_Paragraph_20_Font"><text:span text:style-name="T28">EVFLAG_NOSIGMASK</text:span></text:span> при создании всех циклов), а в одном потоке, использовать <text:span text:style-name="Default_20_Paragraph_20_Font"><text:span text:style-name="T28">sigwait </text:span></text:span>или любой другой механизм ожидания сигналов, с последующей <text:s/>«передачей» в libev вызовом <text:span text:style-name="Default_20_Paragraph_20_Font"><text:span text:style-name="T32">ev_feed_signal</text:span></text:span><text:span text:style-name="Default_20_Paragraph_20_Font"><text:span text:style-name="T34">.</text:span></text:span></text:p>
        <text:h text:style-name="Heading_20_1" text:outline-level="1"><text:bookmark-start text:name="__RefHeading___Toc230_1213527551"/><text:bookmark-start text:name="_Toc13485062"/><text:bookmark-start text:name="_Toc13504424"/>Функции контролирующие цикл обработки событий<text:bookmark-end text:name="__RefHeading___Toc230_1213527551"/><text:bookmark-end text:name="_Toc13485062"/><text:bookmark-end text:name="_Toc13504424"/></text:h>
        <text:p text:style-name="P1">ЦС описывается <text:span text:style-name="Default_20_Paragraph_20_Font"><text:span text:style-name="T28">struct ev_loop *</text:span></text:span> (где <text:span text:style-name="Default_20_Paragraph_20_Font"><text:span text:style-name="T28">struct — не</text:span></text:span> опция в данном случае, если только совместимость с libev 3 не была отключена, так как libev 3 имела функцию с таким же именем как эта структура).</text:p>
        <text:p text:style-name="P1">Библиотека оперирует двумя типами таких циклов, цикл <text:span text:style-name="Default_20_Paragraph_20_Font"><text:span text:style-name="T28">по умолчанию</text:span></text:span>, который поддерживает обработку событий дочерних процессов, и <text:span text:style-name="Default_20_Paragraph_20_Font"><text:span text:style-name="T28">динамически</text:span></text:span> создаваемые циклы, которые не поддерживают этого.</text:p>
        <text:h text:style-name="P24" text:outline-level="3"><text:bookmark-start text:name="__RefHeading___Toc233_1213527551"/><text:bookmark-start text:name="_Toc13485063"/><text:bookmark-start text:name="_Toc13504425"/><text:soft-page-break/>struct ev_loop *ev_default_loop (unsigned int flags)<text:bookmark-end text:name="__RefHeading___Toc233_1213527551"/><text:bookmark-end text:name="_Toc13485063"/><text:bookmark-end text:name="_Toc13504425"/></text:h>
        <text:p text:style-name="P1">Эта функция возвращает объект ЦС по «умолчанию», которым вы преимущественно будите пользоваться когда вам просто нужен «цикл событий». Объект цикла событий и параметр <text:span text:style-name="Default_20_Paragraph_20_Font"><text:span text:style-name="T28">flags </text:span></text:span>описываются более подробно в заметке о <text:span text:style-name="Default_20_Paragraph_20_Font"><text:span text:style-name="T32">ev_loop_new</text:span></text:span>.</text:p>
        <text:p text:style-name="P1">Если цикл по умолчанию уже инициализирован то эта функция просто вернёт его (игнорируя флаги. Если такое поведение вызывает сомнения, проверьте <text:span text:style-name="Default_20_Paragraph_20_Font"><text:span text:style-name="T32">ev_backend()</text:span></text:span><text:span text:style-name="Default_20_Paragraph_20_Font"><text:span text:style-name="T28"> </text:span></text:span>после). В противном случае, она создаст новый цикл в соответствии с переданными флагами, которые почти всегда должны быть <text:span text:style-name="Default_20_Paragraph_20_Font"><text:span text:style-name="T28">0</text:span></text:span>, за исключением когда сам вызывающий вызван из <text:span text:style-name="Default_20_Paragraph_20_Font"><text:span text:style-name="T32">ev_run</text:span></text:span><text:span text:style-name="Default_20_Paragraph_20_Font"><text:span text:style-name="T28">, </text:span></text:span>или иным образом считается «основной программой».</text:p>
        <text:p text:style-name="P1">Если вы не знаете какой цикл событий использовать, используйте тот который возвращает эта функция (или воспользуйтесь макросом <text:span text:style-name="Default_20_Paragraph_20_Font"><text:span text:style-name="T28">EV_DEFAULT</text:span></text:span>).</text:p>
        <text:p text:style-name="P1">Имейте в виду, что эта функция <text:span text:style-name="Default_20_Paragraph_20_Font"><text:span text:style-name="T33">не</text:span></text:span> потокобезопасна, так если вы хотите использовать её из нескольких потоков, вам предстоит реализовать какой нибудь мьютекс (обратите внимание, что этот случай маловероятен, поскольку циклы не могут быть просто разделены между потоками).</text:p>
        <text:p text:style-name="P1">Только цикл по умолчанию может обрабатывать стражей <text:span text:style-name="Default_20_Paragraph_20_Font"><text:span text:style-name="T32">ev_child</text:span></text:span><text:span text:style-name="Default_20_Paragraph_20_Font"><text:span text:style-name="T28">.</text:span></text:span> Для этого, он всегда регистрирует обработчик для <text:span text:style-name="Default_20_Paragraph_20_Font"><text:span text:style-name="T28">SIGCHLD</text:span></text:span>. Если это проблема для вашего приложения, вы можете создать динамический цикл с <text:span text:style-name="Default_20_Paragraph_20_Font"><text:span text:style-name="T28">ev_loop_new, </text:span></text:span>который не делает этого, или вы можете просто переопределить обработчик сигнала <text:span text:style-name="Default_20_Paragraph_20_Font"><text:span text:style-name="T28">SIGCHLD</text:span></text:span> <text:span text:style-name="Default_20_Paragraph_20_Font"><text:span text:style-name="T28">после</text:span></text:span> вызова <text:span text:style-name="Default_20_Paragraph_20_Font"><text:span text:style-name="T28">ev_default_init.</text:span></text:span></text:p>
        <text:p text:style-name="P1">Пример: это наиболее типичное использование.</text:p>
        <text:p text:style-name="P9"><text:span text:style-name="Default_20_Paragraph_20_Font"><text:span text:style-name="T36"><text:s text:c="3"/></text:span></text:span><text:span text:style-name="Default_20_Paragraph_20_Font"><text:span text:style-name="T37">if (!ev_default_loop (0))</text:span></text:span></text:p>
        <text:p text:style-name="P15"><text:s text:c="5"/><text:tab/>fatal ("could not initialise libev, bad $LIBEV_FLAGS in environment?");</text:p>
        <text:p text:style-name="P1">Пример: ограничивает libev в выборе select или poll <text:s/>в качестве бэкэнда, и игнорирует настройки окружения:</text:p>
        <text:p text:style-name="P9"><text:span text:style-name="Default_20_Paragraph_20_Font"><text:span text:style-name="T36"><text:s text:c="3"/></text:span></text:span><text:span text:style-name="Default_20_Paragraph_20_Font"><text:span text:style-name="T37">ev_default_loop (EVBACKEND_POLL | EVBACKEND_SELECT | EVFLAG_NOENV);</text:span></text:span></text:p>
        <text:h text:style-name="P24" text:outline-level="3"><text:bookmark-start text:name="__RefHeading___Toc235_1213527551"/><text:bookmark-start text:name="_Toc13485064"/><text:bookmark-start text:name="_Toc13504426"/>struct ev_loop *ev_loop_new (unsigned int flags)<text:bookmark-end text:name="__RefHeading___Toc235_1213527551"/><text:bookmark-end text:name="_Toc13485064"/><text:bookmark-end text:name="_Toc13504426"/></text:h>
        <text:p text:style-name="P1">Функция создаёт и инициализирует новый объект ЦС. Если не удаётся инициализировать цикл, возвращает <text:span text:style-name="Default_20_Paragraph_20_Font"><text:span text:style-name="T28">false</text:span></text:span>.</text:p>
        <text:p text:style-name="P1">Эта функция потокобезопасна, и является типичным примером использования libev в многопоточном приложении является создание одного цикла обработки на поток, и использование цикла по умолчанию в «main» или «родительском» потоке.</text:p>
        <text:p text:style-name="P1">Аргумент <text:span text:style-name="Default_20_Paragraph_20_Font"><text:span text:style-name="T28">flags </text:span></text:span>может быть использован для указания особого поведения или выбора бэкендов, но обычно это <text:span text:style-name="Default_20_Paragraph_20_Font"><text:span text:style-name="T28">0</text:span></text:span> (или <text:span text:style-name="Default_20_Paragraph_20_Font"><text:span text:style-name="T28">EVFLAG_AUTO</text:span></text:span>).</text:p>
        <text:p text:style-name="P1">Доступны следующие флаги:</text:p>
        <text:p text:style-name="Heading"><text:span text:style-name="Source_20_Text">EVFLAG_AUTO</text:span></text:p>
        <text:p text:style-name="P1"><text:span text:style-name="Source_20_Text"><text:span text:style-name="T5">Значение flags по умолчанию. Используйте его, если у вас нет подсказки (это правильный выбор, поверьте мне).</text:span></text:span></text:p>
        <text:p text:style-name="Heading"><text:soft-page-break/><text:span text:style-name="Source_20_Text">EVFLAG_NOENV</text:span></text:p>
        <text:p text:style-name="P1"><text:span text:style-name="Source_20_Text"><text:span text:style-name="T5">Если бит этого флага присутствует в значении (или программа выполняет setupid или setgid) то libev </text:span></text:span><text:span text:style-name="Source_20_Text"><text:span text:style-name="T8">не будет</text:span></text:span><text:span text:style-name="Source_20_Text"><text:span text:style-name="T5"> просматривать переменную окружения </text:span></text:span><text:span text:style-name="Source_20_Text"><text:span text:style-name="T8">LIBEV_FLAGS</text:span></text:span><text:span text:style-name="Source_20_Text"><text:span text:style-name="T5">. В противном случае (по умолчанию), эта переменная окружения переопределит флаги целиком, если будет найдена в окружении. Это применяется для тестирования производительности бэкэндов и работы над багами, или для того чтобы сделать libev потокобезопасной (обращение к переменным окружения не может быть произведено потокобезопастным образом, но обычно такой подход работает, если другой процесс не модифицирует их).</text:span></text:span></text:p>
        <text:p text:style-name="Heading"><text:span text:style-name="Source_20_Text">EVFLAG_FORKCHECK</text:span></text:p>
        <text:p text:style-name="P1"><text:span text:style-name="Source_20_Text"><text:span text:style-name="T5">Вместо ручного вызова </text:span></text:span><text:span text:style-name="Source_20_Text"><text:span text:style-name="T6">ev_loop_fork</text:span></text:span><text:span text:style-name="Source_20_Text"><text:span text:style-name="T5"> после </text:span></text:span><text:span text:style-name="Source_20_Text"><text:span text:style-name="T8">fork</text:span></text:span><text:span text:style-name="Source_20_Text"><text:span text:style-name="T5">, вы можете заставить libev делать проверку на </text:span></text:span><text:span text:style-name="Source_20_Text"><text:span text:style-name="T8">fork</text:span></text:span><text:span text:style-name="Source_20_Text"><text:span text:style-name="T5"> в каждой итерации по средствам включения этого флага.</text:span></text:span></text:p>
        <text:p text:style-name="P1"><text:span text:style-name="Source_20_Text"><text:span text:style-name="T5">Это достигается вызовом </text:span></text:span><text:span text:style-name="Source_20_Text"><text:span text:style-name="T8">getpid()</text:span></text:span><text:span text:style-name="Source_20_Text"><text:span text:style-name="T5"> на каждой итерации цикла, и по правде это сильно замедляет ваш цикл обработки событий, если вы делаете множество итераций и мало реальной работы, однако это обычно незаметно (на моём GNU/Linux например, </text:span></text:span><text:span text:style-name="Source_20_Text"><text:span text:style-name="T8">getpid()</text:span></text:span><text:span text:style-name="Source_20_Text"><text:span text:style-name="T5"> на самом деле простая 5-и шаговая последовательность без системных вызовов и она очень быстра, но мой GNU/Linux также поддерживает </text:span></text:span><text:span text:style-name="Source_20_Text"><text:span text:style-name="T8">pthread_atfork</text:span></text:span><text:span text:style-name="Source_20_Text"><text:span text:style-name="T5"> который ещё быстрее). (Обновление: в glibc версии 2.25 оптимизация </text:span></text:span><text:span text:style-name="Source_20_Text"><text:span text:style-name="T8">getpid() </text:span></text:span><text:span text:style-name="Source_20_Text"><text:span text:style-name="T5">снова удалена).</text:span></text:span></text:p>
        <text:p text:style-name="P1"><text:span text:style-name="Source_20_Text"><text:span text:style-name="T5">Большое преимущество этого флага — то, что вы можете забыть о </text:span></text:span><text:span text:style-name="Source_20_Text"><text:span text:style-name="T8">fork </text:span></text:span><text:span text:style-name="Source_20_Text"><text:span text:style-name="T5">(и вы забыли о том, что забыли сообщить libev о </text:span></text:span><text:span text:style-name="Source_20_Text"><text:span text:style-name="T8">fork</text:span></text:span><text:span text:style-name="Source_20_Text"><text:span text:style-name="T5">инге, </text:span></text:span><text:bookmark text:name="result_box6"/><text:span text:style-name="Source_20_Text"><text:span text:style-name="T5">хотя вам все равно придется игнорировать </text:span></text:span><text:span text:style-name="Source_20_Text"><text:span text:style-name="T8">SIGPIPE</text:span></text:span><text:span text:style-name="Source_20_Text"><text:span text:style-name="T5">) когда используете этот флаг.</text:span></text:span></text:p>
        <text:p text:style-name="P1"><text:span text:style-name="Source_20_Text"><text:span text:style-name="T5">Этот флаг не может быть переопределён или установлен в переменной окружения </text:span></text:span><text:span text:style-name="Source_20_Text"><text:span text:style-name="T8">LIBEV_FLAGS</text:span></text:span><text:span text:style-name="Source_20_Text"><text:span text:style-name="T5">.</text:span></text:span></text:p>
        <text:p text:style-name="Heading"><text:span text:style-name="Source_20_Text">EVFLAG_NOINOTIFY</text:span></text:p>
        <text:p text:style-name="P1"><text:span text:style-name="Source_20_Text"><text:span text:style-name="T5">Когда этот флаг установлен, libev не будет пытаться использовать </text:span></text:span><text:span text:style-name="Source_20_Text"><text:span text:style-name="T7">inotify</text:span></text:span><text:span text:style-name="Source_20_Text"><text:span text:style-name="T5"> API для </text:span></text:span><text:span text:style-name="Source_20_Text"><text:span text:style-name="T6">ev_stat</text:span></text:span><text:span text:style-name="Source_20_Text"><text:span text:style-name="T8"> </text:span></text:span><text:span text:style-name="Source_20_Text"><text:span text:style-name="T5">стражей. </text:span></text:span><text:bookmark text:name="result_box7"/><text:span text:style-name="Source_20_Text"><text:span text:style-name="T5">Помимо отладки и тестирования, этот флаг может быть полезен для экономии </text:span></text:span><text:span text:style-name="Source_20_Text"><text:span text:style-name="T8">inotify</text:span></text:span><text:span text:style-name="Source_20_Text"><text:span text:style-name="T5"> файловых дескрипторов, поскольку в противном случае каждый цикл, использующий </text:span></text:span><text:span text:style-name="Source_20_Text"><text:span text:style-name="T8">ev_stat</text:span></text:span><text:span text:style-name="Source_20_Text"><text:span text:style-name="T5"> наблюдатели, потребляет один </text:span></text:span><text:span text:style-name="Source_20_Text"><text:span text:style-name="T8">inotify</text:span></text:span><text:span text:style-name="Source_20_Text"><text:span text:style-name="T5"> дескриптор.</text:span></text:span></text:p>
        <text:p text:style-name="Heading"><text:span text:style-name="Source_20_Text">EVFLAG_SIGNALFD</text:span></text:p>
        <text:p text:style-name="P1"><text:bookmark text:name="result_box8"/><text:span text:style-name="Source_20_Text"><text:span text:style-name="T5">Когда этот флаг установлен, libev будет пытаться использовать </text:span></text:span><text:span text:style-name="Source_20_Text"><text:span text:style-name="T8">signalfd</text:span></text:span><text:span text:style-name="Source_20_Text"><text:span text:style-name="T5"> API для своих стражей </text:span></text:span><text:span text:style-name="Source_20_Text"><text:span text:style-name="T6">ev_signal</text:span></text:span><text:span text:style-name="Source_20_Text"><text:span text:style-name="T5"> (и </text:span></text:span><text:span text:style-name="Source_20_Text"><text:span text:style-name="T6">ev_child</text:span></text:span><text:span text:style-name="Source_20_Text"><text:span text:style-name="T5">). Этот API доставляет сигналы синхронно, что делает его как быстрее, так и позволяет получать данные в виде очереди. Он также может упростить обработку сигналов потоками, если вы правильно блокируете сигналы в своих потоках, которые не заинтересованы в их обработке.</text:span></text:span></text:p>
        <text:p text:style-name="P1"><text:span text:style-name="Source_20_Text"><text:span text:style-name="T8">Signalfd</text:span></text:span><text:span text:style-name="Source_20_Text"><text:span text:style-name="T5"> не будет использоваться по умолчанию, так как это изменит вашу маску сигналов, и есть много дрянных библиотек и программ (например, threadpool из glib), которые не могут правильно инициализировать свои маски сигналов.</text:span></text:span></text:p>
        <text:p text:style-name="Heading"><text:soft-page-break/><text:span text:style-name="Source_20_Text">EVFLAG_NOSIGMASK</text:span></text:p>
        <text:p text:style-name="P1"><text:bookmark text:name="result_box9"/><text:span text:style-name="Source_20_Text"><text:span text:style-name="T5">Когда этот флаг установлен, libev будет избегать изменения маски сигнала. В частности, это означает, что вы должны убедиться, что сигналы разблокированы, когда вы хотите их получить.</text:span></text:span></text:p>
        <text:p text:style-name="P1"><text:span text:style-name="Source_20_Text"><text:span text:style-name="T5">Такое поведение полезно, когда вы хотите выполнять собственную обработку сигналов или хотите обрабатывать сигналы только в определенных потоках и хотите избежать разблокировки сигналов libev.</text:span></text:span></text:p>
        <text:p text:style-name="P1"><text:span text:style-name="Source_20_Text"><text:span text:style-name="T5">Также требуется для POSIX в потоковой программе, так как libev вызывает </text:span></text:span><text:span text:style-name="Source_20_Text"><text:span text:style-name="T8">sigprocmask</text:span></text:span><text:span text:style-name="Source_20_Text"><text:span text:style-name="T5">, поведение которого официально не определено.</text:span></text:span></text:p>
        <text:p text:style-name="P1"><text:span text:style-name="Source_20_Text"><text:span text:style-name="T5">Поведение этого флага станет умолчанием в будущих версиях libev.</text:span></text:span></text:p>
        <text:p text:style-name="Heading"><text:span text:style-name="Source_20_Text">EVBACKEND_SELECT</text:span><text:span text:style-name="Source_20_Text"><text:span text:style-name="T5"> </text:span></text:span><text:span text:style-name="Source_20_Text"><text:span text:style-name="T12">(значение 1, портируемый бэкенд select)</text:span></text:span></text:p>
        <text:p text:style-name="P1"><text:span text:style-name="Source_20_Text"><text:span text:style-name="T5">Это стандартный бэкэнд </text:span></text:span><text:span text:style-name="Source_20_Text"><text:span text:style-name="T8">select(2). Не полностью</text:span></text:span><text:span text:style-name="Source_20_Text"><text:span text:style-name="T5"> стандартный, так как libev пытается использовать свой собственный fd_set без ограничений количества fd, при использовании этого бэкенда. Он не очень хорошо масштабируется (O(N_fd)), но обычно это быстрейший бэкенд для небольшого количества fd.</text:span></text:span></text:p>
        <text:p text:style-name="P1"><text:span text:style-name="Source_20_Text"><text:span text:style-name="T5">Для получения хорошей производительности от этого бэкенда вам потребуется большое количество параллелизма (большинство дискрипторов должны быть заняты). Если вы пишите сервер, вам надо выполнять </text:span></text:span><text:span text:style-name="Source_20_Text"><text:span text:style-name="T8">accept() </text:span></text:span><text:span text:style-name="Source_20_Text"><text:span text:style-name="T5">в цикле на как можно большем количестве соединений за одну итерацию. Вы могли бы также обратить внимание на </text:span></text:span><text:span text:style-name="Source_20_Text"><text:span text:style-name="T6">ev_set_io_collect_interval()</text:span></text:span><text:span text:style-name="Source_20_Text"><text:span text:style-name="T5"> для увеличения количества готовых к чтению дескрипторов за одну итерацию.</text:span></text:span></text:p>
        <text:p text:style-name="P1"><text:span text:style-name="Source_20_Text"><text:span text:style-name="T5">Этот бэкэнд сопоставляет </text:span></text:span><text:span text:style-name="Source_20_Text"><text:span text:style-name="T8">EV_READ</text:span></text:span><text:span text:style-name="Source_20_Text"><text:span text:style-name="T5"> c множеством readfd и </text:span></text:span><text:span text:style-name="Source_20_Text"><text:span text:style-name="T8">EV_WRITE</text:span></text:span><text:span text:style-name="Source_20_Text"><text:span text:style-name="T5"> с множеством writefd (и для обхода ошибок на Microsoft Windows, также на exceptfds для этой платформы).</text:span></text:span></text:p>
        <text:p text:style-name="Heading"><text:span text:style-name="Source_20_Text">EVBACKEND_POLL</text:span><text:span text:style-name="Source_20_Text"><text:span text:style-name="T5"> </text:span></text:span><text:span text:style-name="Source_20_Text"><text:span text:style-name="T12">(значение 2, poll бэкенд, доступен везде, кроме windows)</text:span></text:span></text:p>
        <text:p text:style-name="P1"><text:span text:style-name="Source_20_Text"><text:span text:style-name="T5">Это стандартный бэкенд </text:span></text:span><text:span text:style-name="Source_20_Text"><text:span text:style-name="T8">poll</text:span></text:span><text:span text:style-name="Source_20_Text"><text:span text:style-name="T5">(2). Он более сложен чем </text:span></text:span><text:span text:style-name="Source_20_Text"><text:span text:style-name="T8">select</text:span></text:span><text:span text:style-name="Source_20_Text"><text:span text:style-name="T5">, но обрабатывает разбросанные fds лучше и не имеет искусственного ограничения количества fd которые вы можете использовать (за исключением падения производительности с большим количеством неактивных fd). Он масштабируется аналогично с </text:span></text:span><text:span text:style-name="Source_20_Text"><text:span text:style-name="T8">select</text:span></text:span><text:span text:style-name="Source_20_Text"><text:span text:style-name="T5">, то есть O(N_fds). </text:span></text:span><text:span text:style-name="Source_20_Text"><text:span text:style-name="T13">Смотреть заметку о </text:span></text:span><text:span text:style-name="Source_20_Text"><text:span text:style-name="T6">EVBACKEND_SELECT</text:span></text:span><text:span text:style-name="Source_20_Text"><text:span text:style-name="T5">, выше, </text:span></text:span><text:bookmark text:name="result_box10"/><text:span text:style-name="Source_20_Text"><text:span text:style-name="T5">для рекомендаций по производительности.</text:span></text:span></text:p>
        <text:p text:style-name="P1"><text:span text:style-name="Source_20_Text"><text:span text:style-name="T5">Бэкенды соотносятся </text:span></text:span><text:span text:style-name="Source_20_Text"><text:span text:style-name="T28">EV_READ</text:span></text:span><text:span text:style-name="Source_20_Text"><text:span text:style-name="T8"> </text:span></text:span><text:span text:style-name="Source_20_Text"><text:span text:style-name="T5">с</text:span></text:span><text:span text:style-name="Source_20_Text"><text:span text:style-name="T8"> </text:span></text:span><text:span text:style-name="Source_20_Text"><text:span text:style-name="T28">POLLIN | POLLERR | POLLHUP</text:span></text:span><text:span text:style-name="Source_20_Text"><text:span text:style-name="T5">, и </text:span></text:span><text:span text:style-name="Source_20_Text"><text:span text:style-name="T28">EV_WRITE</text:span></text:span><text:span text:style-name="Source_20_Text"><text:span text:style-name="T8"> к </text:span></text:span><text:span text:style-name="Source_20_Text"><text:span text:style-name="T28">POLLOUT | POLLERR | POLLHUP</text:span></text:span><text:span text:style-name="Source_20_Text"><text:span text:style-name="T5">.</text:span></text:span></text:p>
        <text:p text:style-name="Heading"><text:span text:style-name="Source_20_Text">EVBACKEND_EPOLL</text:span><text:span text:style-name="Source_20_Text"><text:span text:style-name="T5"> </text:span></text:span><text:span text:style-name="Source_20_Text"><text:span text:style-name="T12">(значение 4, Linux)</text:span></text:span></text:p>
        <text:p text:style-name="P1"><text:span text:style-name="Source_20_Text"><text:span text:style-name="T5">Использование Linux- специфичного </text:span></text:span><text:span text:style-name="Source_20_Text"><text:span text:style-name="T8">epoll(7)</text:span></text:span><text:span text:style-name="Source_20_Text"><text:span text:style-name="T5"> интерфейса (для обоих до- и после- 2.6.9 kernel).</text:span></text:span></text:p>
        <text:p text:style-name="P1"><text:span text:style-name="Source_20_Text"><text:span text:style-name="T5">Для небольшого количества fd, этот бэкэнд немного медленнее чем poll и select, но он феноменально хорошо масштабируется. В то время как poll и select обычно масштабируются </text:span></text:span><text:soft-page-break/><text:span text:style-name="Source_20_Text"><text:span text:style-name="T5">как O(N_fd), где N_fd является количеством fd (или наибольшим fd), epoll масштабируется как O(1) или как O(active_fd).</text:span></text:span></text:p>
        <text:p text:style-name="P1"><text:span text:style-name="Source_20_Text"><text:span text:style-name="T5">Механизм </text:span></text:span><text:span text:style-name="Source_20_Text"><text:span text:style-name="T8">epoll</text:span></text:span><text:span text:style-name="Source_20_Text"><text:span text:style-name="T5"> заслуживает отдельного упоминания как наиболее кривой из продвинутых механизмов обработки событий: откровенную досаду вызывает незаметный сброс файловых дескрипторов, требование системного вызова при каждом изменении каждого файлового дескриптора (и ненужное угадывание параметров), проблемы с дублированием, возвращением раньше таймаута, что приводит к дополнительным итерациям (и только 5мс точность, когда </text:span></text:span><text:span text:style-name="Source_20_Text"><text:span text:style-name="T8">select</text:span></text:span><text:span text:style-name="Source_20_Text"><text:span text:style-name="T5"> на той же самой платформе даёт 0.1 мс точность) и так далее. Наибольшие претензии вызывает fork race, — если программа вызывает fork тогда </text:span></text:span><text:span text:style-name="Source_20_Text"><text:span text:style-name="T8">оба</text:span></text:span><text:span text:style-name="Source_20_Text"><text:span text:style-name="T5">, родительский и дочерний процессы, должны пересоздать </text:span></text:span><text:span text:style-name="Source_20_Text"><text:span text:style-name="T8">epoll</text:span></text:span><text:span text:style-name="Source_20_Text"><text:span text:style-name="T5"> набор, что может занять определённое время (один системный вызов на каждый файловый дескриптор) и это конечно сложно отследить.</text:span></text:span></text:p>
        <text:p text:style-name="P1"><text:span text:style-name="Source_20_Text"><text:span text:style-name="T8">Epoll</text:span></text:span><text:span text:style-name="Source_20_Text"><text:span text:style-name="T5"> также общеизвестно глюченный — встраивание fd </text:span></text:span><text:span text:style-name="Source_20_Text"><text:span text:style-name="T8">epoll</text:span></text:span><text:span text:style-name="Source_20_Text"><text:span text:style-name="T5"> </text:span></text:span><text:span text:style-name="Source_20_Text"><text:span text:style-name="T8">должно</text:span></text:span><text:span text:style-name="Source_20_Text"><text:span text:style-name="T5"> работать, но конечно же </text:span></text:span><text:span text:style-name="Source_20_Text"><text:span text:style-name="T8">не работает</text:span></text:span><text:span text:style-name="Source_20_Text"><text:span text:style-name="T5">, и </text:span></text:span><text:span text:style-name="Source_20_Text"><text:span text:style-name="T8">epoll</text:span></text:span><text:span text:style-name="Source_20_Text"><text:span text:style-name="T5"> любит сообщать о событиях для полностью несоответствующих файловых дескрипторов (даже для уже закрытых, поэтому их даже не получается удалить из набора) от зарегистрированных в наборе (особенно на SMP системах). libev пытается сосчитать такие ложные уведомления по средствам внедрения дополнительного счётчика и сопоставления его с событиями для фильтрации ложных, когда это необходимо. </text:span></text:span><text:bookmark text:name="result_box11"/><text:span text:style-name="Source_20_Text"><text:span text:style-name="T8">Epoll</text:span></text:span><text:span text:style-name="Source_20_Text"><text:span text:style-name="T5"> также ошибочно округляет тайм ауты, но не сообщает, когда и на сколько, поэтому иногда вам приходится получать задержки, потому что </text:span></text:span><text:span text:style-name="Source_20_Text"><text:span text:style-name="T8">epoll</text:span></text:span><text:span text:style-name="Source_20_Text"><text:span text:style-name="T5"> возвращается сразу, несмотря на ненулевой тайм-аут. И, наконец, но не последнее, он также отказывается работать с некоторыми файловыми дескрипторами, с которыми отлично работает </text:span></text:span><text:span text:style-name="Source_20_Text"><text:span text:style-name="T8">select</text:span></text:span><text:span text:style-name="Source_20_Text"><text:span text:style-name="T5"> (файлы, многие символьные устройства ...).</text:span></text:span></text:p>
        <text:p text:style-name="P1"><text:span text:style-name="Source_20_Text"><text:span text:style-name="T8">Epoll — </text:span></text:span><text:span text:style-name="Source_20_Text"><text:span text:style-name="T5">катастрофа среди ЦС, франкенполл, собранный в спешке, с не продуманным дизайном и интерфейсом. О, боль, когда же это закончится …</text:span></text:span></text:p>
        <text:p text:style-name="P1"><text:span text:style-name="Source_20_Text"><text:span text:style-name="T5">Во время остановки, настройки и запуска стражей I/O в одной итерации приведёт к некоторому кешированию, тем не менее существует системный вызов на такой случай (т. к. тот же файловый дескриптор может указывать на другие файловые дескрипторы), поэтому лучше избегать этого. Также, </text:span></text:span><text:span text:style-name="Source_20_Text"><text:span text:style-name="T8">dup() </text:span></text:span><text:span text:style-name="Source_20_Text"><text:span text:style-name="T5">файловый дескриптор может не работать правильно если вы зарегистрировали событие на оба файловых дескриптора.</text:span></text:span></text:p>
        <text:p text:style-name="P1"><text:span text:style-name="Source_20_Text"><text:span text:style-name="T5">Лучшая производительность от этого бэкенда достигается путём удаления всех стражей для файлового дескриптора до того, как он будет закрыт, если это возможно, т. е. использование как минимум одного активного стража на файловый дескриптор всё время. Остановка и запуск стража (без переназначения) также обычно не вызывает дополнительные накладные расходы. Fork может привести к ложным срабатываниям, а также заставляет libev удалить и пересоздать объект </text:span></text:span><text:span text:style-name="Source_20_Text"><text:span text:style-name="T8">epoll, </text:span></text:span><text:span text:style-name="Source_20_Text"><text:span text:style-name="T5">что займёт продолжительное время и, следовательно этого надо избегать.</text:span></text:span></text:p>
        <text:p text:style-name="P1"><text:span text:style-name="Source_20_Text"><text:span text:style-name="T5">Это значит, что на практике, </text:span></text:span><text:span text:style-name="Source_20_Text"><text:span text:style-name="T8">EVBACKEND_SELECT</text:span></text:span><text:span text:style-name="Source_20_Text"><text:span text:style-name="T5"> может оказаться быстрее чем </text:span></text:span><text:span text:style-name="Source_20_Text"><text:span text:style-name="T8">epoll</text:span></text:span><text:span text:style-name="Source_20_Text"><text:span text:style-name="T5"> для возможно сотен файловых дескрипторов, в зависимости от использования. Как печально.</text:span></text:span></text:p>
        <text:p text:style-name="P17"><text:span text:style-name="Source_20_Text"><text:span text:style-name="T5">Номинально встраивается в другие ЦС, эта возможность не работает во многих проверенных версиях ядра, но возможно в текущей всё исправлено.</text:span></text:span></text:p>
        <text:p text:style-name="P18"><text:soft-page-break/><text:span text:style-name="Source_20_Text"><text:span text:style-name="T5">Это бэкэнд сопоставляет </text:span></text:span><text:span text:style-name="Source_20_Text"><text:span text:style-name="T8">EV_READ</text:span></text:span><text:span text:style-name="Source_20_Text"><text:span text:style-name="T5"> и </text:span></text:span><text:span text:style-name="Source_20_Text"><text:span text:style-name="T8">EV_WRITE</text:span></text:span><text:span text:style-name="Source_20_Text"><text:span text:style-name="T5"> одинаковым образом как </text:span></text:span><text:span text:style-name="Source_20_Text"><text:span text:style-name="T8">EVBACKEND_POLL</text:span></text:span><text:span text:style-name="Source_20_Text"><text:span text:style-name="T5">.</text:span></text:span></text:p>
        <text:p text:style-name="Heading"><text:span text:style-name="Source_20_Text">EVBACKEND_LINUXAIO </text:span><text:span text:style-name="Source_20_Text"><text:span text:style-name="T12">(значение 64, Linux)</text:span></text:span></text:p>
        <text:p text:style-name="Text_20_body"><text:span text:style-name="Source_20_Text"><text:span text:style-name="T5">Использование Linux-специфичного Linux AIO (</text:span></text:span><text:span text:style-name="Source_20_Text"><text:span text:style-name="T12">не </text:span></text:span><text:span text:style-name="Source_20_Text"><text:span text:style-name="T5">aio(7), а io_submit(2)) доступено в ядрах после 4.18 (но libev пытается его использовать c версии 4.19+).</text:span></text:span></text:p>
        <text:p text:style-name="Text_20_body"><text:span text:style-name="Source_20_Text"><text:span text:style-name="T5">Это еще один провальный Linux-специфичный ЦС.</text:span></text:span></text:p>
        <text:p text:style-name="P1"><text:span text:style-name="Source_20_Text"><text:span text:style-name="T43">Если этот бэкэнд работает у вас (на момент написания статьи он был очень экспериментальным), это лучший интерфейс событий, доступный в Linux, и, возможно, его стоит включить — если он не доступен на вашем ядре, это будет обнаружено, и это бэкэнд будет пропущен.</text:span></text:span></text:p>
        <text:p text:style-name="P1"><text:span text:style-name="Source_20_Text"><text:span text:style-name="T43">Этот бэкенд может выполнять пакетные запросы и поддерживает кольцевой буфер в пользовательском адресном пространстве для доставки событий. Он также не страдает от большинства недостатков в дизайне характерных для </text:span></text:span><text:span text:style-name="Source_20_Text"><text:span text:style-name="T44">epoll </text:span></text:span><text:span text:style-name="Source_20_Text"><text:span text:style-name="T43">(таких как не возможность удаления источника сообщений из набора </text:span></text:span><text:span text:style-name="Source_20_Text"><text:span text:style-name="T44">epoll</text:span></text:span><text:span text:style-name="Source_20_Text"><text:span text:style-name="T43">), это звучит слишком хорошо, чтобы быть правдой. Но этот бэкенд страдает от целого ряда новых ограничений, заставляя вас вернуться к </text:span></text:span><text:span text:style-name="Source_20_Text"><text:span text:style-name="T44">epoll</text:span></text:span><text:span text:style-name="Source_20_Text"><text:span text:style-name="T43">, несмотря на все его проблемы с дизайном.</text:span></text:span></text:p>
        <text:p text:style-name="P1"><text:span text:style-name="Source_20_Text"><text:span text:style-name="T43">Во-первых, он непросто встраивается (но это может быть сделано с дополнительными издержками). На него также распространяются ограничения системы, которые можно настроить в /proc/sys/fs/aio-max-nr. Если ни одного AIO запроса не осталось, этот бэкенд будет пропущен во время инициализации, и будет заменён на </text:span></text:span><text:span text:style-name="Source_20_Text"><text:span text:style-name="T44">epoll</text:span></text:span><text:span text:style-name="Source_20_Text"><text:span text:style-name="T43">, когда ЦС активен.</text:span></text:span></text:p>
        <text:p text:style-name="P1"><text:span text:style-name="Source_20_Text"><text:span text:style-name="T43">Однако на практике наиболее проблематичным является то, что не все типы файловых дескрипторы работают с ним. Например Linux 5.1 поддерживает TCP сокеты, пайпы, событийные дескрипторы, файлы, </text:span></text:span><text:span text:style-name="Source_20_Text"><text:span text:style-name="T44">dev/null,</text:span></text:span><text:span text:style-name="Source_20_Text"><text:span text:style-name="T43">и многое другое, но tty не работает правильно (известный </text:span></text:span><text:a xlink:type="simple" xlink:href="https://lore.kernel.org/patchwork/patch/1047453/" office:target-frame-name="_top" xlink:show="replace" text:style-name="Internet_20_link" text:visited-style-name="Visited_20_Internet_20_Link"><text:span text:style-name="Source_20_Text">баг</text:span></text:a><text:span text:style-name="Source_20_Text"><text:span text:style-name="T43"> который совсем не заботит разработчиков), так что это не (пока?) ЦС общего назначения.</text:span></text:span></text:p>
        <text:p text:style-name="P1"><text:span text:style-name="Source_20_Text"><text:span text:style-name="T43">В целом, похоже, разработчики Linux просто не хотят, чтобы существовал портируемый ЦС, кроме select или poll.</text:span></text:span></text:p>
        <text:p text:style-name="P1"><text:span text:style-name="Source_20_Text"><text:span text:style-name="T43">Чтобы обойти все эти проблемы, текущая версия libev использует бэкэнд epoll как запасной вариант для типов файловых дескрипторов, которые не работают c AIO. Или полностью возвращается к epoll, если ядро не поддерживается.</text:span></text:span></text:p>
        <text:p text:style-name="P18"><text:span text:style-name="Source_20_Text"><text:span text:style-name="T43">Это бэкэнд сопоставляет </text:span></text:span><text:span text:style-name="Source_20_Text"><text:span text:style-name="T44">EV_READ</text:span></text:span><text:span text:style-name="Source_20_Text"><text:span text:style-name="T43"> и </text:span></text:span><text:span text:style-name="Source_20_Text"><text:span text:style-name="T44">EV_WRITE</text:span></text:span><text:span text:style-name="Source_20_Text"><text:span text:style-name="T43"> одинаковым образом как </text:span></text:span><text:span text:style-name="Source_20_Text"><text:span text:style-name="T44">EVBACKEND_POLL</text:span></text:span><text:span text:style-name="Source_20_Text"><text:span text:style-name="T43">.</text:span></text:span></text:p>
        <text:p text:style-name="P19"><text:span text:style-name="Source_20_Text">EVBACKEND_KQUEUE </text:span><text:span text:style-name="Source_20_Text"><text:span text:style-name="T12">(значение 8, большинство BSD клонов)</text:span></text:span></text:p>
        <text:p text:style-name="P1"><text:span text:style-name="Source_20_Text"><text:span text:style-name="T8">kqueue</text:span></text:span><text:span text:style-name="Source_20_Text"><text:span text:style-name="T5"> заслуживает отдельного упоминания, в момент написания, он ломался на всех BSD за исключением NetBSD (обычно он не работает надёжно ни с чем кроме сокетов, пайпов, за исключением на Darwin, где он конечно абсолютно не востребован). </text:span></text:span><text:bookmark text:name="result_box14"/><text:span text:style-name="Source_20_Text"><text:span text:style-name="T5">В отличие от epoll, чья проблема в дизайне, </text:span></text:span><text:span text:style-name="Source_20_Text"><text:span text:style-name="T8">kqueue</text:span></text:span><text:span text:style-name="Source_20_Text"><text:span text:style-name="T5"> баги могут (и со временем будут) будут исправлены без </text:span></text:span><text:soft-page-break/><text:span text:style-name="Source_20_Text"><text:span text:style-name="T5">изменения API для уже существующих программ. По этой причине </text:span></text:span><text:span text:style-name="Source_20_Text"><text:span text:style-name="T8">kqueue</text:span></text:span><text:span text:style-name="Source_20_Text"><text:span text:style-name="T5"> не определяется автоматически пока вы явно не укажите его флаг (то есть используя </text:span></text:span><text:span text:style-name="Source_20_Text"><text:span text:style-name="T8">EVBACKEND_KQUEUE</text:span></text:span><text:span text:style-name="Source_20_Text"><text:span text:style-name="T5">) или libev была скомпилирована на хорошо известной системе как NetBSD.</text:span></text:span></text:p>
        <text:p text:style-name="P1"><text:span text:style-name="Source_20_Text"><text:span text:style-name="T5">Вы можете встроить </text:span></text:span><text:span text:style-name="Source_20_Text"><text:span text:style-name="T8">kqueue</text:span></text:span><text:span text:style-name="Source_20_Text"><text:span text:style-name="T5"> в обычный бэкенд</text:span></text:span><text:span text:style-name="Source_20_Text"><text:span text:style-name="T8"> poll </text:span></text:span><text:span text:style-name="Source_20_Text"><text:span text:style-name="T5">или </text:span></text:span><text:span text:style-name="Source_20_Text"><text:span text:style-name="T8">select</text:span></text:span><text:span text:style-name="Source_20_Text"><text:span text:style-name="T5"> и использовать его только для сокетов (после того как убедитесь, что сокеты работают с </text:span></text:span><text:span text:style-name="Source_20_Text"><text:span text:style-name="T8">kqueue</text:span></text:span><text:span text:style-name="Source_20_Text"><text:span text:style-name="T5"> правильно на целевой платформе). См. </text:span></text:span><text:span text:style-name="Source_20_Text"><text:span text:style-name="T45">ev_embed</text:span></text:span><text:span text:style-name="Source_20_Text"><text:span text:style-name="T5"> страж для большей информации.</text:span></text:span></text:p>
        <text:p text:style-name="P1"><text:span text:style-name="Source_20_Text"><text:span text:style-name="T5">Она масштабируется таким же образом как и </text:span></text:span><text:span text:style-name="Source_20_Text"><text:span text:style-name="T8">epoll</text:span></text:span><text:span text:style-name="Source_20_Text"><text:span text:style-name="T5">, но интерфейс к ядру более эффективен (что ничего не говорит о скорости работы, конечно же). Во время остановки, настройки и запуска I/O стражей не требуется никаких дополнительных системных вызовов как с </text:span></text:span><text:span text:style-name="Source_20_Text"><text:span text:style-name="T8">EVBACKEND_EPOLL</text:span></text:span><text:span text:style-name="Source_20_Text"><text:span text:style-name="T5">, он по-прежнему добавляет до двух изменений событий за раз. Поддержка </text:span></text:span><text:span text:style-name="Source_20_Text"><text:span text:style-name="T8">fork() </text:span></text:span><text:span text:style-name="Source_20_Text"><text:span text:style-name="T5">очень плоха (вы можете получить утечку fd при </text:span></text:span><text:span text:style-name="Source_20_Text"><text:span text:style-name="T8">fork(), </text:span></text:span><text:span text:style-name="Source_20_Text"><text:span text:style-name="T5">но это более разумно чем в </text:span></text:span><text:span text:style-name="Source_20_Text"><text:span text:style-name="T8">epoll</text:span></text:span><text:span text:style-name="Source_20_Text"><text:span text:style-name="T5">) и </text:span></text:span><text:bookmark text:name="result_box15"/><text:span text:style-name="Source_20_Text"><text:span text:style-name="T5">он автоматически отключает fds в подобных сложнообноруживаемых случаях.</text:span></text:span></text:p>
        <text:p text:style-name="P1"><text:bookmark text:name="result_box16"/><text:span text:style-name="Source_20_Text"><text:span text:style-name="T5">Этот бэкенд обычно хорош в большинстве ситуаций.</text:span></text:span></text:p>
        <text:p text:style-name="P1"><text:bookmark text:name="result_box17"/><text:span text:style-name="Source_20_Text"><text:span text:style-name="T5">Хотя номинально встраивается в другие циклы событий, это не всегда работает, поэтому может потребоваться тестирование. И поскольку он ломается почти везде, вы должны использовать его только тогда, когда у вас много сокетов (для которых он обычно работает), встроив его в другой цикл событий (например, </text:span></text:span><text:span text:style-name="Source_20_Text"><text:span text:style-name="T8">EVBACKEND_SELECT</text:span></text:span><text:span text:style-name="Source_20_Text"><text:span text:style-name="T5"> или </text:span></text:span><text:span text:style-name="Source_20_Text"><text:span text:style-name="T8">EVBACKEND_POLL</text:span></text:span><text:span text:style-name="Source_20_Text"><text:span text:style-name="T5"> (но poll конечно также ломается на OS X)) и, как я и сказал используйте его только для сокетов.</text:span></text:span></text:p>
        <text:p text:style-name="P1"><text:span text:style-name="Source_20_Text"><text:span text:style-name="T5">Этот бэкэед соотносит </text:span></text:span><text:span text:style-name="Source_20_Text"><text:span text:style-name="T8">EV_READ</text:span></text:span><text:span text:style-name="Source_20_Text"><text:span text:style-name="T5"> как</text:span></text:span><text:span text:style-name="Source_20_Text"><text:span text:style-name="T8"> EVFILT_READ</text:span></text:span><text:span text:style-name="Source_20_Text"><text:span text:style-name="T5"> kevent с </text:span></text:span><text:span text:style-name="Source_20_Text"><text:span text:style-name="T8">NOTE_EOF</text:span></text:span><text:span text:style-name="Source_20_Text"><text:span text:style-name="T5">, и </text:span></text:span><text:span text:style-name="Source_20_Text"><text:span text:style-name="T8">EV_WRITE</text:span></text:span><text:span text:style-name="Source_20_Text"><text:span text:style-name="T5"> как </text:span></text:span><text:span text:style-name="Source_20_Text"><text:span text:style-name="T8">EVFILT_WRITE</text:span></text:span><text:span text:style-name="Source_20_Text"><text:span text:style-name="T5"> kevent с </text:span></text:span><text:span text:style-name="Source_20_Text"><text:span text:style-name="T8">NOTE_EOF</text:span></text:span><text:span text:style-name="Source_20_Text"><text:span text:style-name="T5">.</text:span></text:span></text:p>
        <text:p text:style-name="Heading"><text:span text:style-name="Source_20_Text">EVBACKEND_DEVPOLL</text:span><text:span text:style-name="Source_20_Text"><text:span text:style-name="T5"> </text:span></text:span><text:span text:style-name="Source_20_Text"><text:span text:style-name="T12">(значение 16, Solaris 8)</text:span></text:span></text:p>
        <text:p text:style-name="P1"><text:span text:style-name="Source_20_Text"><text:span text:style-name="T5">Пока не реализовано (и скорее всего не будет, до тех пор, пока вы не пришлёте мне реализацию). </text:span></text:span><text:bookmark text:name="result_box18"/><text:span text:style-name="Source_20_Text"><text:span text:style-name="T5">Согласно сообщениям, /dev/poll поддерживает только сокеты и не встраивается, что очень сильно ограничивает полезность этого бэкенда.</text:span></text:span></text:p>
        <text:p text:style-name="Heading"><text:span text:style-name="Source_20_Text"><text:span text:style-name="T1">EVBACKEND_PORT</text:span></text:span><text:span text:style-name="Source_20_Text"><text:span text:style-name="T14"> </text:span></text:span><text:span text:style-name="Source_20_Text"><text:span text:style-name="T15">(</text:span></text:span><text:span text:style-name="Source_20_Text"><text:span text:style-name="T12">знаечение</text:span></text:span><text:span text:style-name="Source_20_Text"><text:span text:style-name="T15"> 32, Solaris 10)</text:span></text:span></text:p>
        <text:p text:style-name="P1"><text:span text:style-name="Source_20_Text"><text:span text:style-name="T5">Этот</text:span></text:span><text:span text:style-name="Source_20_Text"><text:span text:style-name="T14"> </text:span></text:span><text:span text:style-name="Source_20_Text"><text:span text:style-name="T5">механизм</text:span></text:span><text:span text:style-name="Source_20_Text"><text:span text:style-name="T14"> </text:span></text:span><text:span text:style-name="Source_20_Text"><text:span text:style-name="T5">использует</text:span></text:span><text:span text:style-name="Source_20_Text"><text:span text:style-name="T14"> event port</text:span></text:span><text:span text:style-name="Source_20_Text"><text:span text:style-name="T17"> </text:span></text:span><text:span text:style-name="Source_20_Text"><text:span text:style-name="T14">Solaris 10. </text:span></text:span><text:span text:style-name="Source_20_Text"><text:span text:style-name="T5">Как и всё на Solaris, он очень медленный, но он очень хорошо масштабируется (O (active_fds)).</text:span></text:span></text:p>
        <text:p text:style-name="P1"><text:span text:style-name="Source_20_Text"><text:span text:style-name="T5">Хотя этот бэкенд хорошо масштабируется, он требует одного системного вызова для каждого активного дескриптора файла для каждой итерации цикла. Для небольшого и среднего количества файловых дескрипторов может работать медленнее чем </text:span></text:span><text:span text:style-name="Source_20_Text"><text:span text:style-name="T8">EVBACKEND_SELECT </text:span></text:span><text:span text:style-name="Source_20_Text"><text:span text:style-name="T5">и </text:span></text:span><text:span text:style-name="Source_20_Text"><text:span text:style-name="T8">EVBACKEND_POLL</text:span></text:span><text:span text:style-name="Source_20_Text"><text:span text:style-name="T5">.</text:span></text:span></text:p>
        <text:p text:style-name="P1"><text:span text:style-name="Source_20_Text"><text:span text:style-name="T5">Положительная сторона этого бэкенда — полное выполнение спецификаций во всех тестах и полная встраиваемость, что редко для </text:span></text:span><text:span text:style-name="Source_20_Text"><text:span text:style-name="T18">ОС</text:span></text:span><text:span text:style-name="Source_20_Text"><text:span text:style-name="T5">-специфичных бэкендов (я предпочитаю предсказуемость обходным путям).</text:span></text:span></text:p>
        <text:p text:style-name="P1"><text:span text:style-name="Source_20_Text"><text:span text:style-name="T5">Отрицательная сторона — </text:span></text:span><text:span text:style-name="Source_20_Text"><text:span text:style-name="T8">причудливость. Он </text:span></text:span><text:span text:style-name="Source_20_Text"><text:span text:style-name="T5">настолько странный, что даже сам sun ошибается в своих примерах кода: функция опроса событий иногда передаёт события </text:span></text:span><text:soft-page-break/><text:span text:style-name="Source_20_Text"><text:span text:style-name="T5">вызывающему, даже если произошла ошибка, но без указания, была ли ошибка или нет (да, это даже документировано именно так) — очень опасно для пограничных интерфейсов, где вам абсолютно необходимо знать, произошло ли событие или нет, потому что вам нужно повторно активировать стража.</text:span></text:span></text:p>
        <text:p text:style-name="P1"><text:span text:style-name="Source_20_Text"><text:span text:style-name="T5">К счастью, libev, похоже, способен обойти этот идиотизм.</text:span></text:span></text:p>
        <text:p text:style-name="P1"><text:span text:style-name="Source_20_Text"><text:span text:style-name="T5">Этот бэкенд сопоставляет </text:span></text:span><text:span text:style-name="Source_20_Text"><text:span text:style-name="T8">EV_READ</text:span></text:span><text:span text:style-name="Source_20_Text"><text:span text:style-name="T5"> и </text:span></text:span><text:span text:style-name="Source_20_Text"><text:span text:style-name="T8">EV_WRITE</text:span></text:span><text:span text:style-name="Source_20_Text"><text:span text:style-name="T5"> так же, как </text:span></text:span><text:span text:style-name="Source_20_Text"><text:span text:style-name="T8">EVBACKEND_POLL</text:span></text:span><text:span text:style-name="Source_20_Text"><text:span text:style-name="T5">.</text:span></text:span></text:p>
        <text:p text:style-name="Heading"><text:span text:style-name="Source_20_Text">EVBACKEND_ALL</text:span></text:p>
        <text:p text:style-name="P1"><text:bookmark text:name="result_box20"/><text:span text:style-name="Source_20_Text"><text:span text:style-name="T5">Пробует все бэкэнды (даже потенциально сломанные, которые не будут проверяться с </text:span></text:span><text:span text:style-name="Source_20_Text"><text:span text:style-name="T8">EVFLAG_AUTO</text:span></text:span><text:span text:style-name="Source_20_Text"><text:span text:style-name="T5">).</text:span></text:span><text:span text:style-name="Source_20_Text"><text:span text:style-name="T18"> т.к. это маска, допустимо </text:span></text:span><text:span text:style-name="Source_20_Text"><text:span text:style-name="T8">EVBACKEND</text:span></text:span><text:span text:style-name="Source_20_Text"><text:span text:style-name="T20">_</text:span></text:span><text:span text:style-name="Source_20_Text"><text:span text:style-name="T8">ALL</text:span></text:span><text:span text:style-name="Source_20_Text"><text:span text:style-name="T20"> </text:span></text:span><text:span text:style-name="Source_20_Text"><text:span text:style-name="T19">&amp; ~</text:span></text:span><text:span text:style-name="Source_20_Text"><text:span text:style-name="T8">EVBACKEND</text:span></text:span><text:span text:style-name="Source_20_Text"><text:span text:style-name="T20">_</text:span></text:span><text:span text:style-name="Source_20_Text"><text:span text:style-name="T8">KQUEUE</text:span></text:span><text:span text:style-name="Source_20_Text"><text:span text:style-name="T18">.</text:span></text:span></text:p>
        <text:p text:style-name="P1"><text:span text:style-name="Source_20_Text"><text:span text:style-name="T5">Определенно не рекомендуется использовать этот флаг. </text:span></text:span><text:span text:style-name="Source_20_Text"><text:span text:style-name="T18">Вместо этого используйте, что </text:span></text:span><text:span text:style-name="Source_20_Text"><text:span text:style-name="T5">возвращает</text:span></text:span><text:span text:style-name="Source_20_Text"><text:span text:style-name="T8"> ev_recommended_backends()</text:span></text:span><text:span text:style-name="Source_20_Text"><text:span text:style-name="T5">, или просто не указывать бэкенд вообще.</text:span></text:span></text:p>
        <text:p text:style-name="Heading"><text:span text:style-name="Source_20_Text">EVBACKEND_MASK</text:span></text:p>
        <text:p text:style-name="P1"><text:bookmark text:name="result_box21"/><text:span text:style-name="Source_20_Text"><text:span text:style-name="T5">Это не бэкенд, а маска для выбора всех бэкэнд-битов из значения флагов, если вы хотите замаскировать любые бэкенды из значения флагов (например, при изменении переменной среды </text:span></text:span><text:span text:style-name="Source_20_Text"><text:span text:style-name="T8">LIBEV_FLAGS</text:span></text:span><text:span text:style-name="Source_20_Text"><text:span text:style-name="T5">).</text:span></text:span></text:p>
        <text:p text:style-name="P1"><text:bookmark text:name="result_box22"/><text:span text:style-name="Source_20_Text"><text:span text:style-name="T5">Если один или несколько флагов бэкэнда указаны в значении флагов, тогда будут проверяться только эти бэкенды (в обратном порядке, как указано здесь). Если ни один из них не указан, будут проверены все бэкенды в </text:span></text:span><text:span text:style-name="Source_20_Text"><text:span text:style-name="T8">ev_recommended_backends()</text:span></text:span><text:span text:style-name="Source_20_Text"><text:span text:style-name="T5">.</text:span></text:span></text:p>
        <text:p text:style-name="P1"><text:span text:style-name="Source_20_Text"><text:span text:style-name="T5">Пример. Попробуйте создать цикл событий, который использует epoll и ничего другого.</text:span></text:span></text:p>
        <text:p text:style-name="P9"><text:span text:style-name="Source_20_Text"><text:span text:style-name="T37">struct ev_loop *epoller = ev_loop_new (EVBACKEND_EPOLL | EVFLAG_NOENV);</text:span></text:span></text:p>
        <text:p text:style-name="P10"><text:s text:c="3"/>if (!epoller)</text:p>
        <text:p text:style-name="P15"><text:s text:c="5"/>fatal ("no epoll found here, maybe it hides under your chair");</text:p>
        <text:p text:style-name="P1"><text:bookmark text:name="result_box23"/><text:span text:style-name="Source_20_Text"><text:span text:style-name="T5">Пример: используйте все, что предлагает libev, но убедитесь, что </text:span></text:span><text:span text:style-name="Source_20_Text"><text:span text:style-name="T8">kqueue</text:span></text:span><text:span text:style-name="Source_20_Text"><text:span text:style-name="T5"> используется, если доступно.</text:span></text:span></text:p>
        <text:p text:style-name="P20"><text:span text:style-name="Source_20_Text"><text:span text:style-name="T36"><text:s/></text:span></text:span><text:span text:style-name="Source_20_Text"><text:span text:style-name="T37">struct ev_loop *loop = ev_loop_new (ev_recommended_backends () | EVBACKEND_KQUEUE);</text:span></text:span></text:p>
        <text:p text:style-name="P20"><text:span text:style-name="Default_20_Paragraph_20_Font"><text:span text:style-name="T21">Пример: подобно, на </text:span></text:span><text:span text:style-name="Default_20_Paragraph_20_Font"><text:span text:style-name="T22">Linux</text:span></text:span><text:span text:style-name="Default_20_Paragraph_20_Font"><text:span text:style-name="T21">, вы возможно захотите получить преимущества от использования </text:span></text:span><text:span text:style-name="Default_20_Paragraph_20_Font"><text:span text:style-name="T22">Linux</text:span></text:span><text:span text:style-name="Default_20_Paragraph_20_Font"><text:span text:style-name="T21"> </text:span></text:span><text:span text:style-name="Default_20_Paragraph_20_Font"><text:span text:style-name="T22">AIO</text:span></text:span><text:span text:style-name="Default_20_Paragraph_20_Font"><text:span text:style-name="T21"> или отступить к чему-нибудь другому, если это невозможно.</text:span></text:span></text:p>
        <text:p text:style-name="P15">struct ev_loop *loop = ev_loop_new (ev_recommended_backends () | EVBACKEND_LINUXAIO);</text:p>
        <text:h text:style-name="Heading_20_3" text:outline-level="3"><text:bookmark-start text:name="__RefHeading___Toc399_1213527551"/><text:bookmark-start text:name="_Toc13485065"/><text:bookmark-start text:name="_Toc13504427"/><text:span text:style-name="Source_20_Text">ev_loop_destroy (loop)</text:span><text:bookmark-end text:name="__RefHeading___Toc399_1213527551"/><text:bookmark-end text:name="_Toc13485065"/><text:bookmark-end text:name="_Toc13504427"/></text:h>
        <text:p text:style-name="P1"><text:bookmark text:name="result_box24"/><text:span text:style-name="Source_20_Text"><text:span text:style-name="T5">Уничтожает объект ЦС (освобождает всю память и состояние ядра и т. д.). Ни один из активных стражей не будет остановлен в обычном смысле, так, например, </text:span></text:span><text:span text:style-name="Source_20_Text"><text:span text:style-name="T8">ev_is_active</text:span></text:span><text:span text:style-name="Source_20_Text"><text:span text:style-name="T5"> может по-прежнему возвращать true. Это ваша обязанность либо полностью остановить все стражи, прежде чем вызывать эту функцию, либо справиться с этим фактом (как правило, это самая простая вещь, вы можете просто игнорировать наблюдатели и/или выполнить </text:span></text:span><text:span text:style-name="Source_20_Text"><text:span text:style-name="T8">free()</text:span></text:span><text:span text:style-name="Source_20_Text"><text:span text:style-name="T5">, например).</text:span></text:span></text:p>
        <text:p text:style-name="P1"><text:soft-page-break/><text:span text:style-name="Source_20_Text"><text:span text:style-name="T5">Обратите внимание, что определенное глобальное состояние, такое как состояние сигнала (и установленные обработчики сигналов), не будут восстановлены этой функцией, как и связанные стражи (такие как сигналы и стражи потомков) должны быть остановлены вручную.</text:span></text:span></text:p>
        <text:p text:style-name="P1"><text:span text:style-name="Source_20_Text"><text:span text:style-name="T5">Эта функция обычно используется для объектов цикла, выделенных </text:span></text:span><text:span text:style-name="Source_20_Text"><text:span text:style-name="T8">ev_loop_new</text:span></text:span><text:span text:style-name="Source_20_Text"><text:span text:style-name="T5">, но также может использоваться для цикла по умолчанию, возвращаемом </text:span></text:span><text:span text:style-name="Source_20_Text"><text:span text:style-name="T8">ev_default_loop</text:span></text:span><text:span text:style-name="Source_20_Text"><text:span text:style-name="T5">, и в последнем случае она не является потокобезопасой.</text:span></text:span></text:p>
        <text:p text:style-name="P1"><text:span text:style-name="Source_20_Text"><text:span text:style-name="T5">Обратите внимание, что не рекомендуется вызывать эту функцию для цикла по умолчанию, за исключением редкого случая, когда вам действительно нужно освободить ресурсы. Если вам нужны динамически выделенные циклы, лучше использовать </text:span></text:span><text:span text:style-name="Source_20_Text"><text:span text:style-name="T8">ev_loop_new</text:span></text:span><text:span text:style-name="Source_20_Text"><text:span text:style-name="T5"> и </text:span></text:span><text:span text:style-name="Source_20_Text"><text:span text:style-name="T8">ev_loop_destroy</text:span></text:span><text:span text:style-name="Source_20_Text"><text:span text:style-name="T5">.</text:span></text:span></text:p>
        <text:h text:style-name="Heading_20_3" text:outline-level="3"><text:bookmark-start text:name="__RefHeading___Toc401_1213527551"/><text:bookmark-start text:name="_Toc13485066"/><text:bookmark-start text:name="_Toc13504428"/><text:span text:style-name="Source_20_Text">ev_loop_fork (loop)</text:span><text:bookmark-end text:name="__RefHeading___Toc401_1213527551"/><text:bookmark-end text:name="_Toc13485066"/><text:bookmark-end text:name="_Toc13504428"/></text:h>
        <text:p text:style-name="P1"><text:bookmark text:name="result_box25"/><text:span text:style-name="Source_20_Text"><text:span text:style-name="T5">Эта функция устанавливает флаг, который приводит к переинициализации бэкндов на следующей итерации </text:span></text:span><text:span text:style-name="Source_20_Text"><text:span text:style-name="T8">ev_run</text:span></text:span><text:span text:style-name="Source_20_Text"><text:span text:style-name="T5">. Несмотря на название, вы можете вызывать её в любое время, когда можно запускать или останавливать стражи (за исключением ОВ </text:span></text:span><text:span text:style-name="Source_20_Text"><text:span text:style-name="T8">ev_prepare</text:span></text:span><text:span text:style-name="Source_20_Text"><text:span text:style-name="T5">), но наибольший смысл после </text:span></text:span><text:span text:style-name="Source_20_Text"><text:span text:style-name="T7">fork</text:span></text:span><text:span text:style-name="Source_20_Text"><text:span text:style-name="T5"> в дочернем процессе. Вы </text:span></text:span><text:span text:style-name="Source_20_Text"><text:span text:style-name="T7">должны</text:span></text:span><text:span text:style-name="Source_20_Text"><text:span text:style-name="T5"> вызвать её (или использовать </text:span></text:span><text:span text:style-name="Source_20_Text"><text:span text:style-name="T8">EVFLAG_FORKCHECK</text:span></text:span><text:span text:style-name="Source_20_Text"><text:span text:style-name="T5">) в дочернем процессе перед возобновлением ЦС или вызовом </text:span></text:span><text:span text:style-name="Source_20_Text"><text:span text:style-name="T8">ev_run</text:span></text:span><text:span text:style-name="Source_20_Text"><text:span text:style-name="T5">.</text:span></text:span></text:p>
        <text:p text:style-name="P1"><text:span text:style-name="Source_20_Text"><text:span text:style-name="T5">Кроме того, если вы хотите повторно использовать цикл (через эту функцию или </text:span></text:span><text:span text:style-name="Source_20_Text"><text:span text:style-name="T8">EVFLAG_FORKCHECK</text:span></text:span><text:span text:style-name="Source_20_Text"><text:span text:style-name="T5">), вы </text:span></text:span><text:span text:style-name="Source_20_Text"><text:span text:style-name="T7">также</text:span></text:span><text:span text:style-name="Source_20_Text"><text:span text:style-name="T5"> должны игнорировать </text:span></text:span><text:span text:style-name="Source_20_Text"><text:span text:style-name="T8">SIGPIPE</text:span></text:span><text:span text:style-name="Source_20_Text"><text:span text:style-name="T5">.</text:span></text:span></text:p>
        <text:p text:style-name="P1"><text:span text:style-name="Source_20_Text"><text:span text:style-name="T5">Опять же, вы должны вызвать её для </text:span></text:span><text:span text:style-name="Source_20_Text"><text:span text:style-name="T26">каждлго</text:span></text:span><text:span text:style-name="Source_20_Text"><text:span text:style-name="T5"> ЦС, который хотите повторно использовать после fork, </text:span></text:span><text:span text:style-name="Source_20_Text"><text:span text:style-name="T7">даже если вы не планируете использовать ЦС в родительском процессе</text:span></text:span><text:span text:style-name="Source_20_Text"><text:span text:style-name="T5">. Это связано с тем, что некоторые интерфейсы ядра *cough* kqueue *cough* делают забавные вещи во время fork.</text:span></text:span></text:p>
        <text:p text:style-name="P1"><text:span text:style-name="Source_20_Text"><text:span text:style-name="T5">С другой стороны, нужно вызвать эту функцию в дочернем процессе, если и только если вы хотите использовать ЦС в дочернем процессе. Если вы просто fork + exec или создаете новый цикл в дочернем процессе, вам не нужно вызывать её вообще (на самом деле </text:span></text:span><text:span text:style-name="Source_20_Text"><text:span text:style-name="T8">epoll </text:span></text:span><text:span text:style-name="Source_20_Text"><text:span text:style-name="T5">настолько сильно кривой, что он создаёт отличие, но libev обычно сама обнаруживает это и выполняет дорогостоящее пересоздание бэкэнда).</text:span></text:span></text:p>
        <text:p text:style-name="P1"><text:span text:style-name="Source_20_Text"><text:span text:style-name="T5">Сама функция довольно быстрая, и обычно не проблема вызвать её на всякий случай после fork.</text:span></text:span></text:p>
        <text:p text:style-name="P1"><text:span text:style-name="Source_20_Text"><text:span text:style-name="T5">Пример: автоматизация вызова </text:span></text:span><text:span text:style-name="Source_20_Text"><text:span text:style-name="T8">ev_loop_fork</text:span></text:span><text:span text:style-name="Source_20_Text"><text:span text:style-name="T5"> в ЦС по умолчанию при использовании pthreads.</text:span></text:span></text:p>
        <text:p text:style-name="P9"><text:span text:style-name="Source_20_Text"><text:span text:style-name="T36"><text:s text:c="3"/></text:span></text:span><text:span text:style-name="Source_20_Text"><text:span text:style-name="T37">static void</text:span></text:span></text:p>
        <text:p text:style-name="P10"><text:s text:c="3"/>post_fork_child (void)</text:p>
        <text:p text:style-name="P10"><text:s text:c="3"/>{</text:p>
        <text:p text:style-name="P10"><text:s text:c="5"/>ev_loop_fork (EV_DEFAULT);</text:p>
        <text:p text:style-name="P10"><text:s text:c="3"/>}</text:p>
        <text:p text:style-name="P10"/>
        <text:p text:style-name="P10"><text:s text:c="3"/>...</text:p>
        <text:p text:style-name="P15"><text:s text:c="3"/>pthread_atfork (0, 0, post_fork_child);</text:p>
        <text:h text:style-name="Heading_20_3" text:outline-level="3"><text:bookmark-start text:name="__RefHeading___Toc403_1213527551"/><text:bookmark-start text:name="_Toc13485067"/><text:bookmark-start text:name="_Toc13504429"/><text:soft-page-break/><text:span text:style-name="Source_20_Text"><text:span text:style-name="T1">int ev_is_default_loop (loop)</text:span></text:span><text:bookmark-end text:name="__RefHeading___Toc403_1213527551"/><text:bookmark-end text:name="_Toc13485067"/><text:bookmark-end text:name="_Toc13504429"/></text:h>
        <text:p text:style-name="P1"><text:bookmark text:name="result_box26"/><text:span text:style-name="Source_20_Text"><text:span text:style-name="T5">Возвращает true, если переданный цикл является, по сути, циклом по умолчанию, и false в противном случае.</text:span></text:span></text:p>
        <text:h text:style-name="Heading_20_3" text:outline-level="3"><text:bookmark-start text:name="__RefHeading___Toc405_1213527551"/><text:bookmark-start text:name="_Toc13485068"/><text:bookmark-start text:name="_Toc13504430"/><text:span text:style-name="Source_20_Text"><text:span text:style-name="T1">unsigned int ev_iteration (loop)</text:span></text:span><text:bookmark-end text:name="__RefHeading___Toc405_1213527551"/><text:bookmark-end text:name="_Toc13485068"/><text:bookmark-end text:name="_Toc13504430"/></text:h>
        <text:p text:style-name="P1"><text:bookmark text:name="result_box27"/><text:span text:style-name="Source_20_Text"><text:span text:style-name="T5">Возвращает текущий счетчик итераций для цикла событий, который идентичен количеству раз, libev сделала опрос новых событий. Он начинается с 0 и работает с достаточным количеством итераций.</text:span></text:span></text:p>
        <text:p text:style-name="P1"><text:span text:style-name="Source_20_Text"><text:span text:style-name="T5">Это значение иногда может быть полезно в качестве счётчика итераций (он «считает» число итераций цикла), он примерно соответствует количеству вызовов </text:span></text:span><text:span text:style-name="Source_20_Text"><text:span text:style-name="T8">ev_prepare</text:span></text:span><text:span text:style-name="Source_20_Text"><text:span text:style-name="T5"> и </text:span></text:span><text:span text:style-name="Source_20_Text"><text:span text:style-name="T8">ev_check — </text:span></text:span><text:span text:style-name="Source_20_Text"><text:span text:style-name="T5">и увеличивается между этапами подготовки и проверки.</text:span></text:span></text:p>
        <text:h text:style-name="Heading_20_3" text:outline-level="3"><text:bookmark-start text:name="__RefHeading___Toc407_1213527551"/><text:bookmark-start text:name="_Toc13485069"/><text:bookmark-start text:name="_Toc13504431"/><text:span text:style-name="Source_20_Text"><text:span text:style-name="T1">unsigned int ev_depth (loop)</text:span></text:span><text:bookmark-end text:name="__RefHeading___Toc407_1213527551"/><text:bookmark-end text:name="_Toc13485069"/><text:bookmark-end text:name="_Toc13504431"/></text:h>
        <text:p text:style-name="P1"><text:bookmark text:name="result_box28"/><text:span text:style-name="Source_20_Text"><text:span text:style-name="T5">Возвращает количество раз, </text:span></text:span><text:span text:style-name="Source_20_Text"><text:span text:style-name="T8">ev_run</text:span></text:span><text:span text:style-name="Source_20_Text"><text:span text:style-name="T5"> был введен за вычетом количества раз, когда </text:span></text:span><text:span text:style-name="Source_20_Text"><text:span text:style-name="T8">ev_run</text:span></text:span><text:span text:style-name="Source_20_Text"><text:span text:style-name="T5"> был нормально завершен, другими словами, глубина рекурсии.</text:span></text:span></text:p>
        <text:p text:style-name="P1"><text:span text:style-name="Source_20_Text"><text:span text:style-name="T5">Вне </text:span></text:span><text:span text:style-name="Source_20_Text"><text:span text:style-name="T8">ev_run</text:span></text:span><text:span text:style-name="Source_20_Text"><text:span text:style-name="T5"> это число равно нулю. В ОВ это число равно 1, если </text:span></text:span><text:span text:style-name="Source_20_Text"><text:span text:style-name="T8">ev_run</text:span></text:span><text:span text:style-name="Source_20_Text"><text:span text:style-name="T5"> не был вызван рекурсивно (или из другого потока), в таком случае оно больше.</text:span></text:span></text:p>
        <text:p text:style-name="P1"><text:span text:style-name="Source_20_Text"><text:span text:style-name="T5">Оставлять </text:span></text:span><text:span text:style-name="Source_20_Text"><text:span text:style-name="T8">ev_run</text:span></text:span><text:span text:style-name="Source_20_Text"><text:span text:style-name="T5"> ненормальным (setjmp / longjmp, отменять поток, генерировать исключения и т. д.), не считается «выходом» - считайте это подсказкой, и избегайте такого неджентльменского поведения.</text:span></text:span></text:p>
        <text:h text:style-name="Heading_20_3" text:outline-level="3"><text:bookmark-start text:name="__RefHeading___Toc409_1213527551"/><text:bookmark-start text:name="_Toc13485070"/><text:bookmark-start text:name="_Toc13504432"/><text:span text:style-name="Source_20_Text"><text:span text:style-name="T1">unsigned int ev_backend (loop)</text:span></text:span><text:bookmark-end text:name="__RefHeading___Toc409_1213527551"/><text:bookmark-end text:name="_Toc13485070"/><text:bookmark-end text:name="_Toc13504432"/></text:h>
        <text:p text:style-name="P1"><text:bookmark text:name="result_box29"/><text:span text:style-name="Source_20_Text"><text:span text:style-name="T5">Возвращает один из флагов </text:span></text:span><text:span text:style-name="Source_20_Text"><text:span text:style-name="T8">EVBACKEND_ *</text:span></text:span><text:span text:style-name="Source_20_Text"><text:span text:style-name="T5">, указывающий используемый бэкэнд события.</text:span></text:span></text:p>
        <text:h text:style-name="Heading_20_3" text:outline-level="3"><text:bookmark-start text:name="_Toc13504433"/><text:bookmark-start text:name="_Toc13485071"/><text:bookmark-start text:name="__RefHeading___Toc411_1213527551"/><text:span text:style-name="Source_20_Text"><text:span text:style-name="T1">ev_tstamp ev_now (loop)</text:span></text:span><text:bookmark-end text:name="_Toc13504433"/><text:bookmark-end text:name="_Toc13485071"/><text:bookmark-end text:name="__RefHeading___Toc411_1213527551"/></text:h>
        <text:p text:style-name="P1"><text:bookmark text:name="result_box30"/><text:span text:style-name="Source_20_Text"><text:span text:style-name="T5">Возвращает текущее «время цикла события», которое является временем, когда цикл событий получил события и начал их обрабатывать. Это время не изменяется, пока выполняются ОВ, и это также базовое время, для относительных таймеров. Вы можете рассматривать его как временную отметку происходящего события (или, вернее, когда libev, узнала о нём).</text:span></text:span></text:p>
        <text:h text:style-name="Heading_20_3" text:outline-level="3"><text:bookmark-start text:name="__RefHeading___Toc413_1213527551"/><text:bookmark-start text:name="_Toc13485072"/><text:bookmark-start text:name="_Toc13504434"/><text:span text:style-name="Source_20_Text">ev_now_update (loop)</text:span><text:bookmark-end text:name="__RefHeading___Toc413_1213527551"/><text:bookmark-end text:name="_Toc13485072"/><text:bookmark-end text:name="_Toc13504434"/></text:h>
        <text:p text:style-name="P1"><text:bookmark text:name="result_box31"/><text:span text:style-name="Source_20_Text"><text:span text:style-name="T5">Устанавливает текущее время, запрашивая ядро, обновляя время, возвращаемое </text:span></text:span><text:span text:style-name="Source_20_Text"><text:span text:style-name="T8">ev_now()</text:span></text:span><text:span text:style-name="Source_20_Text"><text:span text:style-name="T5"> во время работы. Это дорогостоящая операция и обычно выполняется автоматически в </text:span></text:span><text:span text:style-name="Source_20_Text"><text:span text:style-name="T8">ev_run()</text:span></text:span><text:span text:style-name="Source_20_Text"><text:span text:style-name="T5">.<text:line-break/>Эта функция редко бывает полезной, но когда какой-либо ОВ выполняется очень долго, не возвращая в ЦС, обновить текущее время libev является хорошей идеей.</text:span></text:span></text:p>
        <text:p text:style-name="P1"><text:span text:style-name="Source_20_Text"><text:span text:style-name="T5">См. Также </text:span></text:span><text:span text:style-name="Source_20_Text"><text:span text:style-name="T11">Особая проблема обновления времени</text:span></text:span><text:span text:style-name="Source_20_Text"><text:span text:style-name="T5"> в разделе </text:span></text:span><text:span text:style-name="Source_20_Text"><text:span text:style-name="T8">ev_timer</text:span></text:span><text:span text:style-name="Source_20_Text"><text:span text:style-name="T5">.</text:span></text:span></text:p>
        <text:h text:style-name="Heading_20_3" text:outline-level="3"><text:bookmark-start text:name="__RefHeading___Toc415_1213527551"/><text:bookmark-start text:name="_Toc13485073"/><text:bookmark-start text:name="_Toc13504435"/><text:span text:style-name="Source_20_Text"><text:span text:style-name="T1">ev_suspend (loop)</text:span></text:span><text:bookmark-end text:name="__RefHeading___Toc415_1213527551"/><text:bookmark-end text:name="_Toc13485073"/><text:bookmark-end text:name="_Toc13504435"/></text:h>
        <text:h text:style-name="Heading_20_3" text:outline-level="3"><text:bookmark-start text:name="__RefHeading___Toc417_1213527551"/><text:bookmark-start text:name="_Toc13485074"/><text:bookmark-start text:name="_Toc13504436"/><text:span text:style-name="Source_20_Text"><text:span text:style-name="T1">ev_resume (loop)</text:span></text:span><text:bookmark-end text:name="__RefHeading___Toc417_1213527551"/><text:bookmark-end text:name="_Toc13485074"/><text:bookmark-end text:name="_Toc13504436"/></text:h>
        <text:p text:style-name="P1"><text:bookmark text:name="result_box32"/><text:span text:style-name="Source_20_Text"><text:span text:style-name="T5">Эти две функции приостанавливают и возобновляют работу ЦС. ЦС не используется некоторое время, тайм-ауты не обрабатываются. Типичным примером использования будет интерактивная программа, такая как игра: когда пользователь нажимает ^Z, чтобы </text:span></text:span><text:soft-page-break/><text:span text:style-name="Source_20_Text"><text:span text:style-name="T5">приостановить игру и возобновит ее через час, было бы лучше обработать тайм-ауты, как если бы время не прошло, пока программа была приостановлена. Этого можно достичь, вызвав </text:span></text:span><text:span text:style-name="Source_20_Text"><text:span text:style-name="T8">ev_suspend</text:span></text:span><text:span text:style-name="Source_20_Text"><text:span text:style-name="T5"> в вашем обработчике </text:span></text:span><text:span text:style-name="Source_20_Text"><text:span text:style-name="T8">SIGTSTP</text:span></text:span><text:span text:style-name="Source_20_Text"><text:span text:style-name="T5">, отправив себе </text:span></text:span><text:span text:style-name="Source_20_Text"><text:span text:style-name="T8">SIGSTOP</text:span></text:span><text:span text:style-name="Source_20_Text"><text:span text:style-name="T5"> и вызвав </text:span></text:span><text:span text:style-name="Source_20_Text"><text:span text:style-name="T8">ev_resume</text:span></text:span><text:span text:style-name="Source_20_Text"><text:span text:style-name="T5"> непосредственно после этого, чтобы возобновить работу таймера.</text:span></text:span></text:p>
        <text:p text:style-name="P1"><text:span text:style-name="Source_20_Text"><text:span text:style-name="T5">Фактически, все стражи </text:span></text:span><text:span text:style-name="Source_20_Text"><text:span text:style-name="T8">ev_timer</text:span></text:span><text:span text:style-name="Source_20_Text"><text:span text:style-name="T5"> будут задержаны на время, между вызовами </text:span></text:span><text:span text:style-name="Source_20_Text"><text:span text:style-name="T8">ev_suspend</text:span></text:span><text:span text:style-name="Source_20_Text"><text:span text:style-name="T5"> и </text:span></text:span><text:span text:style-name="Source_20_Text"><text:span text:style-name="T8">ev_resume</text:span></text:span><text:span text:style-name="Source_20_Text"><text:span text:style-name="T5">, и все </text:span></text:span><text:span text:style-name="Source_20_Text"><text:span text:style-name="T7">ev_periodic</text:span></text:span><text:span text:style-name="Source_20_Text"><text:span text:style-name="T5"> стражи будут сохранены (то есть они потеряют свои события, которые произошли в течении времени приостановки).</text:span></text:span></text:p>
        <text:p text:style-name="P1"><text:span text:style-name="Source_20_Text"><text:span text:style-name="T5">После вызова </text:span></text:span><text:span text:style-name="Source_20_Text"><text:span text:style-name="T8">ev_suspend</text:span></text:span><text:span text:style-name="Source_20_Text"><text:span text:style-name="T5"> вы не должны вызывать никаких функций к данному циклу кроме </text:span></text:span><text:span text:style-name="Source_20_Text"><text:span text:style-name="T8">ev_resume</text:span></text:span><text:span text:style-name="Source_20_Text"><text:span text:style-name="T5">, и вы не должны вызывать </text:span></text:span><text:span text:style-name="Source_20_Text"><text:span text:style-name="T8">ev_resume</text:span></text:span><text:span text:style-name="Source_20_Text"><text:span text:style-name="T5"> без предшествующего вызова </text:span></text:span><text:span text:style-name="Source_20_Text"><text:span text:style-name="T8">ev_suspend</text:span></text:span><text:span text:style-name="Source_20_Text"><text:span text:style-name="T5">.</text:span></text:span></text:p>
        <text:p text:style-name="P1"><text:span text:style-name="Source_20_Text"><text:span text:style-name="T5">Вызов </text:span></text:span><text:span text:style-name="Source_20_Text"><text:span text:style-name="T8">ev_suspend</text:span></text:span><text:span text:style-name="Source_20_Text"><text:span text:style-name="T5">/</text:span></text:span><text:span text:style-name="Source_20_Text"><text:span text:style-name="T8">ev_resume</text:span></text:span><text:span text:style-name="Source_20_Text"><text:span text:style-name="T5"> в качестве побочного эффекта может влияет на время обновления ЦС (</text:span></text:span><text:span text:style-name="Source_20_Text"><text:span text:style-name="T11">см. </text:span></text:span><text:span text:style-name="Source_20_Text"><text:span text:style-name="T10">ev_now_update</text:span></text:span><text:span text:style-name="Source_20_Text"><text:span text:style-name="T11">)</text:span></text:span><text:span text:style-name="Source_20_Text"><text:span text:style-name="T5">.</text:span></text:span></text:p>
        <text:h text:style-name="Heading_20_3" text:outline-level="3"><text:bookmark-start text:name="_Toc13485075"/><text:bookmark-start text:name="__RefHeading___Toc3698_778546294"/><text:bookmark-start text:name="_Toc13504437"/><text:span text:style-name="Source_20_Text"><text:span text:style-name="T1">bool ev_run (loop, int flags)</text:span></text:span><text:bookmark-end text:name="_Toc13485075"/><text:bookmark-end text:name="__RefHeading___Toc3698_778546294"/><text:bookmark-end text:name="_Toc13504437"/></text:h>
        <text:p text:style-name="P1"><text:span text:style-name="Source_20_Text"><text:span text:style-name="T5">Наконец, обработчик событий. Эта функция обычно вызывается после того, как вы инициализировали все свои стражи и хотите начать обработку событий. Она будет запрашивать у операционной системы новые события, вызывать ОВ стражей, а затем бесконечно повторять весь процесс: вот почему ЦС называются циклами.</text:span></text:span></text:p>
        <text:p text:style-name="P1"><text:span text:style-name="Source_20_Text"><text:span text:style-name="T5">Если аргумент flags указан как 0, он будет обрабатывать события до тех пор, пока будут активны стражи или не будет вызван </text:span></text:span><text:span text:style-name="Source_20_Text"><text:span text:style-name="T8">ev_break</text:span></text:span><text:span text:style-name="Source_20_Text"><text:span text:style-name="T5">.</text:span></text:span></text:p>
        <text:p text:style-name="P1"><text:span text:style-name="Source_20_Text"><text:span text:style-name="T5">Возвращает false, если больше нет активных стражей (что обычно означает «все задания выполнены» или «взаимоблокировка»), и true во всех других случаях (что обычно означает «вам следует снова вызвать </text:span></text:span><text:span text:style-name="Source_20_Text"><text:span text:style-name="T8">ev_run</text:span></text:span><text:span text:style-name="Source_20_Text"><text:span text:style-name="T5">»).</text:span></text:span></text:p>
        <text:p text:style-name="P1"><text:span text:style-name="Source_20_Text"><text:span text:style-name="T5">Обратите внимание, что явный вызов </text:span></text:span><text:span text:style-name="Source_20_Text"><text:span text:style-name="T8">ev_break</text:span></text:span><text:span text:style-name="Source_20_Text"><text:span text:style-name="T5"> обычно лучше, чем полагаться на то, что все стражи будут остановлены при принятии решения о завершении программы (особенно в интерактивных программах), но иметь программу, в которой ЦС работает столько, сколько требуется и не больше, благодаря тому, что все его стражи останавливаются вовремя, это действительно красиво.</text:span></text:span></text:p>
        <text:p text:style-name="P1"><text:span text:style-name="Source_20_Text"><text:span text:style-name="T5">Эта функция </text:span></text:span><text:span text:style-name="Source_20_Text"><text:span text:style-name="T7">в основном</text:span></text:span><text:span text:style-name="Source_20_Text"><text:span text:style-name="T5"> безопасна для исключений - вы можете выйти из </text:span></text:span><text:span text:style-name="Source_20_Text"><text:span text:style-name="T8">ev_run</text:span></text:span><text:span text:style-name="Source_20_Text"><text:span text:style-name="T5">, вызвав longjmp в ОВ, возбудив исключение C++ и так далее. Это не уменьшит значение </text:span></text:span><text:span text:style-name="Source_20_Text"><text:span text:style-name="T8">ev_depth</text:span></text:span><text:span text:style-name="Source_20_Text"><text:span text:style-name="T5"> и не сбрасывает ожидающие </text:span></text:span><text:span text:style-name="Source_20_Text"><text:span text:style-name="T8">EVBREAK_ONE</text:span></text:span><text:span text:style-name="Source_20_Text"><text:span text:style-name="T5">.</text:span></text:span></text:p>
        <text:p text:style-name="P1"><text:span text:style-name="Source_20_Text"><text:span text:style-name="T5">Со значением флага </text:span></text:span><text:span text:style-name="Source_20_Text"><text:span text:style-name="T8">EVRUN_NOWAIT</text:span></text:span><text:span text:style-name="Source_20_Text"><text:span text:style-name="T5"> </text:span></text:span><text:span text:style-name="Source_20_Text"><text:span text:style-name="T16">ev</text:span></text:span><text:span text:style-name="Source_20_Text"><text:span text:style-name="T7">_</text:span></text:span><text:span text:style-name="Source_20_Text"><text:span text:style-name="T16">run</text:span></text:span><text:span text:style-name="Source_20_Text"><text:span text:style-name="T5"> будет искать новые события, обрабатывать эти события и любые уже ожидающие, но не будет ждать и блокировать ваш процесс в случае отсутствия событий и вернет управление после одной итерации цикла. Это иногда полезно для опроса и обработки новых событий при выполнении длительных вычислений, чтобы обеспечить отзывчивость программы.</text:span></text:span></text:p>
        <text:p text:style-name="P1"><text:span text:style-name="Source_20_Text"><text:span text:style-name="T5">Со значением флага </text:span></text:span><text:span text:style-name="Source_20_Text"><text:span text:style-name="T8">EVRUN_ONCE</text:span></text:span><text:span text:style-name="Source_20_Text"><text:span text:style-name="T5"> </text:span></text:span><text:span text:style-name="Source_20_Text"><text:span text:style-name="T16">ev</text:span></text:span><text:span text:style-name="Source_20_Text"><text:span text:style-name="T7">_</text:span></text:span><text:span text:style-name="Source_20_Text"><text:span text:style-name="T16">run</text:span></text:span><text:span text:style-name="Source_20_Text"><text:span text:style-name="T5"> будет искать новые события (ожидать при необходимости) и обрабатывать их и любые уже ожидающие. Будет блокировать ваш процесс до тех пор, пока не будет получено хотя бы одно новое событие (которое может оказаться внутренним для самого libev, поэтому нет гарантий, что будет вызван зарегистрированный пользователем ОВ), и вернет управление после одной итерации цикла.</text:span></text:span></text:p>
        <text:p text:style-name="P1"><text:soft-page-break/><text:span text:style-name="Source_20_Text"><text:span text:style-name="T5">Это полезно, если вы ожидаете какое-то внешнее событие в сочетании с чем-то, что не может быть выражено с помощью других стражей libev (т.е. "создание собственного </text:span></text:span><text:span text:style-name="Source_20_Text"><text:span text:style-name="T7">ev_run</text:span></text:span><text:span text:style-name="Source_20_Text"><text:span text:style-name="T5">"). Однако пара стражей </text:span></text:span><text:span text:style-name="Source_20_Text"><text:span text:style-name="T8">ev_prepare / ev_check</text:span></text:span><text:span text:style-name="Source_20_Text"><text:span text:style-name="T5"> обычно является лучшим средством для таких ситуаций.</text:span></text:span></text:p>
        <text:p text:style-name="P1"><text:span text:style-name="Source_20_Text"><text:span text:style-name="T5">Вот ужасные подробности того, что делает </text:span></text:span><text:span text:style-name="Source_20_Text"><text:span text:style-name="T8">ev_run</text:span></text:span><text:span text:style-name="Source_20_Text"><text:span text:style-name="T5"> (это для общего понимания, без гарантий того, что в будущих версиях все будет именно так):</text:span></text:span></text:p>
        <text:list xml:id="list2550106904" text:style-name="L1">
          <text:list-item>
            <text:p text:style-name="P28"><text:span text:style-name="Default_20_Paragraph_20_Font"><text:span text:style-name="T49">Увеличить </text:span></text:span><text:span text:style-name="Default_20_Paragraph_20_Font"><text:span text:style-name="T50">счётчик </text:span></text:span><text:span text:style-name="Default_20_Paragraph_20_Font"><text:span text:style-name="T49">глубин</text:span></text:span><text:span text:style-name="Default_20_Paragraph_20_Font"><text:span text:style-name="T50">ы</text:span></text:span><text:span text:style-name="Default_20_Paragraph_20_Font"><text:span text:style-name="T49"> цикла.</text:span></text:span></text:p>
          </text:list-item>
          <text:list-item>
            <text:p text:style-name="P28"><text:span text:style-name="Default_20_Paragraph_20_Font"><text:span text:style-name="T49">Сбросить </text:span></text:span><text:span text:style-name="Default_20_Paragraph_20_Font"><text:span text:style-name="T47">ev</text:span></text:span><text:span text:style-name="Default_20_Paragraph_20_Font"><text:span text:style-name="T51">_</text:span></text:span><text:span text:style-name="Default_20_Paragraph_20_Font"><text:span text:style-name="T47">break</text:span></text:span><text:span text:style-name="Default_20_Paragraph_20_Font"><text:span text:style-name="T49"> статус.</text:span></text:span></text:p>
          </text:list-item>
          <text:list-item>
            <text:p text:style-name="P29">До первой итерации, вызвать все ожидающие стражи.</text:p>
            <text:p text:style-name="P28"><text:span text:style-name="Default_20_Paragraph_20_Font"><text:span text:style-name="T49">ЦИКЛ</text:span></text:span><text:span text:style-name="Default_20_Paragraph_20_Font"><text:span text:style-name="T46">:</text:span></text:span></text:p>
          </text:list-item>
          <text:list-item>
            <text:p text:style-name="P28"><text:span text:style-name="Default_20_Paragraph_20_Font"><text:span text:style-name="T49">Если </text:span></text:span><text:span text:style-name="Default_20_Paragraph_20_Font"><text:span text:style-name="T47">EVFLAG</text:span></text:span><text:span text:style-name="Default_20_Paragraph_20_Font"><text:span text:style-name="T51">_</text:span></text:span><text:span text:style-name="Default_20_Paragraph_20_Font"><text:span text:style-name="T47">FORKCHECK</text:span></text:span><text:span text:style-name="Default_20_Paragraph_20_Font"><text:span text:style-name="T49"> был использован, проверить на </text:span></text:span><text:span text:style-name="Default_20_Paragraph_20_Font"><text:span text:style-name="T46">fork</text:span></text:span><text:span text:style-name="Default_20_Paragraph_20_Font"><text:span text:style-name="T49">.</text:span></text:span></text:p>
          </text:list-item>
          <text:list-item>
            <text:p text:style-name="P28"><text:span text:style-name="Default_20_Paragraph_20_Font"><text:span text:style-name="T49">Если </text:span></text:span><text:span text:style-name="Default_20_Paragraph_20_Font"><text:span text:style-name="T46">fork</text:span></text:span><text:span text:style-name="Default_20_Paragraph_20_Font"><text:span text:style-name="T49"> был обнаружен (любым способом), собрать в очередь и вызвать </text:span></text:span><text:span text:style-name="Default_20_Paragraph_20_Font"><text:span text:style-name="T46">fork</text:span></text:span><text:span text:style-name="Default_20_Paragraph_20_Font"><text:span text:style-name="T49"> стражи.</text:span></text:span></text:p>
          </text:list-item>
          <text:list-item>
            <text:p text:style-name="P29">Вызвать по очередь все подготовленные стражи.</text:p>
          </text:list-item>
          <text:list-item>
            <text:p text:style-name="P28"><text:span text:style-name="Default_20_Paragraph_20_Font"><text:span text:style-name="T49">Если </text:span></text:span><text:span text:style-name="Default_20_Paragraph_20_Font"><text:span text:style-name="T47">ev</text:span></text:span><text:span text:style-name="Default_20_Paragraph_20_Font"><text:span text:style-name="T51">_</text:span></text:span><text:span text:style-name="Default_20_Paragraph_20_Font"><text:span text:style-name="T47">break</text:span></text:span><text:span text:style-name="Default_20_Paragraph_20_Font"><text:span text:style-name="T49"> был вызван, прейти к КОНЦУ.</text:span></text:span></text:p>
          </text:list-item>
          <text:list-item>
            <text:p text:style-name="P28"><text:span text:style-name="Default_20_Paragraph_20_Font"><text:span text:style-name="T49">Если мы были </text:span></text:span><text:span text:style-name="Default_20_Paragraph_20_Font"><text:span text:style-name="T46">fork</text:span></text:span><text:span text:style-name="Default_20_Paragraph_20_Font"><text:span text:style-name="T49">’нуты, отсоединиться и пересоздать состояние ядра для того что бы не беспокоить др. процесс.</text:span></text:span></text:p>
          </text:list-item>
          <text:list-item>
            <text:p text:style-name="P29">Обновит состояние ядра со всеми ожидающимися изменениями.</text:p>
          </text:list-item>
          <text:list-item>
            <text:p text:style-name="P28"><text:span text:style-name="Default_20_Paragraph_20_Font"><text:span text:style-name="T49">Обновить "время ЦС" (</text:span></text:span><text:span text:style-name="Default_20_Paragraph_20_Font"><text:span text:style-name="T47">ev</text:span></text:span><text:span text:style-name="Default_20_Paragraph_20_Font"><text:span text:style-name="T51">_</text:span></text:span><text:span text:style-name="Default_20_Paragraph_20_Font"><text:span text:style-name="T47">now</text:span></text:span><text:span text:style-name="Default_20_Paragraph_20_Font"><text:span text:style-name="T51">()</text:span></text:span><text:span text:style-name="Default_20_Paragraph_20_Font"><text:span text:style-name="T49">).</text:span></text:span></text:p>
          </text:list-item>
          <text:list-item>
            <text:p text:style-name="P28"><text:span text:style-name="Default_20_Paragraph_20_Font"><text:span text:style-name="T49">Подсчитать на сколько заснуть или заблокировать если вообще (активировать стражи простоя, </text:span></text:span><text:span text:style-name="Default_20_Paragraph_20_Font"><text:span text:style-name="T47">EVRUN</text:span></text:span><text:span text:style-name="Default_20_Paragraph_20_Font"><text:span text:style-name="T51">_</text:span></text:span><text:span text:style-name="Default_20_Paragraph_20_Font"><text:span text:style-name="T47">NOWAIT</text:span></text:span><text:span text:style-name="Default_20_Paragraph_20_Font"><text:span text:style-name="T49"> или при отсутствии активных стражей перезапуститься без засыпания).</text:span></text:span></text:p>
          </text:list-item>
          <text:list-item>
            <text:p text:style-name="P28"><text:span text:style-name="Default_20_Paragraph_20_Font"><text:span text:style-name="T49">Заснуть если </text:span></text:span><text:span text:style-name="Default_20_Paragraph_20_Font"><text:span text:style-name="T46">I</text:span></text:span><text:span text:style-name="Default_20_Paragraph_20_Font"><text:span text:style-name="T49">/</text:span></text:span><text:span text:style-name="Default_20_Paragraph_20_Font"><text:span text:style-name="T46">O</text:span></text:span><text:span text:style-name="Default_20_Paragraph_20_Font"><text:span text:style-name="T49"> и таймер требуют этого.</text:span></text:span></text:p>
          </text:list-item>
          <text:list-item>
            <text:p text:style-name="P28"><text:span text:style-name="Default_20_Paragraph_20_Font"><text:span text:style-name="T49">Увеличить</text:span></text:span><text:span text:style-name="Default_20_Paragraph_20_Font"><text:span text:style-name="T46"> </text:span></text:span><text:span text:style-name="Default_20_Paragraph_20_Font"><text:span text:style-name="T49">счётчик</text:span></text:span><text:span text:style-name="Default_20_Paragraph_20_Font"><text:span text:style-name="T46"> </text:span></text:span><text:span text:style-name="Default_20_Paragraph_20_Font"><text:span text:style-name="T49">цикла</text:span></text:span><text:span text:style-name="Default_20_Paragraph_20_Font"><text:span text:style-name="T46">.</text:span></text:span></text:p>
          </text:list-item>
          <text:list-item>
            <text:p text:style-name="P29">Заблокировать процесс в ожидании каких-нибудь событий.</text:p>
          </text:list-item>
          <text:list-item>
            <text:p text:style-name="P28"><text:span text:style-name="Default_20_Paragraph_20_Font"><text:span text:style-name="T49">Очередь из всех появившихся <text:s/></text:span></text:span><text:span text:style-name="Default_20_Paragraph_20_Font"><text:span text:style-name="T46">I</text:span></text:span><text:span text:style-name="Default_20_Paragraph_20_Font"><text:span text:style-name="T49">/</text:span></text:span><text:span text:style-name="Default_20_Paragraph_20_Font"><text:span text:style-name="T46">O</text:span></text:span><text:span text:style-name="Default_20_Paragraph_20_Font"><text:span text:style-name="T49"> (</text:span></text:span><text:span text:style-name="Default_20_Paragraph_20_Font"><text:span text:style-name="T46">fd</text:span></text:span><text:span text:style-name="Default_20_Paragraph_20_Font"><text:span text:style-name="T49">) событий.</text:span></text:span></text:p>
          </text:list-item>
          <text:list-item>
            <text:p text:style-name="P28"><text:span text:style-name="Default_20_Paragraph_20_Font"><text:span text:style-name="T49">Обновить "время ЦС" (</text:span></text:span><text:span text:style-name="Default_20_Paragraph_20_Font"><text:span text:style-name="T47">ev</text:span></text:span><text:span text:style-name="Default_20_Paragraph_20_Font"><text:span text:style-name="T51">_</text:span></text:span><text:span text:style-name="Default_20_Paragraph_20_Font"><text:span text:style-name="T47">now</text:span></text:span><text:span text:style-name="Default_20_Paragraph_20_Font"><text:span text:style-name="T51">()</text:span></text:span><text:span text:style-name="Default_20_Paragraph_20_Font"><text:span text:style-name="T49">).</text:span></text:span></text:p>
          </text:list-item>
          <text:list-item>
            <text:p text:style-name="P29">Очередь всех закончившихся таймеров.</text:p>
          </text:list-item>
          <text:list-item>
            <text:p text:style-name="P29">Очередь всех закончившихся периодических таймеров.</text:p>
          </text:list-item>
          <text:list-item>
            <text:p text:style-name="P29">Очередь всех стражей простоя с приоритетом выше чем у ожидающих событий.</text:p>
          </text:list-item>
          <text:list-item>
            <text:p text:style-name="P28"><text:span text:style-name="Default_20_Paragraph_20_Font"><text:span text:style-name="T49">Очередь проверки всех стражей</text:span></text:span><text:span text:style-name="Default_20_Paragraph_20_Font"><text:span text:style-name="T46">.</text:span></text:span></text:p>
          </text:list-item>
          <text:list-item>
            <text:p text:style-name="P30">Call all queued watchers in reverse order (i.e. check watchers first). Signals and child watchers are implemented as I/O watchers, and will <text:s text:c="2"/>be handled here by queueing them when their watcher gets executed.</text:p>
          </text:list-item>
          <text:list-item>
            <text:p text:style-name="P28"><text:span text:style-name="Default_20_Paragraph_20_Font"><text:span text:style-name="T49">Если </text:span></text:span><text:span text:style-name="Default_20_Paragraph_20_Font"><text:span text:style-name="T47">ev</text:span></text:span><text:span text:style-name="Default_20_Paragraph_20_Font"><text:span text:style-name="T51">_</text:span></text:span><text:span text:style-name="Default_20_Paragraph_20_Font"><text:span text:style-name="T47">break</text:span></text:span><text:span text:style-name="Default_20_Paragraph_20_Font"><text:span text:style-name="T49"> был вызван, или </text:span></text:span><text:span text:style-name="Default_20_Paragraph_20_Font"><text:span text:style-name="T47">EVRUN</text:span></text:span><text:span text:style-name="Default_20_Paragraph_20_Font"><text:span text:style-name="T51">_</text:span></text:span><text:span text:style-name="Default_20_Paragraph_20_Font"><text:span text:style-name="T47">ONCE</text:span></text:span><text:span text:style-name="Default_20_Paragraph_20_Font"><text:span text:style-name="T49"> или </text:span></text:span><text:span text:style-name="Default_20_Paragraph_20_Font"><text:span text:style-name="T47">EVRUN</text:span></text:span><text:span text:style-name="Default_20_Paragraph_20_Font"><text:span text:style-name="T51">_</text:span></text:span><text:span text:style-name="Default_20_Paragraph_20_Font"><text:span text:style-name="T47">NOWAIT</text:span></text:span><text:span text:style-name="Default_20_Paragraph_20_Font"><text:span text:style-name="T51"> </text:span></text:span><text:span text:style-name="Default_20_Paragraph_20_Font"><text:span text:style-name="T49">был использован, или не активных стражей, прейти к КОНЦУ, в противном случае продоллжить ЦИКЛ.</text:span></text:span></text:p>
            <text:p text:style-name="P28"><text:span text:style-name="Default_20_Paragraph_20_Font"><text:span text:style-name="T49">КОНЕЦ</text:span></text:span><text:span text:style-name="Default_20_Paragraph_20_Font"><text:span text:style-name="T46">:</text:span></text:span></text:p>
          </text:list-item>
          <text:list-item>
            <text:p text:style-name="P28"><text:span text:style-name="Default_20_Paragraph_20_Font"><text:span text:style-name="T49">Сбросить </text:span></text:span><text:span text:style-name="Default_20_Paragraph_20_Font"><text:span text:style-name="T47">ev</text:span></text:span><text:span text:style-name="Default_20_Paragraph_20_Font"><text:span text:style-name="T51">_</text:span></text:span><text:span text:style-name="Default_20_Paragraph_20_Font"><text:span text:style-name="T47">break</text:span></text:span><text:span text:style-name="Default_20_Paragraph_20_Font"><text:span text:style-name="T49"> сли он был </text:span></text:span><text:span text:style-name="Default_20_Paragraph_20_Font"><text:span text:style-name="T47">EVBREAK</text:span></text:span><text:span text:style-name="Default_20_Paragraph_20_Font"><text:span text:style-name="T51">_</text:span></text:span><text:span text:style-name="Default_20_Paragraph_20_Font"><text:span text:style-name="T47">ONE</text:span></text:span><text:span text:style-name="Default_20_Paragraph_20_Font"><text:span text:style-name="T49">.</text:span></text:span></text:p>
          </text:list-item>
          <text:list-item>
            <text:p text:style-name="P29">Уменьшить <text:span text:style-name="T54">счётчик </text:span>глубин<text:span text:style-name="T54">ы</text:span> цикла.</text:p>
          </text:list-item>
          <text:list-item>
            <text:p text:style-name="P29">Вернуть управление.</text:p>
          </text:list-item>
        </text:list>
        <text:p text:style-name="P6">Пример: <text:span text:style-name="T70">создать </text:span>очередь <text:span text:style-name="T70">из </text:span>нескольк<text:span text:style-name="T70">их</text:span> <text:span text:style-name="T70">работ </text:span>и запустить цикл, пока <text:span text:style-name="T70">они не закончатся</text:span>.</text:p>
        <text:p text:style-name="P25"><text:tab/>регистрируются стражи событий, у них должна быть работа</text:p>
        <text:p text:style-name="P11"><text:tab/>ev_run (my_loop, 0);</text:p>
        <text:p text:style-name="P13"><text:tab/><text:span text:style-name="T55">работа выполнена или кто-то вызвал остановку</text:span></text:p>
        <text:h text:style-name="Heading_20_3" text:outline-level="3"><text:bookmark-start text:name="__RefHeading___Toc4779_97013820"/><text:soft-page-break/>ev_break (loop, how)<text:bookmark-end text:name="__RefHeading___Toc4779_97013820"/></text:h>
        <text:p text:style-name="P1"><text:span text:style-name="Default_20_Paragraph_20_Font"><text:span text:style-name="T56">Может быть использована для досрочного выхода из </text:span></text:span><text:span text:style-name="Default_20_Paragraph_20_Font"><text:span text:style-name="T58">ev</text:span></text:span><text:span text:style-name="Default_20_Paragraph_20_Font"><text:span text:style-name="T60">_</text:span></text:span><text:span text:style-name="Default_20_Paragraph_20_Font"><text:span text:style-name="T58">run</text:span></text:span><text:span text:style-name="Default_20_Paragraph_20_Font"><text:span text:style-name="T56"> (но только после обработки всех ожидающих событий). Аргумент </text:span></text:span><text:span text:style-name="Default_20_Paragraph_20_Font"><text:span text:style-name="T58">how</text:span></text:span><text:span text:style-name="Default_20_Paragraph_20_Font"><text:span text:style-name="T56"> должен быть либо </text:span></text:span><text:span text:style-name="Default_20_Paragraph_20_Font"><text:span text:style-name="T59">EVBREAK</text:span></text:span><text:span text:style-name="Default_20_Paragraph_20_Font"><text:span text:style-name="T61">_</text:span></text:span><text:span text:style-name="Default_20_Paragraph_20_Font"><text:span text:style-name="T59">ONE</text:span></text:span><text:span text:style-name="Default_20_Paragraph_20_Font"><text:span text:style-name="T56">, который </text:span></text:span><text:span text:style-name="Default_20_Paragraph_20_Font"><text:span text:style-name="T57">обеспечит</text:span></text:span><text:span text:style-name="Default_20_Paragraph_20_Font"><text:span text:style-name="T56"> возврат из текущего </text:span></text:span><text:span text:style-name="Default_20_Paragraph_20_Font"><text:span text:style-name="T58">ev</text:span></text:span><text:span text:style-name="Default_20_Paragraph_20_Font"><text:span text:style-name="T60">_</text:span></text:span><text:span text:style-name="Default_20_Paragraph_20_Font"><text:span text:style-name="T58">run</text:span></text:span><text:span text:style-name="Default_20_Paragraph_20_Font"><text:span text:style-name="T56">, или </text:span></text:span><text:span text:style-name="Default_20_Paragraph_20_Font"><text:span text:style-name="T59">EVBREAK</text:span></text:span><text:span text:style-name="Default_20_Paragraph_20_Font"><text:span text:style-name="T61">_</text:span></text:span><text:span text:style-name="Default_20_Paragraph_20_Font"><text:span text:style-name="T59">ALL</text:span></text:span><text:span text:style-name="Default_20_Paragraph_20_Font"><text:span text:style-name="T56">, который </text:span></text:span><text:span text:style-name="Default_20_Paragraph_20_Font"><text:span text:style-name="T57">обеспечит</text:span></text:span><text:span text:style-name="Default_20_Paragraph_20_Font"><text:span text:style-name="T56"> возврат из рекурсивно вызванного </text:span></text:span><text:span text:style-name="Default_20_Paragraph_20_Font"><text:span text:style-name="T58">ev</text:span></text:span><text:span text:style-name="Default_20_Paragraph_20_Font"><text:span text:style-name="T60">_</text:span></text:span><text:span text:style-name="Default_20_Paragraph_20_Font"><text:span text:style-name="T58">run</text:span></text:span><text:span text:style-name="Default_20_Paragraph_20_Font"><text:span text:style-name="T56">.</text:span></text:span></text:p>
        <text:p text:style-name="P1"><text:span text:style-name="Default_20_Paragraph_20_Font"><text:span text:style-name="T56">Это "состояние выхода" будет </text:span></text:span><text:span text:style-name="Default_20_Paragraph_20_Font"><text:span text:style-name="T57">сброшено </text:span></text:span><text:span text:style-name="Default_20_Paragraph_20_Font"><text:span text:style-name="T56">при следующем вызове </text:span></text:span><text:span text:style-name="Default_20_Paragraph_20_Font"><text:span text:style-name="T58">ev</text:span></text:span><text:span text:style-name="Default_20_Paragraph_20_Font"><text:span text:style-name="T60">_</text:span></text:span><text:span text:style-name="Default_20_Paragraph_20_Font"><text:span text:style-name="T58">run</text:span></text:span><text:span text:style-name="Default_20_Paragraph_20_Font"><text:span text:style-name="T56">.</text:span></text:span></text:p>
        <text:p text:style-name="P1"><text:span text:style-name="Default_20_Paragraph_20_Font"><text:span text:style-name="T56">Безопасно вызывать </text:span></text:span><text:span text:style-name="Default_20_Paragraph_20_Font"><text:span text:style-name="T58">ev</text:span></text:span><text:span text:style-name="Default_20_Paragraph_20_Font"><text:span text:style-name="T60">_</text:span></text:span><text:span text:style-name="Default_20_Paragraph_20_Font"><text:span text:style-name="T58">break</text:span></text:span><text:span text:style-name="Default_20_Paragraph_20_Font"><text:span text:style-name="T56"> из вне </text:span></text:span><text:span text:style-name="Default_20_Paragraph_20_Font"><text:span text:style-name="T58">ev</text:span></text:span><text:span text:style-name="Default_20_Paragraph_20_Font"><text:span text:style-name="T60">_</text:span></text:span><text:span text:style-name="Default_20_Paragraph_20_Font"><text:span text:style-name="T58">run</text:span></text:span><text:span text:style-name="Default_20_Paragraph_20_Font"><text:span text:style-name="T56">, в этом случае не будет никакого эффекта.</text:span></text:span></text:p>
        <text:h text:style-name="Heading_20_3" text:outline-level="3"><text:bookmark-start text:name="__RefHeading___Toc4781_97013820"/><text:span text:style-name="Default_20_Paragraph_20_Font"><text:span text:style-name="T62">ev</text:span></text:span><text:span text:style-name="Default_20_Paragraph_20_Font"><text:span text:style-name="T63">_</text:span></text:span><text:span text:style-name="Default_20_Paragraph_20_Font"><text:span text:style-name="T62">ref</text:span></text:span><text:span text:style-name="Default_20_Paragraph_20_Font"><text:span text:style-name="T63"> (</text:span></text:span><text:span text:style-name="Default_20_Paragraph_20_Font"><text:span text:style-name="T62">loop</text:span></text:span><text:span text:style-name="Default_20_Paragraph_20_Font"><text:span text:style-name="T63">)</text:span></text:span><text:bookmark-end text:name="__RefHeading___Toc4781_97013820"/></text:h>
        <text:h text:style-name="Heading_20_3" text:outline-level="3"><text:bookmark-start text:name="__RefHeading___Toc4783_97013820"/>ev_unref (loop)<text:bookmark-end text:name="__RefHeading___Toc4783_97013820"/></text:h>
        <text:p text:style-name="P7">Ref/unref <text:span text:style-name="T64">могут быть использованы для добавления и удаления счетчика ссылок на ЦС: каждый страж содержит одну ссылку, и пока счетчик ссылок не нулевой, </text:span><text:span text:style-name="T29">ev_run </text:span><text:span text:style-name="T65">не вернёт управление.</text:span></text:p>
        <text:p text:style-name="P7"><text:span text:style-name="T65">Это полезно когда у вас есть страж который вы не намереваетесь останавливать, но тем не менее он не должен препятствовать выходу из </text:span><text:span text:style-name="T29">ev_run. </text:span><text:span text:style-name="T66">В этом случае надо вызвать </text:span><text:span text:style-name="T30">ev_unref</text:span><text:span text:style-name="T66"> после запуска </text:span><text:span text:style-name="T67">стража </text:span><text:span text:style-name="T66">и </text:span><text:span text:style-name="T30">ev_ref</text:span><text:span text:style-name="T66"> перед его остановкой.</text:span></text:p>
        <text:p text:style-name="P32">Например, сама libev <text:span text:style-name="T69">делает </text:span>это для своего внутреннего сигнального <text:span text:style-name="T69">пайпа</text:span>: он <text:span text:style-name="T69">скрыт </text:span>для пользователя libev и не должен препятствовать выходу <text:span text:style-name="T69">из</text:span> <text:span text:style-name="T28">ev_run</text:span> если не зарегистрированы активные <text:span text:style-name="T71">стражи</text:span> событий. Это также отличный <text:span text:style-name="T71">вариант </text:span>для повторяющихся таймеров или сторонних библиотек. Просто помните <text:span text:style-name="T72">вызвать</text:span> <text:span text:style-name="T31">ev_</text:span><text:span text:style-name="T28">unref</text:span> после запуска и ref <text:span text:style-name="T71">перед</text:span> остановк<text:span text:style-name="T71">ой</text:span> (но только, если <text:span text:style-name="T71">страж </text:span>не был активным до, или <text:span text:style-name="T72">был </text:span>активным до, соответственно. Обратите также внимание, что libev может <text:span text:style-name="T72">сама </text:span>останавливать <text:span text:style-name="T71">стражи</text:span> (например, неповторяющиеся таймеры), и в этом случае вы должны <text:span text:style-name="T71">вызвать</text:span> <text:span text:style-name="T28">ev_ref</text:span> <text:span text:style-name="T71">из ОВ</text:span>).</text:p>
        <text:p text:style-name="P33"><text:span text:style-name="T72">Пример: создадим страж сигнала, но не позволим работать </text:span><text:span text:style-name="T31">ev_run</text:span><text:span text:style-name="T68"> когда больше ничего не активно.</text:span></text:p>
        <text:p text:style-name="P10">ev_signal exitsig;</text:p>
        <text:p text:style-name="P10"><text:s text:c="3"/>ev_signal_init (&amp;exitsig, sig_cb, SIGINT);</text:p>
        <text:p text:style-name="P10"><text:s text:c="3"/>ev_signal_start (loop, &amp;exitsig);</text:p>
        <text:p text:style-name="P10"><text:s text:c="3"/>ev_unref (loop);</text:p>
        <text:p text:style-name="P1">Пример: по какой то странной причине, отменим регистрацию обработчика снова.</text:p>
        <text:p text:style-name="P10">ev_ref (loop);</text:p>
        <text:p text:style-name="P10"><text:s text:c="3"/>ev_signal_stop (loop, &amp;exitsig);</text:p>
        <text:h text:style-name="Heading_20_3" text:outline-level="3"><text:bookmark-start text:name="__RefHeading___Toc9869_97013820"/>ev_set_io_collect_interval (loop, ev_tstamp interval)<text:bookmark-end text:name="__RefHeading___Toc9869_97013820"/></text:h>
        <text:h text:style-name="Heading_20_3" text:outline-level="3"><text:bookmark-start text:name="__RefHeading___Toc9871_97013820"/>ev_set_timeout_collect_interval (loop, ev_tstamp interval)<text:bookmark-end text:name="__RefHeading___Toc9871_97013820"/></text:h>
        <text:p text:style-name="P35">Эти продвинутые функции влияют на время, которое libev будет тратить на ожидание событий. Оба временных интервала по умолчанию равны 0, что означает, что libev будет пытаться вызывать ОВ таймеров/повторяющихся таймеров и ОВ ввода/вывода с минимальной задержкой.</text:p>
        <text:p text:style-name="P35">Установка более высоких значений (интервал должен быть&gt; = 0) позволяет libev задерживать ОВ ввода/вывода и таймеров/повторяющихся таймеров для повышения эффективности итераций цикла (или для увеличения возможностей энергосбережения).</text:p>
        <text:p text:style-name="P35"><text:soft-page-break/>Идея состоит в том, что иногда ваша программа <text:span text:style-name="T82">работает </text:span>достаточно быстро, чтобы обрабатывать одно (или очень мало) событи<text:span text:style-name="T82">й</text:span> за цикл. Хотя это делает программу отзывчивой, <text:span text:style-name="T82">но </text:span>также тратит много времени ЦП на опрос новых событий, особенно с такими бэкэндами, как select(), <text:span text:style-name="T82">которые тратят много ресурсов ЦП на</text:span> <text:span text:style-name="T88">итерацию</text:span>, но могут доставлять много событий <text:span text:style-name="T82">за раз</text:span>.</text:p>
        <text:p text:style-name="P35">Установив более высокий интервал <text:span text:style-name="T82">опроса I/O</text:span>, вы позволяете libev тратить больше времени на сбор <text:span text:style-name="T83">I/O </text:span>событий, поэтому вы можете обрабатывать больше событий за одну итерацию за счет увеличения задержки. Тайм-ауты (как <text:span text:style-name="T28">ev_periodic</text:span>, так и <text:span text:style-name="T28">ev_timer</text:span>) не будут затронуты. Установка этого значения в ненулевое значение приведет к дополнительному вызову ev_sleep() в большинстве итераций цикла. Время ожидания гарантирует, что libev не будет опрашивать <text:span text:style-name="T83">I/O </text:span>события чаще, чем один раз в течение этого интервала, в среднем (при условии, что <text:span text:style-name="T83">точность</text:span> времени достаточно <text:span text:style-name="T83">высока</text:span>).</text:p>
        <text:p text:style-name="P35">Аналогично, устанавливая более высокий интервал <text:span text:style-name="T84">проверки </text:span>тайм-аутов, вы позволяете libev тратить больше времени на сбор тайм-аутов за счет увеличения задержки/<text:span text:style-name="T84">лага</text:span>/неточности (<text:span text:style-name="T84">ОВ стража </text:span>будет вызываться позже). На <text:span text:style-name="T84">стражи </text:span>ev_io это не повлияет. Установка этого значения в ненулевое значение не приведет к дополнительным расходам <text:span text:style-name="T84">ресурсов </text:span>в libev.</text:p>
        <text:p text:style-name="P36">Многие (<text:span text:style-name="T85">нагруженные</text:span>) программы обычно могут <text:span text:style-name="T85">получить </text:span>выгоду, <text:span text:style-name="T85">от </text:span>устано<text:span text:style-name="T85">вки</text:span> интервал<text:span text:style-name="T85">а</text:span> <text:span text:style-name="T85">опроса</text:span> <text:span text:style-name="T85">I/O и </text:span>тайм-аутов на значение около 0,1 или около того, что часто достаточно для интерактивных серверов (конечно, не для игр). Обычно не имеет смысла устанавливать его на более низкое значение, чем 0,01, так как это <text:span text:style-name="T85">стремится </text:span>к <text:span text:style-name="T85">точности</text:span> синхронизации большинства систем. <text:span text:style-name="T85">Е</text:span>сли вы проводите транзакции с внешним миром и не можете увеличить параллельность, то этот параметр ограничит <text:span text:style-name="T85">количество </text:span>ваш<text:span text:style-name="T85">их</text:span> транзакции <text:span text:style-name="T85">в секунду </text:span>(если вам нужно выполнить <text:span text:style-name="T85">один </text:span>опрос <text:span text:style-name="T85">для </text:span>од<text:span text:style-name="T85">ной</text:span> транзакции, а интервал <text:span text:style-name="T85">опроса</text:span> <text:span text:style-name="T85">I/O </text:span>равен 0,01, тогда вы можете делать более 100 транзакций в секунду).</text:p>
        <text:p text:style-name="P35">Установка интервала <text:span text:style-name="T86">опроса </text:span>тайм-аута может улучшить <text:span text:style-name="T86">энергоэффективность</text:span>, так как программа будет «<text:span text:style-name="T86">склеивать</text:span>» <text:span text:style-name="T86">ОВ </text:span>таймер<text:span text:style-name="T86">ов</text:span>, которые «близки» по времени, вместе, задерживая некоторые из них, тем самым уменьшая количество <text:span text:style-name="T86">засыпаний и пробуждений</text:span> процесса. Еще один полезный метод для сокращения итераций — использовать <text:span text:style-name="T87">стражи </text:span><text:span text:style-name="T28">ev_periodic</text:span> и следить за тем, чтобы они запускались, скажем, только в пределах одной секунды.</text:p>
        <text:p text:style-name="P34"><text:span text:style-name="T81">Пример: нам нужна только 0,1 с грануляция тайм-аута, и мы не хотим опрашивать чаще, чем 100 раз в секунду:</text:span></text:p>
        <text:p text:style-name="P10">ev_set_timeout_collect_interval (EV_DEFAULT_UC_ 0.1);</text:p>
        <text:p text:style-name="P8"><text:span text:style-name="T36">ev_set_io_collect_interval (EV_DEFAULT_UC_ 0.01);</text:span></text:p>
        <text:h text:style-name="Heading_20_3" text:outline-level="3"><text:bookmark-start text:name="__RefHeading___Toc10291_97013820"/>ev_invoke_pending (loop)<text:bookmark-end text:name="__RefHeading___Toc10291_97013820"/></text:h>
        <text:p text:style-name="P1">Этот вызов просто вызовет всех ожидающих <text:span text:style-name="T89">стражи</text:span> при сбросе их ожидающего состояния. Обычно <text:span text:style-name="T28">ev_run</text:span> делает это автоматически, когда это необходимо, но при переопределении <text:span text:style-name="T89">ОВ </text:span>этот вызов оказывается полезным. Эта функция может быть вызвана из <text:span text:style-name="T89">стража — </text:span>это может быть полезно, например, когда вы хотите сделать какой-то длительный расчет и хотите передать дальнейшую обработку событий другому потоку (вы все равно должны убедиться, что только один поток выполняется внутри <text:span text:style-name="T28">ev_invoke_pending</text:span> или <text:span text:style-name="T28">ev_run</text:span>, конечно же ).</text:p>
        <text:p text:style-name="P5"><text:soft-page-break/>int ev_pending_count (loop)</text:p>
        <text:p text:style-name="Text_20_body">Возвращает количество ожидающих наблюдателей - ноль указывает, что ни один наблюдатель не ожидает.</text:p>
        <text:h text:style-name="Heading_20_3" text:outline-level="3"><text:bookmark-start text:name="__RefHeading___Toc10293_97013820"/>ev_set_invoke_pending_cb (loop, void (*invoke_pending_cb)(EV_P))<text:bookmark-end text:name="__RefHeading___Toc10293_97013820"/></text:h>
        <text:p text:style-name="P3">This overrides the invoke pending functionality of the loop: Instead of invoking all pending watchers when there are any, ev_run will call this callback instead. This is useful, for example, when you want to invoke the actual watchers inside another context (another thread etc.).</text:p>
        <text:p text:style-name="P3">If you want to reset the callback, use ev_invoke_pending as new callback.</text:p>
        <text:h text:style-name="Heading_20_3" text:outline-level="3"><text:bookmark-start text:name="__RefHeading___Toc10295_97013820"/>ev_set_loop_release_cb (loop, void (*release)(EV_P) throw (), void (*acquire)(EV_P) throw ())<text:bookmark-end text:name="__RefHeading___Toc10295_97013820"/></text:h>
        <text:p text:style-name="P3">Sometimes you want to share the same loop between multiple threads. This can be done relatively simply by putting mutex_lock/unlock calls around each call to a libev function.</text:p>
        <text:p text:style-name="Text_20_body"><text:span text:style-name="Default_20_Paragraph_20_Font"><text:span text:style-name="T46">However, ev_run can run an indefinite time, so it is not feasible to wait for it to return. One way around this is to wake up the event loop via ev_break and ev_async_send, another way is to set these </text:span></text:span><text:span text:style-name="Default_20_Paragraph_20_Font"><text:span text:style-name="T48">release</text:span></text:span><text:span text:style-name="Default_20_Paragraph_20_Font"><text:span text:style-name="T46"> and </text:span></text:span><text:span text:style-name="Default_20_Paragraph_20_Font"><text:span text:style-name="T48">acquire</text:span></text:span><text:span text:style-name="Default_20_Paragraph_20_Font"><text:span text:style-name="T46"> callbacks on the loop.</text:span></text:span></text:p>
        <text:p text:style-name="P3">When set, then release will be called just before the thread is suspended waiting for new events, and acquire is called just afterwards.</text:p>
        <text:p text:style-name="P3">Ideally, release will just call your mutex_unlock function, and acquire will just call the mutex_lock function again.</text:p>
        <text:p text:style-name="P3">While event loop modifications are allowed between invocations of release and acquire (that's their only purpose after all), no modifications done will affect the event loop, i.e. adding watchers will have no effect on the set of file descriptors being watched, or the time waited. Use an ev_async watcher to wake up ev_run when you want it to take note of any changes you made.</text:p>
        <text:p text:style-name="P3">In theory, threads executing ev_run will be async-cancel safe between invocations of release and acquire.</text:p>
        <text:p text:style-name="P3">See also the locking example in the THREADS section later in this document.</text:p>
        <text:h text:style-name="Heading_20_3" text:outline-level="3"><text:bookmark-start text:name="__RefHeading___Toc10297_97013820"/>ev_set_userdata (loop, void *data)<text:bookmark-end text:name="__RefHeading___Toc10297_97013820"/></text:h>
        <text:h text:style-name="Heading_20_3" text:outline-level="3"><text:bookmark-start text:name="__RefHeading___Toc10299_97013820"/>void *ev_userdata (loop)<text:bookmark-end text:name="__RefHeading___Toc10299_97013820"/></text:h>
        <text:p text:style-name="P3">Set and retrieve a single void * associated with a loop. When ev_set_userdata has never been called, then ev_userdatareturns 0.</text:p>
        <text:p text:style-name="P3">These two functions can be used to associate arbitrary data with a loop, and are intended solely for the invoke_pending_cb, release and acquire callbacks described above, but of course can be (ab-)used for any other purpose as well.</text:p>
        <text:h text:style-name="Heading_20_3" text:outline-level="3"><text:bookmark-start text:name="__RefHeading___Toc10301_97013820"/>ev_verify (loop)<text:bookmark-end text:name="__RefHeading___Toc10301_97013820"/></text:h>
        <text:p text:style-name="P3">This function only does something when EV_VERIFY support has been compiled in, which is the default for non-minimal builds. It tries to go through all internal structures and checks them for validity. If anything is found to be inconsistent, it will print an error message to standard error and call abort ().</text:p>
        <text:p text:style-name="P3">This can be used to catch bugs inside libev itself: under normal circumstances, this function will never abort as of course libev keeps its data structures consistent.</text:p>
        <text:h text:style-name="Heading_20_1" text:outline-level="1"><text:bookmark-start text:name="__RefHeading___Toc10303_97013820"/>ANATOMY OF A WATCHER<text:bookmark-end text:name="__RefHeading___Toc10303_97013820"/></text:h>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HTML_20_Preformatted" style:display-name="HTML Preformatted" style:family="paragraph" style:parent-style-name="Normal">
      <style:paragraph-properties fo:hyphenation-ladder-count="no-limit"/>
      <style:text-properties style:font-name="Consolas" fo:font-family="Consolas" style:font-family-generic="modern" style:font-pitch="fixed" fo:font-size="10pt" style:font-size-asian="10pt" style:font-name-complex="Mangal" style:font-family-complex="Mangal" style:font-family-generic-complex="roman" style:font-pitch-complex="variable" style:font-size-complex="9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TML_20_Preformatted_20_Char" style:display-name="HTML Preformatted Char" style:family="text" style:parent-style-name="Default_20_Paragraph_20_Font">
      <style:text-properties style:font-name="Consolas" fo:font-family="Consolas" style:font-family-generic="modern" style:font-pitch="fixed" fo:font-size="10pt" style:font-size-asian="10pt" style:font-name-complex="Mangal" style:font-family-complex="Mangal" style:font-family-generic-complex="roman" style:font-pitch-complex="variable"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aecc05fe267cc68dde00352a451aa867b3b546ac</meta:generator>
    <meta:creation-date>2017-09-29T15:40:00Z</meta:creation-date>
    <dc:date>2019-07-09T10:03:22.877122107</dc:date>
    <meta:editing-cycles>231</meta:editing-cycles>
    <meta:editing-duration>PT14H27M10S</meta:editing-duration>
    <meta:document-statistic meta:table-count="0" meta:image-count="0" meta:object-count="0" meta:page-count="22" meta:paragraph-count="424" meta:word-count="6865" meta:character-count="49752" meta:non-whitespace-character-count="42885"/>
    <meta:template xlink:type="simple" xlink:actuate="onRequest" xlink:title="" xlink:href="Normal.dotm"/>
  </office:meta>
</office:document-meta>
</file>